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8.311cm" style:rel-column-width="32039*"/>
    </style:style>
    <style:style style:name="Table1.B" style:family="table-column">
      <style:table-column-properties style:column-width="3.778cm" style:rel-column-width="14563*"/>
    </style:style>
    <style:style style:name="Table1.C" style:family="table-column">
      <style:table-column-properties style:column-width="4.911cm" style:rel-column-width="18932*"/>
    </style:style>
    <style:style style:name="Table1.A1" style:family="table-cell">
      <style:table-cell-properties fo:padding="0cm" fo:border="non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877b9"/>
    </style:style>
    <style:style style:name="P3" style:family="paragraph" style:parent-style-name="Text_20_body">
      <style:text-properties officeooo:paragraph-rsid="001877b9"/>
    </style:style>
    <style:style style:name="P4" style:family="paragraph" style:parent-style-name="First_20_paragraph">
      <style:text-properties fo:color="#808080" loext:opacity="100%"/>
    </style:style>
    <style:style style:name="P5" style:family="paragraph" style:parent-style-name="First_20_paragraph">
      <style:text-properties fo:color="#808080" loext:opacity="100%" officeooo:paragraph-rsid="001877b9"/>
    </style:style>
    <style:style style:name="P6" style:family="paragraph" style:parent-style-name="Text_20_body">
      <style:text-properties fo:color="#808080" loext:opacity="100%" officeooo:paragraph-rsid="001877b9"/>
    </style:style>
    <style:style style:name="P7" style:family="paragraph" style:parent-style-name="First_20_paragraph">
      <style:text-properties fo:color="#808080" loext:opacity="100%" fo:font-weight="bold" style:font-weight-asian="bold" style:font-weight-complex="bold"/>
    </style:style>
    <style:style style:name="P8" style:family="paragraph" style:parent-style-name="Text_20_body">
      <style:text-properties fo:color="#808080" loext:opacity="100%" fo:font-weight="bold" style:font-weight-asian="bold" style:font-weight-complex="bold"/>
    </style:style>
    <style:style style:name="P9" style:family="paragraph" style:parent-style-name="Text_20_body">
      <style:text-properties fo:color="#808080" loext:opacity="100%"/>
    </style:style>
    <style:style style:name="P10" style:family="paragraph" style:parent-style-name="Table_20_Contents">
      <style:text-properties fo:font-weight="bold" style:font-weight-asian="bold" style:font-weight-complex="bold"/>
    </style:style>
    <style:style style:name="P11" style:family="paragraph" style:parent-style-name="Table_20_Heading">
      <style:text-properties fo:font-weight="bold" style:font-weight-asian="bold" style:font-weight-complex="bold"/>
    </style:style>
    <style:style style:name="P12" style:family="paragraph" style:parent-style-name="First_20_paragraph">
      <style:text-properties fo:color="#000000" loext:opacity="100%"/>
    </style:style>
    <style:style style:name="P13" style:family="paragraph" style:parent-style-name="Heading_20_1" style:list-style-name=""/>
    <style:style style:name="P14" style:family="paragraph" style:parent-style-name="Heading_20_1">
      <style:paragraph-properties fo:break-before="page"/>
    </style:style>
    <style:style style:name="P15" style:family="paragraph" style:parent-style-name="Heading_20_2">
      <style:text-properties fo:color="#808080" loext:opacity="100%"/>
    </style:style>
    <style:style style:name="P16" style:family="paragraph" style:parent-style-name="Heading_20_2">
      <style:text-properties officeooo:paragraph-rsid="001b4645"/>
    </style:style>
    <style:style style:name="P17" style:family="paragraph" style:parent-style-name="Heading_20_3">
      <style:text-properties fo:color="#808080" loext:opacity="100%"/>
    </style:style>
    <style:style style:name="P18" style:family="paragraph" style:parent-style-name="Heading_20_4">
      <style:text-properties fo:color="#808080" loext:opacity="100%"/>
    </style:style>
    <style:style style:name="P19" style:family="paragraph" style:parent-style-name="Text_20_body" style:list-style-name="L1">
      <style:paragraph-properties fo:margin-top="0cm" fo:margin-bottom="0cm" style:contextual-spacing="false"/>
    </style:style>
    <style:style style:name="P20" style:family="paragraph" style:parent-style-name="Text_20_body" style:list-style-name="L2">
      <style:paragraph-properties fo:margin-top="0cm" fo:margin-bottom="0cm" style:contextual-spacing="false"/>
    </style:style>
    <style:style style:name="P21" style:family="paragraph" style:parent-style-name="Text_20_body" style:list-style-name="L3">
      <style:paragraph-properties fo:margin-top="0cm" fo:margin-bottom="0cm" style:contextual-spacing="false"/>
    </style:style>
    <style:style style:name="P22" style:family="paragraph" style:parent-style-name="Text_20_body" style:list-style-name="L4">
      <style:paragraph-properties fo:margin-top="0cm" fo:margin-bottom="0cm" style:contextual-spacing="false"/>
    </style:style>
    <style:style style:name="P23" style:family="paragraph" style:parent-style-name="Text_20_body" style:list-style-name="L5">
      <style:paragraph-properties fo:margin-top="0cm" fo:margin-bottom="0cm" style:contextual-spacing="false"/>
    </style:style>
    <style:style style:name="P24" style:family="paragraph" style:parent-style-name="Text_20_body" style:list-style-name="L6">
      <style:paragraph-properties fo:margin-top="0cm" fo:margin-bottom="0cm" style:contextual-spacing="false"/>
    </style:style>
    <style:style style:name="P25" style:family="paragraph" style:parent-style-name="Text_20_body" style:list-style-name="L7">
      <style:paragraph-properties fo:margin-top="0cm" fo:margin-bottom="0cm" style:contextual-spacing="false"/>
    </style:style>
    <style:style style:name="P26" style:family="paragraph" style:parent-style-name="Text_20_body" style:list-style-name="L8">
      <style:paragraph-properties fo:margin-top="0cm" fo:margin-bottom="0cm" style:contextual-spacing="false"/>
    </style:style>
    <style:style style:name="P27" style:family="paragraph" style:parent-style-name="Text_20_body" style:list-style-name="L9">
      <style:paragraph-properties fo:margin-top="0cm" fo:margin-bottom="0cm" style:contextual-spacing="false"/>
    </style:style>
    <style:style style:name="P28" style:family="paragraph" style:parent-style-name="Text_20_body" style:list-style-name="L10">
      <style:paragraph-properties fo:margin-top="0cm" fo:margin-bottom="0cm" style:contextual-spacing="false"/>
      <style:text-properties fo:color="#808080" loext:opacity="100%"/>
    </style:style>
    <style:style style:name="P29" style:family="paragraph" style:parent-style-name="Text_20_body" style:list-style-name="L11">
      <style:paragraph-properties fo:margin-top="0cm" fo:margin-bottom="0cm" style:contextual-spacing="false"/>
      <style:text-properties fo:color="#808080" loext:opacity="100%"/>
    </style:style>
    <style:style style:name="P30" style:family="paragraph" style:parent-style-name="Text_20_body" style:list-style-name="L12">
      <style:paragraph-properties fo:margin-top="0cm" fo:margin-bottom="0cm" style:contextual-spacing="false"/>
      <style:text-properties fo:color="#808080" loext:opacity="100%"/>
    </style:style>
    <style:style style:name="P31" style:family="paragraph" style:parent-style-name="Text_20_body" style:list-style-name="L13">
      <style:paragraph-properties fo:margin-top="0cm" fo:margin-bottom="0cm" style:contextual-spacing="false"/>
      <style:text-properties fo:color="#808080" loext:opacity="100%"/>
    </style:style>
    <style:style style:name="P32" style:family="paragraph" style:parent-style-name="Text_20_body" style:list-style-name="L14">
      <style:text-properties fo:color="#808080" loext:opacity="100%"/>
    </style:style>
    <style:style style:name="P33" style:family="paragraph" style:parent-style-name="Text_20_body" style:list-style-name="L15">
      <style:paragraph-properties fo:margin-top="0cm" fo:margin-bottom="0cm" style:contextual-spacing="false"/>
      <style:text-properties fo:color="#808080" loext:opacity="100%"/>
    </style:style>
    <style:style style:name="P34" style:family="paragraph" style:parent-style-name="Text_20_body" style:list-style-name="L16">
      <style:text-properties fo:color="#808080" loext:opacity="100%"/>
    </style:style>
    <style:style style:name="P35" style:family="paragraph" style:parent-style-name="Text_20_body" style:list-style-name="L17">
      <style:paragraph-properties fo:margin-top="0cm" fo:margin-bottom="0cm" style:contextual-spacing="false"/>
      <style:text-properties fo:color="#808080" loext:opacity="100%"/>
    </style:style>
    <style:style style:name="P36" style:family="paragraph" style:parent-style-name="Text_20_body">
      <style:text-properties fo:color="#000000" loext:opacity="100%"/>
    </style:style>
    <style:style style:name="P37" style:family="paragraph" style:parent-style-name="Text_20_body">
      <style:text-properties fo:color="#000000" loext:opacity="100%" officeooo:paragraph-rsid="001b4645"/>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text-position="0% 100%" fo:font-style="normal" style:text-underline-style="none" fo:font-weight="normal"/>
    </style:style>
    <style:style style:name="T5" style:family="text">
      <style:text-properties fo:color="#808080" loext:opacity="100%"/>
    </style:style>
    <style:style style:name="T6" style:family="text">
      <style:text-properties officeooo:rsid="001c824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7. Seeding and Nurturing Community Game Making Practices to Facilitate Learner Agency</text:p>
      <text:list text:style-name="L1">
        <text:list-item>
          <text:p text:style-name="P19"><text:a xlink:type="simple" xlink:href="#seeding-and-nurturing-community-game-making-practices-to-facilitate-learner-agency" text:style-name="Internet_20_link" text:visited-style-name="Visited_20_Internet_20_Link"><text:span text:style-name="Definition">Seeding and Nurturing Community Game Making Practices to Facilitate Learner Agency</text:span></text:a></text:p>
          <text:list text:style-name="L2">
            <text:list-item>
              <text:p text:style-name="P20"><text:a xlink:type="simple" xlink:href="#research-questions-jan-2025" text:style-name="Internet_20_link" text:visited-style-name="Visited_20_Internet_20_Link"><text:span text:style-name="Definition">Research Questions Jan 2025</text:span></text:a></text:p>
            </text:list-item>
            <text:list-item>
              <text:p text:style-name="P20"><text:a xlink:type="simple" xlink:href="#notes" text:style-name="Internet_20_link" text:visited-style-name="Visited_20_Internet_20_Link"><text:span text:style-name="Definition">Notes</text:span></text:a></text:p>
            </text:list-item>
            <text:list-item>
              <text:p text:style-name="P20"><text:a xlink:type="simple" xlink:href="#introduction" text:style-name="Internet_20_link" text:visited-style-name="Visited_20_Internet_20_Link"><text:span text:style-name="Definition">Introduction</text:span></text:a></text:p>
            </text:list-item>
            <text:list-item>
              <text:p text:style-name="P20"><text:a xlink:type="simple" xlink:href="#the-following-summary-is-currently-under-developed-and-will-be-revised-later." text:style-name="Internet_20_link" text:visited-style-name="Visited_20_Internet_20_Link"><text:span text:style-name="Definition">The following summary is currently under developed and will be revised later.</text:span></text:a></text:p>
            </text:list-item>
            <text:list-item>
              <text:p text:style-name="P20"><text:a xlink:type="simple" xlink:href="#part-one---exploring-concepts-of-abstract-and-concrete-knowledge-frameworks-in-relation-to-game-design-patterns" text:style-name="Internet_20_link" text:visited-style-name="Visited_20_Internet_20_Link"><text:span text:style-name="Definition">Part one - Exploring concepts of abstract and concrete knowledge frameworks in relation to Game Design Patterns</text:span></text:a></text:p>
              <text:list text:style-name="L3">
                <text:list-item>
                  <text:p text:style-name="P21"><text:a xlink:type="simple" xlink:href="#exploration-of-gdps-as-an-intermediate-level-construct-in-relation-to-other-conceptions-of-abstraction-in-computing-education-research" text:style-name="Internet_20_link" text:visited-style-name="Visited_20_Internet_20_Link"><text:span text:style-name="Definition">Exploration of GDPs as an intermediate-level construct in relation to other conceptions of abstraction in computing education research</text:span></text:a></text:p>
                  <text:list text:style-name="L4">
                    <text:list-item>
                      <text:p text:style-name="P22"><text:a xlink:type="simple" xlink:href="#computational-thinking" text:style-name="Internet_20_link" text:visited-style-name="Visited_20_Internet_20_Link"><text:span text:style-name="Definition">Computational thinking</text:span></text:a></text:p>
                    </text:list-item>
                    <text:list-item>
                      <text:p text:style-name="P22"><text:a xlink:type="simple" xlink:href="#levels-of-abstraction" text:style-name="Internet_20_link" text:visited-style-name="Visited_20_Internet_20_Link"><text:span text:style-name="Definition">Levels of Abstraction</text:span></text:a></text:p>
                    </text:list-item>
                    <text:list-item>
                      <text:p text:style-name="P22"><text:a xlink:type="simple" xlink:href="#epistemological-pluralism-bricolage-microworlds" text:style-name="Internet_20_link" text:visited-style-name="Visited_20_Internet_20_Link"><text:span text:style-name="Definition">Epistemological pluralism, bricolage &amp; Microworlds</text:span></text:a></text:p>
                    </text:list-item>
                  </text:list>
                </text:list-item>
                <text:list-item>
                  <text:p text:style-name="P21"><text:a xlink:type="simple" xlink:href="#observations-on-abstract-concrete-dimensions-in-my-data-related-to-gameplay-design-patterns." text:style-name="Internet_20_link" text:visited-style-name="Visited_20_Internet_20_Link"><text:span text:style-name="Definition">Observations on abstract / concrete dimensions in my data related to gameplay design patterns.</text:span></text:a></text:p>
                </text:list-item>
                <text:list-item>
                  <text:p text:style-name="P21"><text:a xlink:type="simple" xlink:href="#how-my-research-contributes-to-discussions-regarding-dimensions-of-abstraction-within-existing-research" text:style-name="Internet_20_link" text:visited-style-name="Visited_20_Internet_20_Link"><text:span text:style-name="Definition">How my research contributes to discussions regarding dimensions of abstraction within existing research</text:span></text:a></text:p>
                </text:list-item>
              </text:list>
            </text:list-item>
            <text:list-item>
              <text:p text:style-name="P20"><text:a xlink:type="simple" xlink:href="#part-two---agency" text:style-name="Internet_20_link" text:visited-style-name="Visited_20_Internet_20_Link"><text:span text:style-name="Definition">Part Two - Agency</text:span></text:a></text:p>
              <text:list text:style-name="L5">
                <text:list-item>
                  <text:p text:style-name="P23"><text:a xlink:type="simple" xlink:href="#instrumental-agency" text:style-name="Internet_20_link" text:visited-style-name="Visited_20_Internet_20_Link"><text:span text:style-name="Definition">Instrumental Agency</text:span></text:a></text:p>
                </text:list-item>
                <text:list-item>
                  <text:p text:style-name="P23"><text:a xlink:type="simple" xlink:href="#transformational-agency" text:style-name="Internet_20_link" text:visited-style-name="Visited_20_Internet_20_Link"><text:span text:style-name="Definition">Transformational Agency</text:span></text:a></text:p>
                </text:list-item>
                <text:list-item>
                  <text:p text:style-name="P23"><text:a xlink:type="simple" xlink:href="#c---relational-agency-in-emergent-activities-in-emergent-cultural-context---3rd-spaces-idiocultures-and-repertoires" text:style-name="Internet_20_link" text:visited-style-name="Visited_20_Internet_20_Link"><text:span text:style-name="Definition">2c - Relational Agency in emergent activities in emergent cultural context - 3rd Spaces, idiocultures, and repertoires</text:span></text:a></text:p>
                </text:list-item>
                <text:list-item>
                  <text:p text:style-name="P23"><text:a xlink:type="simple" xlink:href="#repertoires-and-relational-agency" text:style-name="Internet_20_link" text:visited-style-name="Visited_20_Internet_20_Link"><text:span text:style-name="Definition">Repertoires and relational agency</text:span></text:a></text:p>
                </text:list-item>
                <text:list-item>
                  <text:p text:style-name="P23"><text:a xlink:type="simple" xlink:href="#repertoires-and-relational-agency-1" text:style-name="Internet_20_link" text:visited-style-name="Visited_20_Internet_20_Link"><text:span text:style-name="Definition">Repertoires and relational agency</text:span></text:a></text:p>
                  <text:list text:style-name="L6">
                    <text:list-item>
                      <text:p text:style-name="P24"><text:a xlink:type="simple" xlink:href="#exploring-design-features-which-support-identity-development-in-the-emerging-game-making-community---to-integrate" text:style-name="Internet_20_link" text:visited-style-name="Visited_20_Internet_20_Link"><text:span text:style-name="Definition">Exploring design features which support identity development in the emerging game making community - TO INTEGRATE</text:span></text:a></text:p>
                    </text:list-item>
                    <text:list-item>
                      <text:p text:style-name="P24"><text:a xlink:type="simple" xlink:href="#use-of-gdps-as-a-gateway-framework-to-support-the-development-of-social-and-cultural-repertoires-of-practice" text:style-name="Internet_20_link" text:visited-style-name="Visited_20_Internet_20_Link"><text:span text:style-name="Definition">Use of GDPs as a gateway framework to support the development of social and cultural repertoires of practice</text:span></text:a></text:p>
                    </text:list-item>
                    <text:list-item>
                      <text:p text:style-name="P24"><text:a xlink:type="simple" xlink:href="#funds-of-knowledge-repertoires-and-how-they-emerge-in-my-research" text:style-name="Internet_20_link" text:visited-style-name="Visited_20_Internet_20_Link"><text:span text:style-name="Definition">Funds of Knowledge / repertoires and how they emerge in my research</text:span></text:a></text:p>
                    </text:list-item>
                    <text:list-item>
                      <text:p text:style-name="P24"><text:a xlink:type="simple" xlink:href="#playtesting-as-a-suitable-medium-for-emerging-activities-creating-third-spaces" text:style-name="Internet_20_link" text:visited-style-name="Visited_20_Internet_20_Link"><text:span text:style-name="Definition">Playtesting as a suitable medium for emerging activities creating third spaces</text:span></text:a></text:p>
                    </text:list-item>
                    <text:list-item>
                      <text:p text:style-name="P24"><text:a xlink:type="simple" xlink:href="#the-introduction-of-maker-types-and-side-missions-as-affordances-of-my-pedagogy-to-legitimise-diversity" text:style-name="Internet_20_link" text:visited-style-name="Visited_20_Internet_20_Link"><text:span text:style-name="Definition">The introduction of maker types and side missions as affordances of my pedagogy to legitimise diversity</text:span></text:a></text:p>
                    </text:list-item>
                    <text:list-item>
                      <text:p text:style-name="P24"><text:a xlink:type="simple" xlink:href="#examining-complexity-within-identity-formation-and-specialisation" text:style-name="Internet_20_link" text:visited-style-name="Visited_20_Internet_20_Link"><text:span text:style-name="Definition">Examining complexity within identity formation and specialisation</text:span></text:a></text:p>
                    </text:list-item>
                  </text:list>
                </text:list-item>
                <text:list-item>
                  <text:p text:style-name="P23"><text:a xlink:type="simple" xlink:href="#metaphors-as-a-way-to-explore-conceptions-of-agency-within-digital-making" text:style-name="Internet_20_link" text:visited-style-name="Visited_20_Internet_20_Link"><text:span text:style-name="Definition">Metaphors as a way to explore conceptions of agency within digital making</text:span></text:a></text:p>
                  <text:list text:style-name="L7">
                    <text:list-item>
                      <text:p text:style-name="P25"><text:a xlink:type="simple" xlink:href="#harbours-as-both-protective-and-authentic" text:style-name="Internet_20_link" text:visited-style-name="Visited_20_Internet_20_Link"><text:span text:style-name="Definition">Harbours as both protective and authentic</text:span></text:a></text:p>
                    </text:list-item>
                    <text:list-item>
                      <text:p text:style-name="P25"><text:a xlink:type="simple" xlink:href="#spaces-to-play---playgrounds-and-jam-sessions" text:style-name="Internet_20_link" text:visited-style-name="Visited_20_Internet_20_Link"><text:span text:style-name="Definition">Spaces to play - playgrounds and jam sessions</text:span></text:a></text:p>
                    </text:list-item>
                  </text:list>
                </text:list-item>
              </text:list>
            </text:list-item>
            <text:list-item>
              <text:p text:style-name="P20"><text:a xlink:type="simple" xlink:href="#part-three-synthesis-contributions-to-the-field" text:style-name="Internet_20_link" text:visited-style-name="Visited_20_Internet_20_Link"><text:span text:style-name="Definition">Part Three : Synthesis &amp; contributions to the field</text:span></text:a></text:p>
              <text:list text:style-name="L8">
                <text:list-item>
                  <text:p text:style-name="P26"><text:a xlink:type="simple" xlink:href="#returning-to-gaps-in-the-research-landscape-my-motivations" text:style-name="Internet_20_link" text:visited-style-name="Visited_20_Internet_20_Link"><text:span text:style-name="Definition">Returning to gaps in the research landscape &amp; my motivations</text:span></text:a></text:p>
                </text:list-item>
                <text:list-item>
                  <text:p text:style-name="P26"><text:a xlink:type="simple" xlink:href="#first-area-of-contribution-to-the-research-in-the-field-an-applied-pedagogy-with-detailed-analysis-of-inherent-structural-components" text:style-name="Internet_20_link" text:visited-style-name="Visited_20_Internet_20_Link"><text:span text:style-name="Definition">First area of contribution to the research in the field: An applied pedagogy with detailed analysis of inherent structural components</text:span></text:a></text:p>
                </text:list-item>
                <text:list-item>
                  <text:p text:style-name="P26"><text:a xlink:type="simple" xlink:href="#second-area-of-contribution-to-the-research-in-the-field-a-complex-view-of-agency-and-repertoires-development-within-this-research" text:style-name="Internet_20_link" text:visited-style-name="Visited_20_Internet_20_Link"><text:span text:style-name="Definition">Second area of contribution to the research in the field: A complex view of agency and repertoires development within this research</text:span></text:a></text:p>
                  <text:list text:style-name="L9">
                    <text:list-item>
                      <text:p text:style-name="P27"><text:a xlink:type="simple" xlink:href="#summary-of-discussion-on-designing-for-agency" text:style-name="Internet_20_link" text:visited-style-name="Visited_20_Internet_20_Link"><text:span text:style-name="Definition">Summary of discussion on designing for agency</text:span></text:a></text:p>
                    </text:list-item>
                  </text:list>
                </text:list-item>
                <text:list-item>
                  <text:p text:style-name="P26"><text:a xlink:type="simple" xlink:href="#third-area-of-contribution-to-the-research-in-the-field-the-impact-of-the-dbr-fi" text:style-name="Internet_20_link" text:visited-style-name="Visited_20_Internet_20_Link"><text:span text:style-name="Definition">Third area of contribution to the research in the field: The impact of the DBR / FI</text:span></text:a></text:p>
                </text:list-item>
              </text:list>
            </text:list-item>
            <text:list-item>
              <text:p text:style-name="P20"><text:a xlink:type="simple" xlink:href="#conclusion" text:style-name="Internet_20_link" text:visited-style-name="Visited_20_Internet_20_Link"><text:span text:style-name="Definition">Conclusion</text:span></text:a></text:p>
            </text:list-item>
            <text:list-item>
              <text:p text:style-name="P20"><text:span text:style-name="Definition"/></text:p>
            </text:list-item>
          </text:list>
        </text:list-item>
      </text:list>
      <text:h text:style-name="P13" text:outline-level="1"/>
      <text:h text:style-name="P14" text:outline-level="1"><text:bookmark-start text:name="seeding-and-nurturing-community-game-making-practices-to-facilitate-learner-agency"/>Seeding and Nurturing Community Game Making Practices to Facilitate Learner Agency<text:bookmark-end text:name="seeding-and-nurturing-community-game-making-practices-to-facilitate-learner-agency"/></text:h>
      <text:h text:style-name="Heading_20_2" text:outline-level="2"><text:bookmark-start text:name="research-questions-jan-2025"/>Research Questions Jan 2025<text:bookmark-end text:name="research-questions-jan-2025"/></text:h>
      <text:p text:style-name="Preformatted_20_Text">1. What contradictions arose in participation in this research’s game coding processes and how were they addressed?</text:p>
      <text:p text:style-name="Preformatted_20_Text">2. How does CHAT theory help us understand how game design patterns <text:s/>can be used in an evolving community of novice game makers?</text:p>
      <text:p text:style-name="Preformatted_20_Text">3. How can learners build agency in an evolving community of game makers? REVISE</text:p>
      <text:h text:style-name="Heading_20_2" text:outline-level="2"/>
      <text:h text:style-name="Heading_20_2" text:outline-level="2"><text:bookmark-start text:name="introduction"/>Introduction<text:bookmark-end text:name="introduction"/></text:h>
      <text:p text:style-name="P12">This chapter deepens the analysis and discussion on RQ2 regarding the potential uses of gameplay design patterns (GDP) and concludes with an analysis and discussion on RQ3, addressing reflections on participant agency. Chapter 6 presented findings on the different uses of gameplay design patterns (GDP) using three foci of analysis: personal, social, and cultural activity. To begin, this chapter discusses these findings in relation to existing relevant research. Part one specifically addresses the complexities of the abstract and concrete dimensions of computing education using a concept from design research that explores the value of gameplay design patterns as an intermediate-level, pedagogical framework.</text:p>
      <text:p text:style-name="P36">Part two shifts focus away from individual conceptions of knowledge and skill to examine the broader empowerment-related motivations driving this study within socio-cultural conceptions of agency. The purpose here is to ground this discussion of the study’s emergent cultural and interpersonal activity within the context of ongoing explorations into theoretical and practical applications of agency in socio-cultural research circles. To achieve this, I begin with an exploration of the study’s findings in relation to instrumental and transformative agency and the concept of mediation in CHAT. As a way to address cultural development in more depth, particularly the development of learner identities within the research activities, I develop an interpretation of relational agency drawing on Rogoff and Gutiérrez’s (Gutiérrez and Rogoff, 2003) concept of learner repertoires. To present a holistic picture of the complex cultural activity recorded in the research data, this discussion briefly addresses the wider aspects of the learning design. However, it concludes with a proposed contribution suggesting that a collection of GDPs can help participants and facilitators <text:span text:style-name="T6">as both as component features of emerging game making repertoires and as a orienting framework to increase the inclusive characteristics of the learning environment</text:span>. Part two ends with an exploration of metaphors that synthesise significant features of the learning design which influence dimensions of agency.</text:p>
      <text:p text:style-name="P37">The final part of this chapter returns to gaps in the research landscape and outlines two key areas of contribution to the field. Firstly, it presents an applied computing pedagogy structured around the use of GDPs. Secondly, it offers a complex interpretation of shifting forms of agency grounded in this case study. This second, more philosophical, contribution is also grounded in a utilitarian approach to design-based research and formative interventions. As such, it communicates practical concerns to inform future recommendations for practice.</text:p>
      <text:p text:style-name="Horizontal_20_Line"/>
      <text:h text:style-name="P16" text:outline-level="2"><text:bookmark-start text:name="part-one---exploring-concepts-of-abstract-and-concrete-knowledge-frameworks-in-relation-to-game-design-patterns"/><text:soft-page-break/>Part one - Exploring concepts of abstract and concrete knowledge frameworks in relation to Game Design Patterns<text:bookmark-end text:name="part-one---exploring-concepts-of-abstract-and-concrete-knowledge-frameworks-in-relation-to-game-design-patterns"/></text:h>
      <text:p text:style-name="First_20_paragraph">In chapter two I described the characteristics and limits of existing pedagogies in the domain of computer game design and programming (CGD&amp;P) addressing conceptions of abstraction including computational thinking; the role of levels of abstraction for teachers and learners; and the value of epistemological pluralism as a way to value concrete approaches. The research process, in particular attempts in later stages to align with UK computing curricular concerns, provoked careful reflection on abstract-concrete dimensions of emerging knowledge happening in the game making and digital making more generally. The previous chapter began to explore, through the lens of personal appropriation, a variety of concepts and practices suitable for development via this learning design in the form of a map of learning dimensions.</text:p>
      <text:p text:style-name="Text_20_body">This chapter section develops this line of thinking in two broad streams. Firstly, the research process and the evolving design involve a process of <text:span text:style-name="T3">rising to the concrete</text:span>, an analytical process involving identifying from concrete data an abstraction of interest and utility and leveraging the power of this concept to generate distinct concrete instantiations of it. Secondly, the tension between abstract and concrete dimension of the process of learning to program runs as a theme through the literature of this domain. This section ends by unifying these threads with a proposal of GDPs as an intermediate-level construct located between these poles, demonstrating their utility for educational designers, researchers and for participants.</text:p>
      <text:p text:style-name="P3">To start, however, let us consider the nature of the utility of abstraction using this study’s theoretical framework of activity theory. For Sannino’ <text:reference-mark-start text:name="ZOTERO_ITEM CSL_CITATION {&quot;citationID&quot;:&quot;kuuxfith&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J9pXBMcCHS"/>(2011)<text:reference-mark-end text:name="ZOTERO_ITEM CSL_CITATION {&quot;citationID&quot;:&quot;kuuxfith&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J9pXBMcCHS"/> distinction between empirical abstraction, described as “observation and categorization”, and theoretical abstraction, characterised as “practical transformation, change, and experimentation”. The utility of such theoretical abstraction lies in its ability to generate “concrete manifestations and developmental forms of the reality under scrutiny”, hence the use of the term <text:span text:style-name="T3">germ cell</text:span> <text:reference-mark-start text:name="ZOTERO_ITEM CSL_CITATION {&quot;citationID&quot;:&quot;pagduekd&quot;,&quot;properties&quot;:{&quot;formattedCitation&quot;:&quot;(Sannino, 2011:590)&quot;,&quot;plainCitation&quot;:&quot;(Sannino, 2011:590)&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locator&quot;:&quot;590&quot;,&quot;prefix&quot;:&quot;&quot;}],&quot;schema&quot;:&quot;https://github.com/citation-style-language/schema/raw/master/csl-citation.json&quot;} RNDdBKxO1MtqQ"/>(Sannino, 2011:590)<text:reference-mark-end text:name="ZOTERO_ITEM CSL_CITATION {&quot;citationID&quot;:&quot;pagduekd&quot;,&quot;properties&quot;:{&quot;formattedCitation&quot;:&quot;(Sannino, 2011:590)&quot;,&quot;plainCitation&quot;:&quot;(Sannino, 2011:590)&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locator&quot;:&quot;590&quot;,&quot;prefix&quot;:&quot;&quot;}],&quot;schema&quot;:&quot;https://github.com/citation-style-language/schema/raw/master/csl-citation.json&quot;} RNDdBKxO1MtqQ"/>. In this research, the empirical level of abstraction was most prevalent present in P1, D1 and P2 where features to be added to the game were classified as gameplay features and categorised. The nature of abstraction becomes more theoretical as I position each feature as a gameplay design pattern. The guiding conception is the pedagogical utility of a strongly coupled link between a feature of an observable game product (in this case gameplay design patterns) and scaffolding resources available within a community. This concept becomes the root of the varied approaches and forms of support outlined in Chapter 5 and in the resulting uses of GDPs in Chapter 6. The following section makes a parallel between the utility of germ cell concepts and so-called strong concepts or intermediate knowledge in design theory <text:reference-mark-start text:name="ZOTERO_ITEM CSL_CITATION {&quot;citationID&quot;:&quot;zhunukxh&quot;,&quot;properties&quot;:{&quot;formattedCitation&quot;:&quot;(H\\uc0\\u246{}\\uc0\\u246{}k and L\\uc0\\u246{}wgren, 2012; Barendregt et al., 2018)&quot;,&quot;plainCitation&quot;:&quot;(Höök and Löwgren, 2012; Barendregt et al., 2018)&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zvEuJrugFC"/><text:span text:style-name="T4">(Höök and Löwgren, 2012; Barendregt et al., 2018)</text:span><text:reference-mark-end text:name="ZOTERO_ITEM CSL_CITATION {&quot;citationID&quot;:&quot;zhunukxh&quot;,&quot;properties&quot;:{&quot;formattedCitation&quot;:&quot;(H\\uc0\\u246{}\\uc0\\u246{}k and L\\uc0\\u246{}wgren, 2012; Barendregt et al., 2018)&quot;,&quot;plainCitation&quot;:&quot;(Höök and Löwgren, 2012; Barendregt et al., 2018)&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zvEuJrugFC"/>.</text:p>
      <text:p text:style-name="Text_20_body"/>
      <text:h text:style-name="Heading_20_3" text:outline-level="3"><text:bookmark-start text:name="exploration-of-gdps-as-an-intermediate-level-construct-in-relation-to-other-conceptions-of-abstraction-in-computing-education-research"/>Exploration of GDPs as an intermediate-level construct in relation to other conceptions of abstraction in computing education research<text:bookmark-end text:name="exploration-of-gdps-as-an-intermediate-level-construct-in-relation-to-other-conceptions-of-abstraction-in-computing-education-research"/></text:h>
      <text:p text:style-name="P2">As explored in Chapter 2, design patterns in computing contexts are presented as a middle ground between abstract theories (e.g. computational thinking) and more concrete techniques. “Formulations that are too abstract will be impractical in real design use; those that are too specific will be difficult to re-use in new scenarios.” <text:reference-mark-start text:name="ZOTERO_ITEM CSL_CITATION {&quot;citationID&quot;:&quot;jbalbgzx&quot;,&quot;properties&quot;:{&quot;formattedCitation&quot;:&quot;(Dearden and Finlay, 2006:20)&quot;,&quot;plainCitation&quot;:&quot;(Dearden and Finlay, 2006:20)&quot;,&quot;noteIndex&quot;:0},&quot;citationItems&quot;:[{&quot;id&quot;:3075,&quot;uris&quot;:[&quot;http://zotero.org/users/1913249/items/6SGNVNII&quot;],&quot;itemData&quot;:{&quot;id&quot;:3075,&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URL&quot;:&quot;https://www.tandfonline.com/doi/full/10.1207/s15327051hci2101_3&quot;,&quot;volume&quot;:&quot;21&quot;,&quot;author&quot;:[{&quot;family&quot;:&quot;Dearden&quot;,&quot;given&quot;:&quot;Andy&quot;},{&quot;family&quot;:&quot;Finlay&quot;,&quot;given&quot;:&quot;Janet&quot;}],&quot;accessed&quot;:{&quot;date-parts&quot;:[[&quot;2020&quot;,3,31]]},&quot;issued&quot;:{&quot;date-parts&quot;:[[&quot;2006&quot;,3]]},&quot;citation-key&quot;:&quot;dearden_pattern_2006&quot;},&quot;locator&quot;:&quot; 20&quot;,&quot;prefix&quot;:&quot;&quot;}],&quot;schema&quot;:&quot;https://github.com/citation-style-language/schema/raw/master/csl-citation.json&quot;} RNDRfk6dpe2zr"/>(Dearden and Finlay, 2006:20)<text:reference-mark-end text:name="ZOTERO_ITEM CSL_CITATION {&quot;citationID&quot;:&quot;jbalbgzx&quot;,&quot;properties&quot;:{&quot;formattedCitation&quot;:&quot;(Dearden and Finlay, 2006:20)&quot;,&quot;plainCitation&quot;:&quot;(Dearden and Finlay, 2006:20)&quot;,&quot;noteIndex&quot;:0},&quot;citationItems&quot;:[{&quot;id&quot;:3075,&quot;uris&quot;:[&quot;http://zotero.org/users/1913249/items/6SGNVNII&quot;],&quot;itemData&quot;:{&quot;id&quot;:3075,&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URL&quot;:&quot;https://www.tandfonline.com/doi/full/10.1207/s15327051hci2101_3&quot;,&quot;volume&quot;:&quot;21&quot;,&quot;author&quot;:[{&quot;family&quot;:&quot;Dearden&quot;,&quot;given&quot;:&quot;Andy&quot;},{&quot;family&quot;:&quot;Finlay&quot;,&quot;given&quot;:&quot;Janet&quot;}],&quot;accessed&quot;:{&quot;date-parts&quot;:[[&quot;2020&quot;,3,31]]},&quot;issued&quot;:{&quot;date-parts&quot;:[[&quot;2006&quot;,3]]},&quot;citation-key&quot;:&quot;dearden_pattern_2006&quot;},&quot;locator&quot;:&quot; 20&quot;,&quot;prefix&quot;:&quot;&quot;}],&quot;schema&quot;:&quot;https://github.com/citation-style-language/schema/raw/master/csl-citation.json&quot;} RNDRfk6dpe2zr"/>. Höök and Löwgren <text:reference-mark-start text:name="ZOTERO_ITEM CSL_CITATION {&quot;citationID&quot;:&quot;yyshtqjr&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6zx3DPyuMa"/><text:span text:style-name="T4">(Höök and Löwgren, 2012)</text:span><text:reference-mark-end text:name="ZOTERO_ITEM CSL_CITATION {&quot;citationID&quot;:&quot;yyshtqjr&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6zx3DPyuMa"/> illustrate this <text:span text:style-name="T3">midway</text:span> concepts as heuristics or design patterns between concrete instances of products and more general theories e.g. constructivism <text:reference-mark-start text:name="ZOTERO_ITEM CSL_CITATION {&quot;citationID&quot;:&quot;prwlykvr&quot;,&quot;properties&quot;:{&quot;formattedCitation&quot;:&quot;(Stolterman and Wiberg, 2010)&quot;,&quot;plainCitation&quot;:&quot;(Stolterman and Wiberg, 2010)&quot;,&quot;noteIndex&quot;:0},&quot;citationItems&quot;:[{&quot;id&quot;:10140,&quot;uris&quot;:[&quot;http://zotero.org/users/1913249/items/FDWWQBHX&quot;],&quot;itemData&quot;:{&quot;id&quot;:10140,&quot;type&quot;:&quot;article-journal&quot;,&quot;container-title&quot;:&quot;Human–Computer Interaction&quot;,&quot;DOI&quot;:&quot;10.1080/07370020903586696&quot;,&quot;ISSN&quot;:&quot;0737-0024, 1532-7051&quot;,&quot;issue&quot;:&quot;2&quot;,&quot;journalAbbreviation&quot;:&quot;Human–Computer Interaction&quot;,&quot;language&quot;:&quot;en&quot;,&quot;page&quot;:&quot;95-118&quot;,&quot;source&quot;:&quot;DOI.org (Crossref)&quot;,&quot;title&quot;:&quot;Concept-Driven Interaction Design Research&quot;,&quot;URL&quot;:&quot;https://www.tandfonline.com/doi/full/10.1080/07370020903586696&quot;,&quot;volume&quot;:&quot;25&quot;,&quot;author&quot;:[{&quot;family&quot;:&quot;Stolterman&quot;,&quot;given&quot;:&quot;Erik&quot;},{&quot;family&quot;:&quot;Wiberg&quot;,&quot;given&quot;:&quot;Mikael&quot;}],&quot;accessed&quot;:{&quot;date-parts&quot;:[[&quot;2025&quot;,3,5]]},&quot;issued&quot;:{&quot;date-parts&quot;:[[&quot;2010&quot;,5,28]]},&quot;citation-key&quot;:&quot;stolterman_concept-driven_2010&quot;},&quot;prefix&quot;:&quot;&quot;,&quot;suffix&quot;:&quot;&quot;}],&quot;schema&quot;:&quot;https://github.com/citation-style-language/schema/raw/master/csl-citation.json&quot;} RNDLaxyrf8lao"/>(Stolterman and Wiberg, 2010)<text:reference-mark-end text:name="ZOTERO_ITEM CSL_CITATION {&quot;citationID&quot;:&quot;prwlykvr&quot;,&quot;properties&quot;:{&quot;formattedCitation&quot;:&quot;(Stolterman and Wiberg, 2010)&quot;,&quot;plainCitation&quot;:&quot;(Stolterman and Wiberg, 2010)&quot;,&quot;noteIndex&quot;:0},&quot;citationItems&quot;:[{&quot;id&quot;:10140,&quot;uris&quot;:[&quot;http://zotero.org/users/1913249/items/FDWWQBHX&quot;],&quot;itemData&quot;:{&quot;id&quot;:10140,&quot;type&quot;:&quot;article-journal&quot;,&quot;container-title&quot;:&quot;Human–Computer Interaction&quot;,&quot;DOI&quot;:&quot;10.1080/07370020903586696&quot;,&quot;ISSN&quot;:&quot;0737-0024, 1532-7051&quot;,&quot;issue&quot;:&quot;2&quot;,&quot;journalAbbreviation&quot;:&quot;Human–Computer Interaction&quot;,&quot;language&quot;:&quot;en&quot;,&quot;page&quot;:&quot;95-118&quot;,&quot;source&quot;:&quot;DOI.org (Crossref)&quot;,&quot;title&quot;:&quot;Concept-Driven Interaction Design Research&quot;,&quot;URL&quot;:&quot;https://www.tandfonline.com/doi/full/10.1080/07370020903586696&quot;,&quot;volume&quot;:&quot;25&quot;,&quot;author&quot;:[{&quot;family&quot;:&quot;Stolterman&quot;,&quot;given&quot;:&quot;Erik&quot;},{&quot;family&quot;:&quot;Wiberg&quot;,&quot;given&quot;:&quot;Mikael&quot;}],&quot;accessed&quot;:{&quot;date-parts&quot;:[[&quot;2025&quot;,3,5]]},&quot;issued&quot;:{&quot;date-parts&quot;:[[&quot;2010&quot;,5,28]]},&quot;citation-key&quot;:&quot;stolterman_concept-driven_2010&quot;},&quot;prefix&quot;:&quot;&quot;,&quot;suffix&quot;:&quot;&quot;}],&quot;schema&quot;:&quot;https://github.com/citation-style-language/schema/raw/master/csl-citation.json&quot;} RNDLaxyrf8lao"/>.</text:p>
      <text:p text:style-name="Text_20_body">The work of Eriksson et al. <text:reference-mark-start text:name="ZOTERO_ITEM CSL_CITATION {&quot;citationID&quot;:&quot;huhlfeho&quot;,&quot;properties&quot;:{&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suppress-author&quot;:true,&quot;prefix&quot;:&quot;&quot;}],&quot;schema&quot;:&quot;https://github.com/citation-style-language/schema/raw/master/csl-citation.json&quot;} RNDYBTP3BfBsS"/>(2019:15)<text:reference-mark-end text:name="ZOTERO_ITEM CSL_CITATION {&quot;citationID&quot;:&quot;huhlfeho&quot;,&quot;properties&quot;:{&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suppress-author&quot;:true,&quot;prefix&quot;:&quot;&quot;}],&quot;schema&quot;:&quot;https://github.com/citation-style-language/schema/raw/master/csl-citation.json&quot;} RNDYBTP3BfBsS"/> using gameplay design patterns with young people frame design patterns as “intermediate-level concepts”, and used a curated collection of GDPs as a base for young people to input ideas for game redesign. There is still much work to be undertaken <text:soft-page-break/>addressing the utility of GDPs to support novice programmers. The use of design patterns to support learning coding and has been explored chiefly on professional rather than novice learners. While work on design patterns to support novice game programmer exists, it focused main on transfer to science simulation <text:reference-mark-start text:name="ZOTERO_ITEM CSL_CITATION {&quot;citationID&quot;:&quot;jtjhgpgd&quot;,&quot;properties&quot;:{&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schema&quot;:&quot;https://github.com/citation-style-language/schema/raw/master/csl-citation.json&quot;} RNDcdetMM6dFA"/>(Repenning et al., 2015)<text:reference-mark-end text:name="ZOTERO_ITEM CSL_CITATION {&quot;citationID&quot;:&quot;jtjhgpgd&quot;,&quot;properties&quot;:{&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schema&quot;:&quot;https://github.com/citation-style-language/schema/raw/master/csl-citation.json&quot;} RNDcdetMM6dFA"/> or analysis and assessment of code complexity <text:reference-mark-start text:name="ZOTERO_ITEM CSL_CITATION {&quot;citationID&quot;:&quot;gutrzqtc&quot;,&quot;properties&quot;:{&quot;formattedCitation&quot;:&quot;(Werner et al., 2014; Bienkowski et al., 2015)&quot;,&quot;plainCitation&quot;:&quot;(Werner et al., 2014; Bienkowski et al., 2015)&quot;,&quot;noteIndex&quot;:0},&quot;citationItems&quot;:[{&quot;id&quot;:2929,&quot;uris&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uffix&quot;:&quot;&quot;},{&quot;id&quot;:10172,&quot;uris&quot;:[&quot;http://zotero.org/users/1913249/items/U9DYUJWX&quot;],&quot;itemData&quot;:{&quot;id&quot;:10172,&quot;type&quot;:&quot;article-journal&quot;,&quot;container-title&quot;:&quot;SRI International&quot;,&quot;note&quot;:&quot;Citation Key: bienkowski2015assessment&quot;,&quot;title&quot;:&quot;Assessment design patterns for computational thinking practices in secondary computer science: A first look&quot;,&quot;author&quot;:[{&quot;family&quot;:&quot;Bienkowski&quot;,&quot;given&quot;:&quot;Marie&quot;},{&quot;family&quot;:&quot;Snow&quot;,&quot;given&quot;:&quot;Eric&quot;},{&quot;family&quot;:&quot;Rutstein&quot;,&quot;given&quot;:&quot;Daisy&quot;},{&quot;family&quot;:&quot;Grover&quot;,&quot;given&quot;:&quot;Shuchi&quot;}],&quot;issued&quot;:{&quot;date-parts&quot;:[[&quot;2015&quot;]]},&quot;citation-key&quot;:&quot;bienkowski2015assessment&quot;},&quot;prefix&quot;:&quot;&quot;,&quot;suffix&quot;:&quot;&quot;}],&quot;schema&quot;:&quot;https://github.com/citation-style-language/schema/raw/master/csl-citation.json&quot;} RNDAtVZ6TPztN"/>(Werner et al., 2014; Bienkowski et al., 2015)<text:reference-mark-end text:name="ZOTERO_ITEM CSL_CITATION {&quot;citationID&quot;:&quot;gutrzqtc&quot;,&quot;properties&quot;:{&quot;formattedCitation&quot;:&quot;(Werner et al., 2014; Bienkowski et al., 2015)&quot;,&quot;plainCitation&quot;:&quot;(Werner et al., 2014; Bienkowski et al., 2015)&quot;,&quot;noteIndex&quot;:0},&quot;citationItems&quot;:[{&quot;id&quot;:2929,&quot;uris&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uffix&quot;:&quot;&quot;},{&quot;id&quot;:10172,&quot;uris&quot;:[&quot;http://zotero.org/users/1913249/items/U9DYUJWX&quot;],&quot;itemData&quot;:{&quot;id&quot;:10172,&quot;type&quot;:&quot;article-journal&quot;,&quot;container-title&quot;:&quot;SRI International&quot;,&quot;note&quot;:&quot;Citation Key: bienkowski2015assessment&quot;,&quot;title&quot;:&quot;Assessment design patterns for computational thinking practices in secondary computer science: A first look&quot;,&quot;author&quot;:[{&quot;family&quot;:&quot;Bienkowski&quot;,&quot;given&quot;:&quot;Marie&quot;},{&quot;family&quot;:&quot;Snow&quot;,&quot;given&quot;:&quot;Eric&quot;},{&quot;family&quot;:&quot;Rutstein&quot;,&quot;given&quot;:&quot;Daisy&quot;},{&quot;family&quot;:&quot;Grover&quot;,&quot;given&quot;:&quot;Shuchi&quot;}],&quot;issued&quot;:{&quot;date-parts&quot;:[[&quot;2015&quot;]]},&quot;citation-key&quot;:&quot;bienkowski2015assessment&quot;},&quot;prefix&quot;:&quot;&quot;,&quot;suffix&quot;:&quot;&quot;}],&quot;schema&quot;:&quot;https://github.com/citation-style-language/schema/raw/master/csl-citation.json&quot;} RNDAtVZ6TPztN"/>. Before fully exploring my research using this framing of intermediate-level concept I address the role of conceptions of abstract and concrete in research within the domain of learning programming: specifically I address computational thinking, levels of abstraction (LOA), and epistemological pluralism including succinct analysis the findings of this research using those concepts.</text:p>
      <text:h text:style-name="Heading_20_5" text:outline-level="5"><text:bookmark-start text:name="computational-thinking"/>Computational thinking<text:bookmark-end text:name="computational-thinking"/></text:h>
      <text:p text:style-name="First_20_paragraph">Chapter 2 explores definitions of computational thinking varying in degrees of abstraction or application. Two notably interpretations include Wing’s [wing_computational_2006] focus on abstraction encompassing as overarching computing principles and high level structural design approaches, and Resnick and Brennan’s <text:reference-mark-start text:name="ZOTERO_ITEM CSL_CITATION {&quot;citationID&quot;:&quot;ezfxdzbw&quot;,&quot;properties&quot;:{&quot;formattedCitation&quot;:&quot;(Brennan and Resnick, 2012)&quot;,&quot;plainCitation&quot;:&quot;(Brennan and Resnick, 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prefix&quot;:&quot;&quot;,&quot;suffix&quot;:&quot;&quot;}],&quot;schema&quot;:&quot;https://github.com/citation-style-language/schema/raw/master/csl-citation.json&quot;} RNDkOENiUh4oi"/>(Brennan and Resnick, 2012)<text:reference-mark-end text:name="ZOTERO_ITEM CSL_CITATION {&quot;citationID&quot;:&quot;ezfxdzbw&quot;,&quot;properties&quot;:{&quot;formattedCitation&quot;:&quot;(Brennan and Resnick, 2012)&quot;,&quot;plainCitation&quot;:&quot;(Brennan and Resnick, 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prefix&quot;:&quot;&quot;,&quot;suffix&quot;:&quot;&quot;}],&quot;schema&quot;:&quot;https://github.com/citation-style-language/schema/raw/master/csl-citation.json&quot;} RNDkOENiUh4oi"/> more applied approach including <text:span text:style-name="T3">computational practices</text:span> and perspectives. Wing’s emphasis on the importance of the explicit teaching of skills of decomposition, pattern recognition, abstraction, and algorithmic thinking, contribution on computational thinking is more theoretical than applied and invites discussion on how best to teach this abstract approach to computation thinking. Grover <text:reference-mark-start text:name="ZOTERO_ITEM CSL_CITATION {&quot;citationID&quot;:&quot;oplrcnth&quot;,&quot;properties&quot;:{&quot;formattedCitation&quot;:&quot;(Grover and Pea, 2013, 2017)&quot;,&quot;plainCitation&quot;:&quot;(Grover and Pea, 2013, 2017)&quot;,&quot;noteIndex&quot;:0},&quot;citationItems&quot;:[{&quot;id&quot;:2734,&quot;uris&quot;:[&quot;http://zotero.org/users/1913249/items/BKLS48TF&quot;],&quot;itemData&quot;:{&quot;id&quot;:2734,&quot;type&quot;:&quot;chapter&quot;,&quot;source&quot;:&quot;ResearchGate&quot;,&quot;title&quot;:&quot;Computational Thinking: A Competency Whose Time Has Come&quot;,&quot;title-short&quot;:&quot;Computational Thinking&quot;,&quot;author&quot;:[{&quot;family&quot;:&quot;Grover&quot;,&quot;given&quot;:&quot;Shuchi&quot;},{&quot;family&quot;:&quot;Pea&quot;,&quot;given&quot;:&quot;Roy&quot;}],&quot;issued&quot;:{&quot;date-parts&quot;:[[&quot;2017&quot;,12,28]]},&quot;citation-key&quot;:&quot;grover_computational_2017&quot;},&quot;prefix&quot;:&quot;&quot;,&quot;suffix&quot;:&quot;&quot;},{&quot;id&quot;:236,&quot;uris&quot;:[&quot;http://zotero.org/users/1913249/items/NGLJHN2C&quot;],&quot;itemData&quot;:{&quot;id&quot;:236,&quot;type&quot;:&quot;article-journal&quot;,&quot;container-title&quot;:&quot;Educational Researcher&quot;,&quot;DOI&quot;:&quot;10.3102/0013189X12463051&quot;,&quot;ISSN&quot;:&quot;0013-189X, 1935-102X&quot;,&quot;issue&quot;:&quot;1&quot;,&quot;language&quot;:&quot;en&quot;,&quot;page&quot;:&quot;38-43&quot;,&quot;source&quot;:&quot;Crossref&quot;,&quot;title&quot;:&quot;Computational Thinking in K–12: A Review of the State of the Field&quot;,&quot;title-short&quot;:&quot;Computational Thinking in K–12&quot;,&quot;URL&quot;:&quot;http://journals.sagepub.com/doi/10.3102/0013189X12463051&quot;,&quot;volume&quot;:&quot;42&quot;,&quot;author&quot;:[{&quot;family&quot;:&quot;Grover&quot;,&quot;given&quot;:&quot;Shuchi&quot;},{&quot;family&quot;:&quot;Pea&quot;,&quot;given&quot;:&quot;Roy&quot;}],&quot;accessed&quot;:{&quot;date-parts&quot;:[[&quot;2018&quot;,4,28]]},&quot;issued&quot;:{&quot;date-parts&quot;:[[&quot;2013&quot;,1]]},&quot;citation-key&quot;:&quot;grover_computational_2013&quot;},&quot;prefix&quot;:&quot;&quot;,&quot;suffix&quot;:&quot;&quot;}],&quot;schema&quot;:&quot;https://github.com/citation-style-language/schema/raw/master/csl-citation.json&quot;} RNDsWb1DjXC8P"/>(Grover and Pea, 2013, 2017)<text:reference-mark-end text:name="ZOTERO_ITEM CSL_CITATION {&quot;citationID&quot;:&quot;oplrcnth&quot;,&quot;properties&quot;:{&quot;formattedCitation&quot;:&quot;(Grover and Pea, 2013, 2017)&quot;,&quot;plainCitation&quot;:&quot;(Grover and Pea, 2013, 2017)&quot;,&quot;noteIndex&quot;:0},&quot;citationItems&quot;:[{&quot;id&quot;:2734,&quot;uris&quot;:[&quot;http://zotero.org/users/1913249/items/BKLS48TF&quot;],&quot;itemData&quot;:{&quot;id&quot;:2734,&quot;type&quot;:&quot;chapter&quot;,&quot;source&quot;:&quot;ResearchGate&quot;,&quot;title&quot;:&quot;Computational Thinking: A Competency Whose Time Has Come&quot;,&quot;title-short&quot;:&quot;Computational Thinking&quot;,&quot;author&quot;:[{&quot;family&quot;:&quot;Grover&quot;,&quot;given&quot;:&quot;Shuchi&quot;},{&quot;family&quot;:&quot;Pea&quot;,&quot;given&quot;:&quot;Roy&quot;}],&quot;issued&quot;:{&quot;date-parts&quot;:[[&quot;2017&quot;,12,28]]},&quot;citation-key&quot;:&quot;grover_computational_2017&quot;},&quot;prefix&quot;:&quot;&quot;,&quot;suffix&quot;:&quot;&quot;},{&quot;id&quot;:236,&quot;uris&quot;:[&quot;http://zotero.org/users/1913249/items/NGLJHN2C&quot;],&quot;itemData&quot;:{&quot;id&quot;:236,&quot;type&quot;:&quot;article-journal&quot;,&quot;container-title&quot;:&quot;Educational Researcher&quot;,&quot;DOI&quot;:&quot;10.3102/0013189X12463051&quot;,&quot;ISSN&quot;:&quot;0013-189X, 1935-102X&quot;,&quot;issue&quot;:&quot;1&quot;,&quot;language&quot;:&quot;en&quot;,&quot;page&quot;:&quot;38-43&quot;,&quot;source&quot;:&quot;Crossref&quot;,&quot;title&quot;:&quot;Computational Thinking in K–12: A Review of the State of the Field&quot;,&quot;title-short&quot;:&quot;Computational Thinking in K–12&quot;,&quot;URL&quot;:&quot;http://journals.sagepub.com/doi/10.3102/0013189X12463051&quot;,&quot;volume&quot;:&quot;42&quot;,&quot;author&quot;:[{&quot;family&quot;:&quot;Grover&quot;,&quot;given&quot;:&quot;Shuchi&quot;},{&quot;family&quot;:&quot;Pea&quot;,&quot;given&quot;:&quot;Roy&quot;}],&quot;accessed&quot;:{&quot;date-parts&quot;:[[&quot;2018&quot;,4,28]]},&quot;issued&quot;:{&quot;date-parts&quot;:[[&quot;2013&quot;,1]]},&quot;citation-key&quot;:&quot;grover_computational_2013&quot;},&quot;prefix&quot;:&quot;&quot;,&quot;suffix&quot;:&quot;&quot;}],&quot;schema&quot;:&quot;https://github.com/citation-style-language/schema/raw/master/csl-citation.json&quot;} RNDsWb1DjXC8P"/> and Guzdial <text:reference-mark-start text:name="ZOTERO_ITEM CSL_CITATION {&quot;citationID&quot;:&quot;vztxzrme&quot;,&quot;properties&quot;:{&quot;formattedCitation&quot;:&quot;(Guzdial, 2015)&quot;,&quot;plainCitation&quot;:&quot;(Guzdial, 2015)&quot;,&quot;noteIndex&quot;:0},&quot;citationItems&quot;:[{&quot;id&quot;:3475,&quot;uris&quot;:[&quot;http://zotero.org/users/1913249/items/UFXUV9WB&quot;],&quot;itemData&quot;:{&quot;id&quot;:3475,&quot;type&quot;:&quot;article-journal&quot;,&quot;container-title&quot;:&quot;Synthesis Lectures on Human-Centered Informatics&quot;,&quot;DOI&quot;:&quot;10.2200/S00684ED1V01Y201511HCI033&quot;,&quot;ISSN&quot;:&quot;1946-7680, 1946-7699&quot;,&quot;issue&quot;:&quot;6&quot;,&quot;journalAbbreviation&quot;:&quot;Synthesis Lectures on Human-Centered Informatics&quot;,&quot;language&quot;:&quot;en&quot;,&quot;page&quot;:&quot;1-165&quot;,&quot;source&quot;:&quot;DOI.org (Crossref)&quot;,&quot;title&quot;:&quot;Learner-Centered Design of Computing Education: Research on Computing for Everyone&quot;,&quot;title-short&quot;:&quot;Learner-Centered Design of Computing Education&quot;,&quot;URL&quot;:&quot;http://www.morganclaypool.com/doi/10.2200/S00684ED1V01Y201511HCI033&quot;,&quot;volume&quot;:&quot;8&quot;,&quot;author&quot;:[{&quot;family&quot;:&quot;Guzdial&quot;,&quot;given&quot;:&quot;Mark&quot;}],&quot;accessed&quot;:{&quot;date-parts&quot;:[[&quot;2020&quot;,10,17]]},&quot;issued&quot;:{&quot;date-parts&quot;:[[&quot;2015&quot;,11,30]]},&quot;citation-key&quot;:&quot;guzdial_learner-centered_2015&quot;},&quot;prefix&quot;:&quot;&quot;,&quot;suffix&quot;:&quot;&quot;}],&quot;schema&quot;:&quot;https://github.com/citation-style-language/schema/raw/master/csl-citation.json&quot;} RNDI0BP64o10H"/>(Guzdial, 2015)<text:reference-mark-end text:name="ZOTERO_ITEM CSL_CITATION {&quot;citationID&quot;:&quot;vztxzrme&quot;,&quot;properties&quot;:{&quot;formattedCitation&quot;:&quot;(Guzdial, 2015)&quot;,&quot;plainCitation&quot;:&quot;(Guzdial, 2015)&quot;,&quot;noteIndex&quot;:0},&quot;citationItems&quot;:[{&quot;id&quot;:3475,&quot;uris&quot;:[&quot;http://zotero.org/users/1913249/items/UFXUV9WB&quot;],&quot;itemData&quot;:{&quot;id&quot;:3475,&quot;type&quot;:&quot;article-journal&quot;,&quot;container-title&quot;:&quot;Synthesis Lectures on Human-Centered Informatics&quot;,&quot;DOI&quot;:&quot;10.2200/S00684ED1V01Y201511HCI033&quot;,&quot;ISSN&quot;:&quot;1946-7680, 1946-7699&quot;,&quot;issue&quot;:&quot;6&quot;,&quot;journalAbbreviation&quot;:&quot;Synthesis Lectures on Human-Centered Informatics&quot;,&quot;language&quot;:&quot;en&quot;,&quot;page&quot;:&quot;1-165&quot;,&quot;source&quot;:&quot;DOI.org (Crossref)&quot;,&quot;title&quot;:&quot;Learner-Centered Design of Computing Education: Research on Computing for Everyone&quot;,&quot;title-short&quot;:&quot;Learner-Centered Design of Computing Education&quot;,&quot;URL&quot;:&quot;http://www.morganclaypool.com/doi/10.2200/S00684ED1V01Y201511HCI033&quot;,&quot;volume&quot;:&quot;8&quot;,&quot;author&quot;:[{&quot;family&quot;:&quot;Guzdial&quot;,&quot;given&quot;:&quot;Mark&quot;}],&quot;accessed&quot;:{&quot;date-parts&quot;:[[&quot;2020&quot;,10,17]]},&quot;issued&quot;:{&quot;date-parts&quot;:[[&quot;2015&quot;,11,30]]},&quot;citation-key&quot;:&quot;guzdial_learner-centered_2015&quot;},&quot;prefix&quot;:&quot;&quot;,&quot;suffix&quot;:&quot;&quot;}],&quot;schema&quot;:&quot;https://github.com/citation-style-language/schema/raw/master/csl-citation.json&quot;} RNDI0BP64o10H"/> offer explicit techniques linked using computer code as the driving mechanism. Bell and colleagues <text:reference-mark-start text:name="ZOTERO_ITEM CSL_CITATION {&quot;citationID&quot;:&quot;gbqfqnzh&quot;,&quot;properties&quot;:{&quot;formattedCitation&quot;:&quot;(Bell and Lodi, 2019)&quot;,&quot;plainCitation&quot;:&quot;(Bell and Lodi, 2019)&quot;,&quot;noteIndex&quot;:0},&quot;citationItems&quot;:[{&quot;id&quot;:10137,&quot;uris&quot;:[&quot;http://zotero.org/users/1913249/items/T3IDBBR3&quot;],&quot;itemData&quot;:{&quot;id&quot;:10137,&quot;type&quot;:&quot;article-journal&quot;,&quot;container-title&quot;:&quot;Constructivist foundations&quot;,&quot;issue&quot;:&quot;3&quot;,&quot;note&quot;:&quot;Citation Key: bell2019constructing\npublisher: Alexander Riegler&quot;,&quot;page&quot;:&quot;342–351&quot;,&quot;title&quot;:&quot;Constructing computational thinking without using computers&quot;,&quot;volume&quot;:&quot;14&quot;,&quot;author&quot;:[{&quot;family&quot;:&quot;Bell&quot;,&quot;given&quot;:&quot;Tim&quot;},{&quot;family&quot;:&quot;Lodi&quot;,&quot;given&quot;:&quot;Michael&quot;}],&quot;issued&quot;:{&quot;date-parts&quot;:[[&quot;2019&quot;]]},&quot;citation-key&quot;:&quot;bell2019constructing&quot;},&quot;prefix&quot;:&quot;&quot;,&quot;suffix&quot;:&quot;&quot;}],&quot;schema&quot;:&quot;https://github.com/citation-style-language/schema/raw/master/csl-citation.json&quot;} RNDMSpZAchB9z"/>(Bell and Lodi, 2019)<text:reference-mark-end text:name="ZOTERO_ITEM CSL_CITATION {&quot;citationID&quot;:&quot;gbqfqnzh&quot;,&quot;properties&quot;:{&quot;formattedCitation&quot;:&quot;(Bell and Lodi, 2019)&quot;,&quot;plainCitation&quot;:&quot;(Bell and Lodi, 2019)&quot;,&quot;noteIndex&quot;:0},&quot;citationItems&quot;:[{&quot;id&quot;:10137,&quot;uris&quot;:[&quot;http://zotero.org/users/1913249/items/T3IDBBR3&quot;],&quot;itemData&quot;:{&quot;id&quot;:10137,&quot;type&quot;:&quot;article-journal&quot;,&quot;container-title&quot;:&quot;Constructivist foundations&quot;,&quot;issue&quot;:&quot;3&quot;,&quot;note&quot;:&quot;Citation Key: bell2019constructing\npublisher: Alexander Riegler&quot;,&quot;page&quot;:&quot;342–351&quot;,&quot;title&quot;:&quot;Constructing computational thinking without using computers&quot;,&quot;volume&quot;:&quot;14&quot;,&quot;author&quot;:[{&quot;family&quot;:&quot;Bell&quot;,&quot;given&quot;:&quot;Tim&quot;},{&quot;family&quot;:&quot;Lodi&quot;,&quot;given&quot;:&quot;Michael&quot;}],&quot;issued&quot;:{&quot;date-parts&quot;:[[&quot;2019&quot;]]},&quot;citation-key&quot;:&quot;bell2019constructing&quot;},&quot;prefix&quot;:&quot;&quot;,&quot;suffix&quot;:&quot;&quot;}],&quot;schema&quot;:&quot;https://github.com/citation-style-language/schema/raw/master/csl-citation.json&quot;} RNDMSpZAchB9z"/> explore the process of unplugged activities, exploring abstract CT concepts without using computers or coding.</text:p>
      <text:p text:style-name="Text_20_body">This learning design takes a fundamentally different approach by avoiding the explicit teaching of these more abstract dimensions of CT. Abstract aspects of CT are strongly scaffolded: for example the process of code decomposition via the pre-existing functions in the code template, and abstraction again in template via the graphical design tool. The subsequent structuring of the of core learning design around a collection of GDPs coupling description and implementation also involves the processes of decomposition and pattern recognition. Thus, while the process was collaborative in goal formation the heavy lifting was carried out by myself, a decision justified by focusing on more relational elements of the learning design aligned with agency addressed by RQ3. Thus in the context of this study, Wing’s CT framework is applicable some of the code creation processes I have undertaken as a learning designer, but is less relevant to participants.</text:p>
      <text:h text:style-name="Heading_20_5" text:outline-level="5"><text:bookmark-start text:name="levels-of-abstraction"/>Levels of Abstraction<text:bookmark-end text:name="levels-of-abstraction"/></text:h>
      <text:p text:style-name="First_20_paragraph">While Waite and colleagues also propose that abstraction should be explicitly taught, even to younger pupils <text:reference-mark-start text:name="ZOTERO_ITEM CSL_CITATION {&quot;citationID&quot;:&quot;aipvgrmm&quot;,&quot;properties&quot;:{&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schema&quot;:&quot;https://github.com/citation-style-language/schema/raw/master/csl-citation.json&quot;} RNDIfCqD76P2d"/>(Waite et al., 2016)<text:reference-mark-end text:name="ZOTERO_ITEM CSL_CITATION {&quot;citationID&quot;:&quot;aipvgrmm&quot;,&quot;properties&quot;:{&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schema&quot;:&quot;https://github.com/citation-style-language/schema/raw/master/csl-citation.json&quot;} RNDIfCqD76P2d"/>, their approach to abstraction <text:reference-mark-start text:name="ZOTERO_ITEM CSL_CITATION {&quot;citationID&quot;:&quot;epqsitfx&quot;,&quot;properties&quot;:{&quot;formattedCitation&quot;:&quot;(Waite et al., 2018a)&quot;,&quot;plainCitation&quot;:&quot;(Waite et al., 2018a)&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Ga5Eotrckw"/>(Waite et al., 2018a)<text:reference-mark-end text:name="ZOTERO_ITEM CSL_CITATION {&quot;citationID&quot;:&quot;epqsitfx&quot;,&quot;properties&quot;:{&quot;formattedCitation&quot;:&quot;(Waite et al., 2018a)&quot;,&quot;plainCitation&quot;:&quot;(Waite et al., 2018a)&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Ga5Eotrckw"/> is distinct from Wing’s in that it is grounded in an operationalised computational model distinguishing levels of abstraction: specifically, in descending order of abstraction, the goal or problem to be solved, the designed structure of the program, the actual coding of that design, and at the most concrete level, the running of the code and its outputs <text:reference-mark-start text:name="ZOTERO_ITEM CSL_CITATION {&quot;citationID&quot;:&quot;joprhuhi&quot;,&quot;properties&quot;:{&quot;formattedCitation&quot;:&quot;(Waite et al., 2018a)&quot;,&quot;plainCitation&quot;:&quot;(Waite et al., 2018a)&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RoU5zyDowN"/>(Waite et al., 2018a)<text:reference-mark-end text:name="ZOTERO_ITEM CSL_CITATION {&quot;citationID&quot;:&quot;joprhuhi&quot;,&quot;properties&quot;:{&quot;formattedCitation&quot;:&quot;(Waite et al., 2018a)&quot;,&quot;plainCitation&quot;:&quot;(Waite et al., 2018a)&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RoU5zyDowN"/> (see Table 7.1). Wing’s CT concepts within the LOA model would lie at the design level. This advocacy for the utility of awareness of levels of abstraction, based on research indicating its efficacy in supporting learning programming <text:reference-mark-start text:name="ZOTERO_ITEM CSL_CITATION {&quot;citationID&quot;:&quot;sdrjuyxw&quot;,&quot;properties&quot;:{&quot;formattedCitation&quot;:&quot;(Cutts et al., 2012; Statter and Armoni, 2016)&quot;,&quot;plainCitation&quot;:&quot;(Cutts et al., 2012; Statter and Armoni, 2016)&quot;,&quot;noteIndex&quot;:0},&quot;citationItems&quot;:[{&quot;id&quot;:10138,&quot;uris&quot;:[&quot;http://zotero.org/users/1913249/items/7V536C2E&quot;],&quot;itemData&quot;:{&quot;id&quot;:10138,&quot;type&quot;:&quot;paper-conference&quot;,&quot;container-title&quot;:&quot;Proceedings of the ninth annual international conference on International computing education research&quot;,&quot;note&quot;:&quot;Citation Key: cutts2012abstraction&quot;,&quot;page&quot;:&quot;63–70&quot;,&quot;title&quot;:&quot;The abstraction transition taxonomy: Developing desired learning outcomes through the lens of situated cogni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issued&quot;:{&quot;date-parts&quot;:[[&quot;2012&quot;]]},&quot;citation-key&quot;:&quot;cutts2012abstraction&quot;},&quot;prefix&quot;:&quot;&quot;,&quot;suffix&quot;:&quot;&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schema&quot;:&quot;https://github.com/citation-style-language/schema/raw/master/csl-citation.json&quot;} RNDrutcQMOjNp"/>(Cutts et al., 2012; Statter and Armoni, 2016)<text:reference-mark-end text:name="ZOTERO_ITEM CSL_CITATION {&quot;citationID&quot;:&quot;sdrjuyxw&quot;,&quot;properties&quot;:{&quot;formattedCitation&quot;:&quot;(Cutts et al., 2012; Statter and Armoni, 2016)&quot;,&quot;plainCitation&quot;:&quot;(Cutts et al., 2012; Statter and Armoni, 2016)&quot;,&quot;noteIndex&quot;:0},&quot;citationItems&quot;:[{&quot;id&quot;:10138,&quot;uris&quot;:[&quot;http://zotero.org/users/1913249/items/7V536C2E&quot;],&quot;itemData&quot;:{&quot;id&quot;:10138,&quot;type&quot;:&quot;paper-conference&quot;,&quot;container-title&quot;:&quot;Proceedings of the ninth annual international conference on International computing education research&quot;,&quot;note&quot;:&quot;Citation Key: cutts2012abstraction&quot;,&quot;page&quot;:&quot;63–70&quot;,&quot;title&quot;:&quot;The abstraction transition taxonomy: Developing desired learning outcomes through the lens of situated cogni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issued&quot;:{&quot;date-parts&quot;:[[&quot;2012&quot;]]},&quot;citation-key&quot;:&quot;cutts2012abstraction&quot;},&quot;prefix&quot;:&quot;&quot;,&quot;suffix&quot;:&quot;&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schema&quot;:&quot;https://github.com/citation-style-language/schema/raw/master/csl-citation.json&quot;} RNDrutcQMOjNp"/>, cites the value of learners knowing at what level of abstraction they are operating and their fluency in movement between the levels. Waite and Sentance’s later work <text:reference-mark-start text:name="ZOTERO_ITEM CSL_CITATION {&quot;citationID&quot;:&quot;hwmmwmhe&quot;,&quot;properties&quot;:{&quot;formattedCitation&quot;:&quot;(Sentance and Waite, 2017)&quot;,&quot;plainCitation&quot;:&quot;(Sentance and Waite, 2017)&quot;,&quot;noteIndex&quot;:0},&quot;citationItems&quot;:[{&quot;id&quot;:3665,&quot;uris&quot;:[&quot;http://zotero.org/users/1913249/items/CPLQVKUI&quot;],&quot;itemData&quot;:{&quot;id&quot;:3665,&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uffix&quot;:&quot;&quot;}],&quot;schema&quot;:&quot;https://github.com/citation-style-language/schema/raw/master/csl-citation.json&quot;} RNDy0aGpiOzc3"/>(Sentance and Waite, 2017)<text:reference-mark-end text:name="ZOTERO_ITEM CSL_CITATION {&quot;citationID&quot;:&quot;hwmmwmhe&quot;,&quot;properties&quot;:{&quot;formattedCitation&quot;:&quot;(Sentance and Waite, 2017)&quot;,&quot;plainCitation&quot;:&quot;(Sentance and Waite, 2017)&quot;,&quot;noteIndex&quot;:0},&quot;citationItems&quot;:[{&quot;id&quot;:3665,&quot;uris&quot;:[&quot;http://zotero.org/users/1913249/items/CPLQVKUI&quot;],&quot;itemData&quot;:{&quot;id&quot;:3665,&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uffix&quot;:&quot;&quot;}],&quot;schema&quot;:&quot;https://github.com/citation-style-language/schema/raw/master/csl-citation.json&quot;} RNDy0aGpiOzc3"/> synthesises this interpretation of levels of abstraction with the concept of semantic profiles to create an applied pedagogy for computing education aligned with a UK curricular context. This work highlights the potential role of alternating between abstract and concrete concepts in semantic waves aimed at helping teachers design learning experiences which in part allow for participant shifts in LOA perspectives. In their PRIMM pedagogy the researchers also incorporate the UMC model and draw parallels with LOA. In the Use stage of the UMC model <text:reference-mark-start text:name="ZOTERO_ITEM CSL_CITATION {&quot;citationID&quot;:&quot;ddjiyxqv&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IuPR1YWc3O"/>(Lee et al., 2011)<text:reference-mark-end text:name="ZOTERO_ITEM CSL_CITATION {&quot;citationID&quot;:&quot;ddjiyxqv&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IuPR1YWc3O"/> (explored in Chapter 5 in relation to this research’s <text:soft-page-break/>learning design), participants would be aware of the goal of the program, and the results. Subsequently, in the Modify stage they would become familiar with the design and code levels.</text:p>
      <text:p text:style-name="Text_20_body">Turning to a synthesis of my finding with those of Waite et al on levels of abstraction, while the teaching of the theories levels of abstraction is not explicit, movement is clearly happening, as demonstrated by the table below.</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1">Level</text:p>
            </table:table-cell>
            <table:table-cell table:style-name="Table1.A1" office:value-type="string">
              <text:p text:style-name="P11">Focus</text:p>
            </table:table-cell>
            <table:table-cell table:style-name="Table1.A1" office:value-type="string">
              <text:p text:style-name="P11">Example</text:p>
            </table:table-cell>
          </table:table-row>
        </table:table-header-rows>
        <table:table-row>
          <table:table-cell table:style-name="Table1.A1" office:value-type="string">
            <text:p text:style-name="P10">Conceptual Level</text:p>
          </table:table-cell>
          <table:table-cell table:style-name="Table1.A1" office:value-type="string">
            <text:p text:style-name="Table_20_Contents">Thinking about the GDPs to be added to the game</text:p>
          </table:table-cell>
          <table:table-cell table:style-name="Table1.A1" office:value-type="string">
            <text:p text:style-name="Table_20_Contents">Goal formation, prioritisation</text:p>
          </table:table-cell>
        </table:table-row>
        <table:table-row>
          <table:table-cell table:style-name="Table1.A1" office:value-type="string">
            <text:p text:style-name="P10">Design Level</text:p>
          </table:table-cell>
          <table:table-cell table:style-name="Table1.A1" office:value-type="string">
            <text:p text:style-name="Table_20_Contents">GDP supporting documentation scaffolds this process</text:p>
          </table:table-cell>
          <table:table-cell table:style-name="Table1.A1" office:value-type="string">
            <text:p text:style-name="Table_20_Contents">What it should do is to a large extent preset via documentation.</text:p>
          </table:table-cell>
        </table:table-row>
        <table:table-row>
          <table:table-cell table:style-name="Table1.A1" office:value-type="string">
            <text:p text:style-name="P10">Code Level</text:p>
          </table:table-cell>
          <table:table-cell table:style-name="Table1.A1" office:value-type="string">
            <text:p text:style-name="Table_20_Contents">Writing the actual code, is supported via code patching</text:p>
          </table:table-cell>
          <table:table-cell table:style-name="Table1.A1" office:value-type="string">
            <text:p text:style-name="Table_20_Contents">is supported via code patching, and a structure which encourages modification</text:p>
          </table:table-cell>
        </table:table-row>
        <table:table-row>
          <table:table-cell table:style-name="Table1.A1" office:value-type="string">
            <text:p text:style-name="P10">Execution Level</text:p>
          </table:table-cell>
          <table:table-cell table:style-name="Table1.A1" office:value-type="string">
            <text:p text:style-name="Table_20_Contents">Understanding the outputs</text:p>
          </table:table-cell>
          <table:table-cell table:style-name="Table1.A1" office:value-type="string">
            <text:p text:style-name="Table_20_Contents">A strong correlation between goal and outcome, as playing the game product is very immediate.</text:p>
          </table:table-cell>
        </table:table-row>
      </table:table>
      <text:p text:style-name="First_20_paragraph">Table. 2.x Breakdown or Table of levels of abstraction. <text:reference-mark-start text:name="ZOTERO_ITEM CSL_CITATION {&quot;citationID&quot;:&quot;qjhiclyp&quot;,&quot;properties&quot;:{&quot;formattedCitation&quot;:&quot;(Waite et al., 2018b)&quot;,&quot;plainCitation&quot;:&quot;(Waite et al., 2018b)&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lztZTKKSGb"/>(Waite et al., 2018b)<text:reference-mark-end text:name="ZOTERO_ITEM CSL_CITATION {&quot;citationID&quot;:&quot;qjhiclyp&quot;,&quot;properties&quot;:{&quot;formattedCitation&quot;:&quot;(Waite et al., 2018b)&quot;,&quot;plainCitation&quot;:&quot;(Waite et al., 2018b)&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lztZTKKSGb"/></text:p>
      <text:p text:style-name="Text_20_body">With this focus, we can analyse my learning design where movement between layers of abstraction and concrete is happening. However, rather than a neat semantic sine wave as depicted in Fig 2.x in Chapter 2, for my participants, such shift are often rapidly and chaotically structured.</text:p>
      <text:p text:style-name="Text_20_body">THIS AREA MAY NEED MORE DEVELOPMENT VIA EXAMPLES</text:p>
      <text:h text:style-name="Heading_20_5" text:outline-level="5"><text:bookmark-start text:name="epistemological-pluralism-bricolage-microworlds"/>Epistemological pluralism, bricolage &amp; Microworlds<text:bookmark-end text:name="epistemological-pluralism-bricolage-microworlds"/></text:h>
      <text:p text:style-name="First_20_paragraph">In Chapter 2, the concepts and legacy of Papert and Turkle’s <text:reference-mark-start text:name="ZOTERO_ITEM CSL_CITATION {&quot;citationID&quot;:&quot;lvkgisqz&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5knzDwJ6dz"/>(1990)<text:reference-mark-end text:name="ZOTERO_ITEM CSL_CITATION {&quot;citationID&quot;:&quot;lvkgisqz&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5knzDwJ6dz"/> exploration of diversity in coding approaches are introduced through what they call epistemological pluralism. The focus here is on their championing of approaches beyond the dominant formal, abstract approach that “emphasizes control through structure and planning” <text:reference-mark-start text:name="ZOTERO_ITEM CSL_CITATION {&quot;citationID&quot;:&quot;sblzsfmw&quot;,&quot;properties&quot;:{&quot;formattedCitation&quot;:&quot;(Papert and Turkle, 1990:134)&quot;,&quot;plainCitation&quot;:&quot;(Papert and Turkle, 1990:134)&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locator&quot;:&quot;134&quot;,&quot;prefix&quot;:&quot;&quot;}],&quot;schema&quot;:&quot;https://github.com/citation-style-language/schema/raw/master/csl-citation.json&quot;} RNDpTQNlCFo0z"/>(Papert and Turkle, 1990:134)<text:reference-mark-end text:name="ZOTERO_ITEM CSL_CITATION {&quot;citationID&quot;:&quot;sblzsfmw&quot;,&quot;properties&quot;:{&quot;formattedCitation&quot;:&quot;(Papert and Turkle, 1990:134)&quot;,&quot;plainCitation&quot;:&quot;(Papert and Turkle, 1990:134)&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locator&quot;:&quot;134&quot;,&quot;prefix&quot;:&quot;&quot;}],&quot;schema&quot;:&quot;https://github.com/citation-style-language/schema/raw/master/csl-citation.json&quot;} RNDpTQNlCFo0z"/>. This approach can be characterised by the following: a top-down design process involving extensive planning prior to coding, explicit teaching of language principles and syntax, and coding from scratch rather than altering existing products. To counter this dominance, Papert and Turkle <text:reference-mark-start text:name="ZOTERO_ITEM CSL_CITATION {&quot;citationID&quot;:&quot;urldppnp&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nZFZbzAeaM"/>(1990)<text:reference-mark-end text:name="ZOTERO_ITEM CSL_CITATION {&quot;citationID&quot;:&quot;urldppnp&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nZFZbzAeaM"/> highlighted the value of a more concrete computing pedagogy, likening the process to bricolage, a craft-based approach where participants become very familiar with their tools and materials. The authors’ exploration of the types of coders as either Planners or Bricoleurs aligns with two aspects of the making styles explored briefly in Chapter 5. Bricoleur types are described as preferring to stay in closer contact with a concrete sense of the outcomes even at the expense of programming efficiency or neatness of code. This advocacy for the bricolage approach which remains anchored in concrete construction, appears at odds with Waite and Curzon’s <text:reference-mark-start text:name="ZOTERO_ITEM CSL_CITATION {&quot;citationID&quot;:&quot;vbcyemfv&quot;,&quot;properties&quot;:{&quot;formattedCitation&quot;:&quot;(Curzon et al., 2020)&quot;,&quot;plainCitation&quot;:&quot;(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schema&quot;:&quot;https://github.com/citation-style-language/schema/raw/master/csl-citation.json&quot;} RNDmIkTJsYByq"/>(Curzon et al., 2020)<text:reference-mark-end text:name="ZOTERO_ITEM CSL_CITATION {&quot;citationID&quot;:&quot;vbcyemfv&quot;,&quot;properties&quot;:{&quot;formattedCitation&quot;:&quot;(Curzon et al., 2020)&quot;,&quot;plainCitation&quot;:&quot;(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schema&quot;:&quot;https://github.com/citation-style-language/schema/raw/master/csl-citation.json&quot;} RNDmIkTJsYByq"/> research on the importance of alternating between abstract and concrete dimensions, present in research on semantic waves.</text:p>
      <text:p text:style-name="Text_20_body">My research is relevant here in that my observations show many of my participants operating as bricoleurs, feeling their way through their game-making via smaller-scale iterations rather than extensive periods of planning followed by implementation. It should be recalled, however, that this process is encouraged by the structuring of the learning design. Returning to semantic waves, while exploration of abstract CT concepts may be lacking in the process, an interpretation of video data findings shows that the shifts in LOA that Waite and colleagues advocate are present, with frequent shifts between conceptions of goals, implementation in code structures, and observations of results happening. It is relevant then to distinguish the levels of abstraction present in this process: namely, perhaps, Wing’s and Papert’s conceptions of abstraction, present in top-down planning processes, <text:soft-page-break/>and the goal-results hierarchy present in the LOA framework. It is within the design level of LOA that such distinctions persist, as Bricoleurs would avoid abstract design structures which detract from a close relationship between the code and the desired results. It can be seen at this point that such a coupling matches the structure of design patterns, indicating a suitability for their use to support this more concrete approach to developing programming.</text:p>
      <text:p text:style-name="Text_20_body">The celebration here is of pluralism rather than the culturally prevalent perspective privileging abstraction. Abstraction is not seen as undesirable, and indeed, is present in much of Papert’s work. For example, the importance of reducing barriers to learning coding through structural abstraction and thus the simplification of learning environments. Papert’s focus on reducing barriers to participation is present in his focus on child-play as a leading activity rather than teacher-led instruction. This simple but radical perspective also drives some of the foundational work on Microworlds, using the LOGO language as a vehicle to make previously abstract mathematical concepts concrete through exploratory play <text:reference-mark-start text:name="ZOTERO_ITEM CSL_CITATION {&quot;citationID&quot;:&quot;viffpcru&quot;,&quot;properties&quot;:{&quot;formattedCitation&quot;:&quot;(Papert, 1980)&quot;,&quot;plainCitation&quot;:&quot;(Papert, 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nJlmETyDIz"/>(Papert, 1980)<text:reference-mark-end text:name="ZOTERO_ITEM CSL_CITATION {&quot;citationID&quot;:&quot;viffpcru&quot;,&quot;properties&quot;:{&quot;formattedCitation&quot;:&quot;(Papert, 1980)&quot;,&quot;plainCitation&quot;:&quot;(Papert, 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nJlmETyDIz"/>. This perspective continues to drive constructionist design approaches supporting creative computing <text:reference-mark-start text:name="ZOTERO_ITEM CSL_CITATION {&quot;citationID&quot;:&quot;ajjhtgqo&quot;,&quot;properties&quot;:{&quot;formattedCitation&quot;:&quot;(Kafai, 1994; Kafai and Resnick, 1996, 1996; Resnick et al., 2005, 2009; Lee et al., 2014; Peppler et al., 2016)&quot;,&quot;plainCitation&quot;:&quot;(Kafai, 1994; Kafai and Resnick, 1996, 1996; Resnick et al., 2005, 2009; Lee et al., 2014; Peppler et al., 2016)&quot;,&quot;noteIndex&quot;:0},&quot;citationItems&quot;:[{&quot;id&quot;:1621,&quot;uris&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uffix&quot;:&quot;&quot;},{&quot;id&quot;:1100,&quot;uris&quot;:[&quot;http://zotero.org/users/1913249/items/RBDGKDQ4&quot;],&quot;itemData&quot;:{&quot;id&quot;:1100,&quot;type&quot;:&quot;book&quot;,&quot;call-number&quot;:&quot;LB1590.3 .C666 1996&quot;,&quot;event-place&quot;:&quot;Mahwah, N.J&quot;,&quot;ISBN&quot;:&quot;0-8058-1984-3&quot;,&quot;number-of-pages&quot;:&quot;339&quot;,&quot;publisher&quot;:&quot;Lawrence Erlbaum Associates&quot;,&quot;publisher-place&quot;:&quot;Mahwah, N.J&quot;,&quot;source&quot;:&quot;Library of Congress ISBN&quot;,&quot;title&quot;:&quot;Constructionism in practice: designing, thinking, and learning in a digital world&quot;,&quot;title-short&quot;:&quot;Constructionism in practice&quot;,&quot;editor&quot;:[{&quot;family&quot;:&quot;Kafai&quot;,&quot;given&quot;:&quot;Yasmin B.&quot;},{&quot;family&quot;:&quot;Resnick&quot;,&quot;given&quot;:&quot;Mitchel&quot;}],&quot;issued&quot;:{&quot;date-parts&quot;:[[&quot;1996&quot;]]},&quot;citation-key&quot;:&quot;kafai_constructionism_1996&quot;},&quot;prefix&quot;:&quot;&quot;,&quot;suffix&quot;:&quot;&quot;},{&quot;id&quot;:1100,&quot;uris&quot;:[&quot;http://zotero.org/users/1913249/items/RBDGKDQ4&quot;],&quot;itemData&quot;:{&quot;id&quot;:1100,&quot;type&quot;:&quot;book&quot;,&quot;call-number&quot;:&quot;LB1590.3 .C666 1996&quot;,&quot;event-place&quot;:&quot;Mahwah, N.J&quot;,&quot;ISBN&quot;:&quot;0-8058-1984-3&quot;,&quot;number-of-pages&quot;:&quot;339&quot;,&quot;publisher&quot;:&quot;Lawrence Erlbaum Associates&quot;,&quot;publisher-place&quot;:&quot;Mahwah, N.J&quot;,&quot;source&quot;:&quot;Library of Congress ISBN&quot;,&quot;title&quot;:&quot;Constructionism in practice: designing, thinking, and learning in a digital world&quot;,&quot;title-short&quot;:&quot;Constructionism in practice&quot;,&quot;editor&quot;:[{&quot;family&quot;:&quot;Kafai&quot;,&quot;given&quot;:&quot;Yasmin B.&quot;},{&quot;family&quot;:&quot;Resnick&quot;,&quot;given&quot;:&quot;Mitchel&quot;}],&quot;issued&quot;:{&quot;date-parts&quot;:[[&quot;1996&quot;]]},&quot;citation-key&quot;:&quot;kafai_constructionism_1996&quot;},&quot;prefix&quot;:&quot;&quot;,&quot;suffix&quot;:&quot;&quot;},{&quot;id&quot;:1747,&quot;uris&quot;:[&quot;http://zotero.org/users/1913249/items/R2R56ZFA&quot;],&quot;itemData&quot;:{&quot;id&quot;:1747,&quot;type&quot;:&quot;book&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edition&quot;:&quot;1 edition&quot;,&quot;event-place&quot;:&quot;Hillsdale, N.J&quot;,&quot;ISBN&quot;:&quot;978-0-8058-1513-9&quot;,&quot;language&quot;:&quot;English&quot;,&quot;number-of-pages&quot;:&quot;358&quot;,&quot;publisher&quot;:&quot;Routledge&quot;,&quot;publisher-place&quot;:&quot;Hillsdale, N.J&quot;,&quot;source&quot;:&quot;Amazon&quot;,&quot;title&quot;:&quot;Minds in Play: Computer Game Design As A Context for Children's Learning: Computer Game Designs as a Context for Children's Learning&quot;,&quot;title-short&quot;:&quot;Minds in Play&quot;,&quot;author&quot;:[{&quot;family&quot;:&quot;Kafai&quot;,&quot;given&quot;:&quot;Yasmin B.&quot;}],&quot;issued&quot;:{&quot;date-parts&quot;:[[&quot;1994&quot;,11,1]]},&quot;citation-key&quot;:&quot;kafai_minds_1994&quot;},&quot;prefix&quot;:&quot;&quot;,&quot;suffix&quot;:&quot;&quot;},{&quot;id&quot;:2909,&quot;uris&quot;:[&quot;http://zotero.org/users/1913249/items/G5FUZIEE&quot;],&quot;itemData&quot;:{&quot;id&quot;:2909,&quot;type&quot;:&quot;chapter&quot;,&quot;abstract&quot;:&quot;Most tools for making games have focused on-screen-based design and ignored the potentially rich space of tangible interface design. In this chapter, we discuss how middle school youth (ages 10–12 years) designed and built their own tangible game interfaces to set up a game arcade. We conducted two workshops in which students used the MaKey MaKey, a low-cost tangible interface construction kit, to build touch-sensitive game controllers using everyday conductive materials for games they remixed in Scratch. We address the following research questions: (1) What types of tangible interfaces do youth create for their games? (2) How do youth designers deal with the complexities of coordinating the design of tangible interfaces with online Scratch games? (3) What do young users have to say about their tangible interface designs? We found that youth designers mostly replicated common controller designs but varied in their attention to either functionality or esthetics. An unexpected finding was how these different approaches followed traditional gender lines, with girls more focused on esthetics and boys more focused on functionality. These findings might point toward different expectations and informal experiences that need to be taken into consideration when bringing tangible design activities into educational settings. During the arcade, the youths’ perspectives on their games and controllers changed as they observed other people playing their games. They expressed pride in their creations and saw ways to refine their designs in order to improve usability. In our discussion, we address how the inclusion of tangible interface design can extend game making activities for learning. Ultimately, we want youth to move beyond and experiment more with conventions, not just to increase their technological understanding and flexibility but also as a way to more critically approach the design of everyday things.&quot;,&quot;collection-title&quot;:&quot;Gaming Media and Social Effects&quot;,&quot;container-title&quot;:&quot;Playful User Interfaces&quot;,&quot;ISBN&quot;:&quot;978-981-4560-95-5&quot;,&quot;language&quot;:&quot;en&quot;,&quot;note&quot;:&quot;DOI: 10.1007/978-981-4560-96-2_13&quot;,&quot;page&quot;:&quot;277-292&quot;,&quot;publisher&quot;:&quot;Springer, Singapore&quot;,&quot;source&quot;:&quot;link-springer-com.ezproxy.mmu.ac.uk&quot;,&quot;title&quot;:&quot;Playing in the Arcade: Designing Tangible Interfaces with MaKey MaKey for Scratch Games&quot;,&quot;title-short&quot;:&quot;Playing in the Arcade&quot;,&quot;URL&quot;:&quot;http://link.springer.com/chapter/10.1007/978-981-4560-96-2_13&quot;,&quot;author&quot;:[{&quot;family&quot;:&quot;Lee&quot;,&quot;given&quot;:&quot;Eunkyoung&quot;},{&quot;family&quot;:&quot;Kafai&quot;,&quot;given&quot;:&quot;Yasmin B.&quot;},{&quot;family&quot;:&quot;Vasudevan&quot;,&quot;given&quot;:&quot;Veena&quot;},{&quot;family&quot;:&quot;Davis&quot;,&quot;given&quot;:&quot;Richard Lee&quot;}],&quot;accessed&quot;:{&quot;date-parts&quot;:[[&quot;2018&quot;,8,17]]},&quot;issued&quot;:{&quot;date-parts&quot;:[[&quot;2014&quot;]]},&quot;citation-key&quot;:&quot;lee_playing_2014&quot;},&quot;prefix&quot;:&quot;&quot;,&quot;suffix&quot;:&quot;&quot;},{&quot;id&quot;:2827,&quot;uris&quot;:[&quot;http://zotero.org/users/1913249/items/K6IU8LMM&quot;],&quot;itemData&quot;:{&quot;id&quot;:2827,&quot;type&quot;:&quot;book&quot;,&quot;abstract&quot;:&quot;Makeology introduces the emerging landscape of the Maker Movement and its connection to interest-driven learning. While the movement is fueled in part by new tools, technologies, and online communities available to today’s makers, its simultaneous emphasis on engaging the world through design and sharing with others harkens back to early educational predecessors including Froebel, Dewey, Montessori, and Papert. Makerspaces as Learning Environments (Volume 1) focuses on making in a variety of educational ecosystems, spanning nursery schools, K-12 environments, higher education, museums, and after-school spaces. Each chapter closes with a set of practical takeaways for educators, researchers, and parents.&quot;,&quot;ISBN&quot;:&quot;978-1-317-53715-1&quot;,&quot;language&quot;:&quot;en&quot;,&quot;note&quot;:&quot;Google-Books-ID: xgwzDAAAQBAJ&quot;,&quot;number-of-pages&quot;:&quot;303&quot;,&quot;publisher&quot;:&quot;Routledge&quot;,&quot;source&quot;:&quot;Google Books&quot;,&quot;title&quot;:&quot;Makeology: Makerspaces as Learning Environments&quot;,&quot;title-short&quot;:&quot;Makeology&quot;,&quot;author&quot;:[{&quot;family&quot;:&quot;Peppler&quot;,&quot;given&quot;:&quot;Kylie&quot;},{&quot;family&quot;:&quot;Halverson&quot;,&quot;given&quot;:&quot;Erica&quot;},{&quot;family&quot;:&quot;Kafai&quot;,&quot;given&quot;:&quot;Yasmin B.&quot;}],&quot;issued&quot;:{&quot;date-parts&quot;:[[&quot;2016&quot;,5,20]]},&quot;citation-key&quot;:&quot;peppler_makeology:_2016&quot;},&quot;prefix&quot;:&quot;&quot;,&quot;suffix&quot;:&quot;&quot;}],&quot;schema&quot;:&quot;https://github.com/citation-style-language/schema/raw/master/csl-citation.json&quot;} RNDhQjwqvLUa5"/>(Kafai, 1994; Kafai and Resnick, 1996, 1996; Resnick et al., 2005, 2009; Lee et al., 2014; Peppler et al., 2016)<text:reference-mark-end text:name="ZOTERO_ITEM CSL_CITATION {&quot;citationID&quot;:&quot;ajjhtgqo&quot;,&quot;properties&quot;:{&quot;formattedCitation&quot;:&quot;(Kafai, 1994; Kafai and Resnick, 1996, 1996; Resnick et al., 2005, 2009; Lee et al., 2014; Peppler et al., 2016)&quot;,&quot;plainCitation&quot;:&quot;(Kafai, 1994; Kafai and Resnick, 1996, 1996; Resnick et al., 2005, 2009; Lee et al., 2014; Peppler et al., 2016)&quot;,&quot;noteIndex&quot;:0},&quot;citationItems&quot;:[{&quot;id&quot;:1621,&quot;uris&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uffix&quot;:&quot;&quot;},{&quot;id&quot;:1100,&quot;uris&quot;:[&quot;http://zotero.org/users/1913249/items/RBDGKDQ4&quot;],&quot;itemData&quot;:{&quot;id&quot;:1100,&quot;type&quot;:&quot;book&quot;,&quot;call-number&quot;:&quot;LB1590.3 .C666 1996&quot;,&quot;event-place&quot;:&quot;Mahwah, N.J&quot;,&quot;ISBN&quot;:&quot;0-8058-1984-3&quot;,&quot;number-of-pages&quot;:&quot;339&quot;,&quot;publisher&quot;:&quot;Lawrence Erlbaum Associates&quot;,&quot;publisher-place&quot;:&quot;Mahwah, N.J&quot;,&quot;source&quot;:&quot;Library of Congress ISBN&quot;,&quot;title&quot;:&quot;Constructionism in practice: designing, thinking, and learning in a digital world&quot;,&quot;title-short&quot;:&quot;Constructionism in practice&quot;,&quot;editor&quot;:[{&quot;family&quot;:&quot;Kafai&quot;,&quot;given&quot;:&quot;Yasmin B.&quot;},{&quot;family&quot;:&quot;Resnick&quot;,&quot;given&quot;:&quot;Mitchel&quot;}],&quot;issued&quot;:{&quot;date-parts&quot;:[[&quot;1996&quot;]]},&quot;citation-key&quot;:&quot;kafai_constructionism_1996&quot;},&quot;prefix&quot;:&quot;&quot;,&quot;suffix&quot;:&quot;&quot;},{&quot;id&quot;:1100,&quot;uris&quot;:[&quot;http://zotero.org/users/1913249/items/RBDGKDQ4&quot;],&quot;itemData&quot;:{&quot;id&quot;:1100,&quot;type&quot;:&quot;book&quot;,&quot;call-number&quot;:&quot;LB1590.3 .C666 1996&quot;,&quot;event-place&quot;:&quot;Mahwah, N.J&quot;,&quot;ISBN&quot;:&quot;0-8058-1984-3&quot;,&quot;number-of-pages&quot;:&quot;339&quot;,&quot;publisher&quot;:&quot;Lawrence Erlbaum Associates&quot;,&quot;publisher-place&quot;:&quot;Mahwah, N.J&quot;,&quot;source&quot;:&quot;Library of Congress ISBN&quot;,&quot;title&quot;:&quot;Constructionism in practice: designing, thinking, and learning in a digital world&quot;,&quot;title-short&quot;:&quot;Constructionism in practice&quot;,&quot;editor&quot;:[{&quot;family&quot;:&quot;Kafai&quot;,&quot;given&quot;:&quot;Yasmin B.&quot;},{&quot;family&quot;:&quot;Resnick&quot;,&quot;given&quot;:&quot;Mitchel&quot;}],&quot;issued&quot;:{&quot;date-parts&quot;:[[&quot;1996&quot;]]},&quot;citation-key&quot;:&quot;kafai_constructionism_1996&quot;},&quot;prefix&quot;:&quot;&quot;,&quot;suffix&quot;:&quot;&quot;},{&quot;id&quot;:1747,&quot;uris&quot;:[&quot;http://zotero.org/users/1913249/items/R2R56ZFA&quot;],&quot;itemData&quot;:{&quot;id&quot;:1747,&quot;type&quot;:&quot;book&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edition&quot;:&quot;1 edition&quot;,&quot;event-place&quot;:&quot;Hillsdale, N.J&quot;,&quot;ISBN&quot;:&quot;978-0-8058-1513-9&quot;,&quot;language&quot;:&quot;English&quot;,&quot;number-of-pages&quot;:&quot;358&quot;,&quot;publisher&quot;:&quot;Routledge&quot;,&quot;publisher-place&quot;:&quot;Hillsdale, N.J&quot;,&quot;source&quot;:&quot;Amazon&quot;,&quot;title&quot;:&quot;Minds in Play: Computer Game Design As A Context for Children's Learning: Computer Game Designs as a Context for Children's Learning&quot;,&quot;title-short&quot;:&quot;Minds in Play&quot;,&quot;author&quot;:[{&quot;family&quot;:&quot;Kafai&quot;,&quot;given&quot;:&quot;Yasmin B.&quot;}],&quot;issued&quot;:{&quot;date-parts&quot;:[[&quot;1994&quot;,11,1]]},&quot;citation-key&quot;:&quot;kafai_minds_1994&quot;},&quot;prefix&quot;:&quot;&quot;,&quot;suffix&quot;:&quot;&quot;},{&quot;id&quot;:2909,&quot;uris&quot;:[&quot;http://zotero.org/users/1913249/items/G5FUZIEE&quot;],&quot;itemData&quot;:{&quot;id&quot;:2909,&quot;type&quot;:&quot;chapter&quot;,&quot;abstract&quot;:&quot;Most tools for making games have focused on-screen-based design and ignored the potentially rich space of tangible interface design. In this chapter, we discuss how middle school youth (ages 10–12 years) designed and built their own tangible game interfaces to set up a game arcade. We conducted two workshops in which students used the MaKey MaKey, a low-cost tangible interface construction kit, to build touch-sensitive game controllers using everyday conductive materials for games they remixed in Scratch. We address the following research questions: (1) What types of tangible interfaces do youth create for their games? (2) How do youth designers deal with the complexities of coordinating the design of tangible interfaces with online Scratch games? (3) What do young users have to say about their tangible interface designs? We found that youth designers mostly replicated common controller designs but varied in their attention to either functionality or esthetics. An unexpected finding was how these different approaches followed traditional gender lines, with girls more focused on esthetics and boys more focused on functionality. These findings might point toward different expectations and informal experiences that need to be taken into consideration when bringing tangible design activities into educational settings. During the arcade, the youths’ perspectives on their games and controllers changed as they observed other people playing their games. They expressed pride in their creations and saw ways to refine their designs in order to improve usability. In our discussion, we address how the inclusion of tangible interface design can extend game making activities for learning. Ultimately, we want youth to move beyond and experiment more with conventions, not just to increase their technological understanding and flexibility but also as a way to more critically approach the design of everyday things.&quot;,&quot;collection-title&quot;:&quot;Gaming Media and Social Effects&quot;,&quot;container-title&quot;:&quot;Playful User Interfaces&quot;,&quot;ISBN&quot;:&quot;978-981-4560-95-5&quot;,&quot;language&quot;:&quot;en&quot;,&quot;note&quot;:&quot;DOI: 10.1007/978-981-4560-96-2_13&quot;,&quot;page&quot;:&quot;277-292&quot;,&quot;publisher&quot;:&quot;Springer, Singapore&quot;,&quot;source&quot;:&quot;link-springer-com.ezproxy.mmu.ac.uk&quot;,&quot;title&quot;:&quot;Playing in the Arcade: Designing Tangible Interfaces with MaKey MaKey for Scratch Games&quot;,&quot;title-short&quot;:&quot;Playing in the Arcade&quot;,&quot;URL&quot;:&quot;http://link.springer.com/chapter/10.1007/978-981-4560-96-2_13&quot;,&quot;author&quot;:[{&quot;family&quot;:&quot;Lee&quot;,&quot;given&quot;:&quot;Eunkyoung&quot;},{&quot;family&quot;:&quot;Kafai&quot;,&quot;given&quot;:&quot;Yasmin B.&quot;},{&quot;family&quot;:&quot;Vasudevan&quot;,&quot;given&quot;:&quot;Veena&quot;},{&quot;family&quot;:&quot;Davis&quot;,&quot;given&quot;:&quot;Richard Lee&quot;}],&quot;accessed&quot;:{&quot;date-parts&quot;:[[&quot;2018&quot;,8,17]]},&quot;issued&quot;:{&quot;date-parts&quot;:[[&quot;2014&quot;]]},&quot;citation-key&quot;:&quot;lee_playing_2014&quot;},&quot;prefix&quot;:&quot;&quot;,&quot;suffix&quot;:&quot;&quot;},{&quot;id&quot;:2827,&quot;uris&quot;:[&quot;http://zotero.org/users/1913249/items/K6IU8LMM&quot;],&quot;itemData&quot;:{&quot;id&quot;:2827,&quot;type&quot;:&quot;book&quot;,&quot;abstract&quot;:&quot;Makeology introduces the emerging landscape of the Maker Movement and its connection to interest-driven learning. While the movement is fueled in part by new tools, technologies, and online communities available to today’s makers, its simultaneous emphasis on engaging the world through design and sharing with others harkens back to early educational predecessors including Froebel, Dewey, Montessori, and Papert. Makerspaces as Learning Environments (Volume 1) focuses on making in a variety of educational ecosystems, spanning nursery schools, K-12 environments, higher education, museums, and after-school spaces. Each chapter closes with a set of practical takeaways for educators, researchers, and parents.&quot;,&quot;ISBN&quot;:&quot;978-1-317-53715-1&quot;,&quot;language&quot;:&quot;en&quot;,&quot;note&quot;:&quot;Google-Books-ID: xgwzDAAAQBAJ&quot;,&quot;number-of-pages&quot;:&quot;303&quot;,&quot;publisher&quot;:&quot;Routledge&quot;,&quot;source&quot;:&quot;Google Books&quot;,&quot;title&quot;:&quot;Makeology: Makerspaces as Learning Environments&quot;,&quot;title-short&quot;:&quot;Makeology&quot;,&quot;author&quot;:[{&quot;family&quot;:&quot;Peppler&quot;,&quot;given&quot;:&quot;Kylie&quot;},{&quot;family&quot;:&quot;Halverson&quot;,&quot;given&quot;:&quot;Erica&quot;},{&quot;family&quot;:&quot;Kafai&quot;,&quot;given&quot;:&quot;Yasmin B.&quot;}],&quot;issued&quot;:{&quot;date-parts&quot;:[[&quot;2016&quot;,5,20]]},&quot;citation-key&quot;:&quot;peppler_makeology:_2016&quot;},&quot;prefix&quot;:&quot;&quot;,&quot;suffix&quot;:&quot;&quot;}],&quot;schema&quot;:&quot;https://github.com/citation-style-language/schema/raw/master/csl-citation.json&quot;} RNDhQjwqvLUa5"/>. A component aspect within this approach is the careful consideration of the process of abstraction or black-boxing in learning design and tools <text:reference-mark-start text:name="ZOTERO_ITEM CSL_CITATION {&quot;citationID&quot;:&quot;qnkjsurd&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zrpSrcoSts"/>(Resnick and Silverman, 2005)<text:reference-mark-end text:name="ZOTERO_ITEM CSL_CITATION {&quot;citationID&quot;:&quot;qnkjsurd&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zrpSrcoSts"/>, which is of direct relevance to my research. Specifically, these concerns are present in my design of the use of a code playground as a supporting tool, the use of a starting template with pre-created code functions in place, the structuring of the template with key variables moved to the start of the code, and a grid matrix in an array data structure.</text:p>
      <text:p text:style-name="Text_20_body">While this abstraction in my design is important to the experience of participants and the practicality of tackling a game-making project with novices, in the following section I return to address the utility of framing the design element of the use of GDPs as intermediate-level frameworks.</text:p>
      <text:h text:style-name="Heading_20_3" text:outline-level="3"><text:bookmark-start text:name="observations-on-abstract-concrete-dimensions-in-my-data-related-to-gameplay-design-patterns."/>Observations on abstract / concrete dimensions in my data related to gameplay design patterns.<text:bookmark-end text:name="observations-on-abstract-concrete-dimensions-in-my-data-related-to-gameplay-design-patterns."/></text:h>
      <text:p text:style-name="P2">I now return to the proposal of GDPs as a useful intermediate-level framework, given the framing of abstraction summarized above, and explore this proposal using the findings of my research process. To do this, it is useful to re-examine the utility of the term “intermediate framework” <text:reference-mark-start text:name="ZOTERO_ITEM CSL_CITATION {&quot;citationID&quot;:&quot;grweirwq&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upSqIrwOEt"/>(Eriksson et al., 2019)<text:reference-mark-end text:name="ZOTERO_ITEM CSL_CITATION {&quot;citationID&quot;:&quot;grweirwq&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upSqIrwOEt"/>, given the exploration of LOA, semantic waves, and Papert’s work. Does the framework provided by GDPs sit between a more abstract theory and concrete implementation as given? Waite’s conception of LOA would place the implementation of each GDP at the highest level of abstraction, whereas the more potentially transferable nature of Wing’s abstract CT conceptions would form a candidate for a more generalisable theory. As such, GDPs would be situated between those and concrete implementation. To illuminate this positioning, we can examine the above-cited research in the field of human-computer interaction <text:reference-mark-start text:name="ZOTERO_ITEM CSL_CITATION {&quot;citationID&quot;:&quot;swotygyo&quot;,&quot;properties&quot;:{&quot;formattedCitation&quot;:&quot;(H\\uc0\\u246{}\\uc0\\u246{}k and L\\uc0\\u246{}wgren, 2012; Barendregt et al., 2018; Eriksson et al., 2019)&quot;,&quot;plainCitation&quot;:&quot;(Höök and Löwgren, 2012; Barendregt et al., 2018; 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OZcPJ2XVRl"/><text:span text:style-name="T4">(Höök and Löwgren, 2012; Barendregt et al., 2018; Eriksson et al., 2019)</text:span><text:reference-mark-end text:name="ZOTERO_ITEM CSL_CITATION {&quot;citationID&quot;:&quot;swotygyo&quot;,&quot;properties&quot;:{&quot;formattedCitation&quot;:&quot;(H\\uc0\\u246{}\\uc0\\u246{}k and L\\uc0\\u246{}wgren, 2012; Barendregt et al., 2018; Eriksson et al., 2019)&quot;,&quot;plainCitation&quot;:&quot;(Höök and Löwgren, 2012; Barendregt et al., 2018; 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OZcPJ2XVRl"/>; however, in most of these studies, the nature of the general theories is not clearly articulated.</text:p>
      <text:p text:style-name="Text_20_body">At this stage, it is valuable to look past a potentially arbitrary placing of these levels within a hierarchy to investigate instead the core value of the relational nature of the framework to other concepts in the context of my research. To help with this analysis of utility, the following section develops this line of research, making more explicit the observed and potential uses of GDPs for different stakeholders in this context: specifically, comparing their utility for participants and facilitators/researchers.</text:p>
      <text:p text:style-name="Text_20_body">Addressing utility for participants, in computing education, design pattern-based approaches have benefits in making complex problems more modular and concrete <text:reference-mark-start text:name="ZOTERO_ITEM CSL_CITATION {&quot;citationID&quot;:&quot;iwpqtuug&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uXKz5iXXYo"/>(Muller et al., 2004; Waite and Sentance, 2021)<text:reference-mark-end text:name="ZOTERO_ITEM CSL_CITATION {&quot;citationID&quot;:&quot;iwpqtuug&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uXKz5iXXYo"/>. In the work of Eriksson et al., the young people make design suggestions to alter a <text:soft-page-break/>game but do not modify computer code. This distinction is important because it removes the strongly coupled link (present in this design) between motivation, description, and implementation, articulated as a problem-solution structure that is present in conventional conceptions of design patterns. This coupling bears examination in relation to the positioning of GDPs as a leading activity, as illustrated by my decision to treat the implementation of each GDP as an activity system in itself. While the previous chapter explored the use of GDPs in various facets, this section turns to their utility for learners in this abstract/concrete domain.</text:p>
      <text:p text:style-name="Text_20_body">Firstly, GDPs are particularly helpful in participant goal formation, as explored in Chapter 6 in the sections on ideation and prioritisation. Secondly, the close coupling in patterns strongly supports the navigation between different project stages (explored in this chapter as LOA) via careful structuring of resources and documentation. Thirdly, GDPs help with the division of labour between collaborators, which is relevant here. For example, when tackling more abstract processes, concepts, and terminology. These roles are often taken on by a more competent partner. Thus, participant perspectives shift between the wider goal of making an engaging game for a real or imagined audience and a narrower goal of implementing a game design pattern and the technical actions and operations needed to complete it.</text:p>
      <text:p text:style-name="Text_20_body">Turning to the utility for designers, researchers and facilitators, it follows that the concerns above are also relevant for this group of stakeholders in terms of supporting learners. GDPs can also be useful for wider pedagogical and analytical motivations. One such motivation is the ability for a solid understanding of GDPs to open up exploration of other concepts. This potential is expressed as a challenge by Barron, in research on project-based approaches to digital making, a key challenge to project based learning: specifically the challenge of is finding appropriate conceptual and practical frameworks to scaffold domain specific working practices to ameliorate the dialectical tension between engagement via tinkering and requirements to promote “principled understanding” <text:reference-mark-start text:name="ZOTERO_ITEM CSL_CITATION {&quot;citationID&quot;:&quot;qodpasnv&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BEm6bEfsPF"/>(Barron et al., 1998:63)<text:reference-mark-end text:name="ZOTERO_ITEM CSL_CITATION {&quot;citationID&quot;:&quot;qodpasnv&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BEm6bEfsPF"/>.</text:p>
      <text:p text:style-name="Text_20_body">My reflections on research data support a proposition that there is utility for facilitators to be aware of the level of abstraction present in different elements of project learning design. This value encompasses both the concepts that learners are working with and those which are potentially accessible via explicit teaching. The close coupling between design and code structure levels in my design may not align with LOA principles given that “1:1 mapping between the design/algorithm and the code may lead to confusion between the levels” <text:reference-mark-start text:name="ZOTERO_ITEM CSL_CITATION {&quot;citationID&quot;:&quot;kgkasovp&quot;,&quot;properties&quot;:{&quot;formattedCitation&quot;:&quot;(Waite et al., 2018a:21)&quot;,&quot;plainCitation&quot;:&quot;(Waite et al., 2018a: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prefix&quot;:&quot;&quot;}],&quot;schema&quot;:&quot;https://github.com/citation-style-language/schema/raw/master/csl-citation.json&quot;} RND8jSDs25bMF"/>(Waite et al., 2018a:21)<text:reference-mark-end text:name="ZOTERO_ITEM CSL_CITATION {&quot;citationID&quot;:&quot;kgkasovp&quot;,&quot;properties&quot;:{&quot;formattedCitation&quot;:&quot;(Waite et al., 2018a:21)&quot;,&quot;plainCitation&quot;:&quot;(Waite et al., 2018a: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prefix&quot;:&quot;&quot;}],&quot;schema&quot;:&quot;https://github.com/citation-style-language/schema/raw/master/csl-citation.json&quot;} RND8jSDs25bMF"/>. However, given that Waite’s subsequent research does not include examples of activity explicitly teaching abstraction <text:reference-mark-start text:name="ZOTERO_ITEM CSL_CITATION {&quot;citationID&quot;:&quot;ytmlwyyx&quot;,&quot;properties&quot;:{&quot;formattedCitation&quot;:&quot;(Waite et al., 2018a; Sentance et al., 2019a, 2019b)&quot;,&quot;plainCitation&quot;:&quot;(Waite et al., 2018a; Sentance et al., 2019a, 2019b)&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uffix&quot;:&quot;&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schema&quot;:&quot;https://github.com/citation-style-language/schema/raw/master/csl-citation.json&quot;} RNDGYixJIUyb7"/>(Waite et al., 2018a; Sentance et al., 2019a, 2019b)<text:reference-mark-end text:name="ZOTERO_ITEM CSL_CITATION {&quot;citationID&quot;:&quot;ytmlwyyx&quot;,&quot;properties&quot;:{&quot;formattedCitation&quot;:&quot;(Waite et al., 2018a; Sentance et al., 2019a, 2019b)&quot;,&quot;plainCitation&quot;:&quot;(Waite et al., 2018a; Sentance et al., 2019a, 2019b)&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uffix&quot;:&quot;&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schema&quot;:&quot;https://github.com/citation-style-language/schema/raw/master/csl-citation.json&quot;} RNDGYixJIUyb7"/>, what counts as explicit teaching of abstraction is not clear. This question invites discussion on the value of explicit teaching CT of compared to development as as an embedded skill through bricolage approaches. As explored in Chapter 2 the literature review paints a very mixed picture in this regard and while it is problematised in relation to agency development later, this research doesn’t negate the value of explicit teaching of computational thinking, Additionally, this research contends that GDPs are a more suitable accessible leading pedagogical framework than computational thinking, a proposal explored in the following section.</text:p>
      <text:h text:style-name="Heading_20_3" text:outline-level="3"><text:bookmark-start text:name="how-my-research-contributes-to-discussions-regarding-dimensions-of-abstraction-within-existing-research"/>How my research contributes to discussions regarding dimensions of abstraction within existing research<text:bookmark-end text:name="how-my-research-contributes-to-discussions-regarding-dimensions-of-abstraction-within-existing-research"/></text:h>
      <text:p text:style-name="First_20_paragraph">The evidence and examples surfaced in this paragraph support a view of a collection of GDPs as a productive research and pedagogical framework. The data from the last chapter contributes a series of grounded pedagogical instances via examples that map a concrete pedagogical process to theoretical observations. Eriksson et al. note the utility of GDP concepts in several dimensions: as a lingua franca between researchers and participants; to aid the framing of analysis; and to inspire participants. However, given that the focus of this analysis addresses the utility for the researcher <text:soft-page-break/>rather than that of participants, this research significantly advances these contributions. Additionally, given this shift to include the utility for participants and the problematisation of the term intermediate, I propose a change in terminology. Instead of an <text:span text:style-name="T3">intermediate framework</text:span>, I propose the term <text:span text:style-name="T3">gateway framework</text:span> to avoid the confusion explored earlier in terms of its position within a hierarchy.</text:p>
      <text:p text:style-name="Text_20_body">Within this line of inquiry concerning navigation of different levels of abstraction within this process, the characteristics of such a gateway framework would usefully include the following elements. Firstly, the process guides learners to use GDPs as their primary leading activity or object of activity (using CHAT terminology). Secondly, a working code framework or template is provided with affordances strongly coupled with object output, providing immediate feedback. Thirdly, just-in-time supporting resources are provided, closely aligned to the sub-goals of GDPs. Finally, this gateway framework may also facilitate reflection on its use, and reinforcement of this process can be structured using supporting tools, such as a learning map (see appendix.learningmap for an example in P4).</text:p>
      <text:p text:style-name="Text_20_body">In the previous analysis of the use of GDPs through the lens of research on the abstract and concrete dimensions in computing education, there is an alignment with the personal dimension of knowledge highlighted in the previous chapter. For participants, the framework of GDPs facilitates goal formation. Once engaged with this goal, participants can use the affordances of the design to traverse different LOA without explicit instruction in the process of playtesting. The following section develops an analysis of the findings from the last chapter, outlining the potential of GDP concepts, especially within playtesting, to support these participant shifts in perspective. The following section addresses the social and cultural aspects of this study, using the development of varied forms of participant agency as an analytical lens.</text:p>
      <text:h text:style-name="Heading_20_2" text:outline-level="2"><text:bookmark-start text:name="part-two---agency"/>Part Two - Agency<text:bookmark-end text:name="part-two---agency"/></text:h>
      <text:p text:style-name="First_20_paragraph">As noted in Chapter 2, much research on the learning to coding has focused chiefly on this aspect of personal knowledge construction, neglected this social and perspectives typified by socio-cultural approaches [find source]. This trend is exemplified by a comparison of Wing and Papert’s conceptions of computational thinking <text:reference-mark-start text:name="ZOTERO_ITEM CSL_CITATION {&quot;citationID&quot;:&quot;lutxgtzi&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ZSGV4lWpj3"/>(Lodi and Martini, 2021)<text:reference-mark-end text:name="ZOTERO_ITEM CSL_CITATION {&quot;citationID&quot;:&quot;lutxgtzi&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ZSGV4lWpj3"/>, with the latter’s additional focus on the community application of created projects forms the motivational basis of much of constructionism in the process of creating objects to share. Thus, the issue at hand transcends concepts of efficacy of how to support the coding process to address the underlying goals of the activity. Following the legacy of constructionism to the present day, the articulation of Resnick of computational fluency, addresses the limitations of research focusing too narrowly on technical approaches rather than their expressive potential (and thus withing a community) <text:reference-mark-start text:name="ZOTERO_ITEM CSL_CITATION {&quot;citationID&quot;:&quot;pwcjfqpr&quot;,&quot;properties&quot;:{&quot;formattedCitation&quot;:&quot;(Resnick and Rusk, 2020)&quot;,&quot;plainCitation&quot;:&quot;(Resnick and Rusk, 2020)&quot;,&quot;noteIndex&quot;:0},&quot;citationItems&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IwpV3racjf"/>(Resnick and Rusk, 2020)<text:reference-mark-end text:name="ZOTERO_ITEM CSL_CITATION {&quot;citationID&quot;:&quot;pwcjfqpr&quot;,&quot;properties&quot;:{&quot;formattedCitation&quot;:&quot;(Resnick and Rusk, 2020)&quot;,&quot;plainCitation&quot;:&quot;(Resnick and Rusk, 2020)&quot;,&quot;noteIndex&quot;:0},&quot;citationItems&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IwpV3racjf"/> and focused on toolsets rather than pedagogies <text:reference-mark-start text:name="ZOTERO_ITEM CSL_CITATION {&quot;citationID&quot;:&quot;uxyelmuq&quot;,&quot;properties&quot;:{&quot;formattedCitation&quot;:&quot;(Resnick, 2020)&quot;,&quot;plainCitation&quot;:&quot;(Resnic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schema&quot;:&quot;https://github.com/citation-style-language/schema/raw/master/csl-citation.json&quot;} RND72XJBTZklT"/>(Resnick, 2020)<text:reference-mark-end text:name="ZOTERO_ITEM CSL_CITATION {&quot;citationID&quot;:&quot;uxyelmuq&quot;,&quot;properties&quot;:{&quot;formattedCitation&quot;:&quot;(Resnick, 2020)&quot;,&quot;plainCitation&quot;:&quot;(Resnic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schema&quot;:&quot;https://github.com/citation-style-language/schema/raw/master/csl-citation.json&quot;} RND72XJBTZklT"/>. We should recall here the parallel call of Kafai and Burke in the field of game making for learning to address social and cultural motivations and aspects of the process <text:reference-mark-start text:name="ZOTERO_ITEM CSL_CITATION {&quot;citationID&quot;:&quot;dwqsyehe&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f0TFK6ENO3"/>(Kafai and Burke, 2015)<text:reference-mark-end text:name="ZOTERO_ITEM CSL_CITATION {&quot;citationID&quot;:&quot;dwqsyehe&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f0TFK6ENO3"/>.</text:p>
      <text:p text:style-name="Text_20_body">In a UK computing education context, while the work of Waite and Sentence begins to address sociocultural aspects <text:reference-mark-start text:name="ZOTERO_ITEM CSL_CITATION {&quot;citationID&quot;:&quot;qxcpbkml&quot;,&quot;properties&quot;:{&quot;formattedCitation&quot;:&quot;(Sentance et al., 2019b; Hwang et al., 2023)&quot;,&quot;plainCitation&quot;:&quot;(Sentance et al., 2019b; Hwang et al., 2023)&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id&quot;:10128,&quot;uris&quot;:[&quot;http://zotero.org/users/1913249/items/YS9F7644&quot;],&quot;itemData&quot;:{&quot;id&quot;:10128,&quot;type&quot;:&quot;paper-conferenc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container-title&quot;:&quot;Proceedings of the 2023 ACM Conference on International Computing Education Research V.1&quot;,&quot;DOI&quot;:&quot;10.1145/3568813.3600112&quot;,&quot;event-place&quot;:&quot;Chicago IL USA&quot;,&quot;event-title&quot;:&quot;ICER 2023: ACM Conference on International Computing Education Research&quot;,&quot;ISBN&quot;:&quot;978-1-4503-9976-0&quot;,&quot;language&quot;:&quot;en&quot;,&quot;page&quot;:&quot;206-221&quot;,&quot;publisher&quot;:&quot;ACM&quot;,&quot;publisher-place&quot;:&quot;Chicago IL USA&quot;,&quot;source&quot;:&quot;DOI.org (Crossref)&quot;,&quot;title&quot;:&quot;Using a Sociological Lens to Investigate Computing Teachers’ Culturally Responsive Classroom Practices&quot;,&quot;URL&quot;:&quot;https://dl.acm.org/doi/10.1145/3568813.3600112&quot;,&quot;author&quot;:[{&quot;family&quot;:&quot;Hwang&quot;,&quot;given&quot;:&quot;Yujeong&quot;},{&quot;family&quot;:&quot;Das&quot;,&quot;given&quot;:&quot;Anjali&quot;},{&quot;family&quot;:&quot;Waite&quot;,&quot;given&quot;:&quot;Jane&quot;},{&quot;family&quot;:&quot;Sentance&quot;,&quot;given&quot;:&quot;Sue&quot;}],&quot;accessed&quot;:{&quot;date-parts&quot;:[[&quot;2025&quot;,2,25]]},&quot;issued&quot;:{&quot;date-parts&quot;:[[&quot;2023&quot;,8,7]]},&quot;citation-key&quot;:&quot;hwang_using_2023&quot;},&quot;prefix&quot;:&quot;&quot;,&quot;suffix&quot;:&quot;&quot;}],&quot;schema&quot;:&quot;https://github.com/citation-style-language/schema/raw/master/csl-citation.json&quot;} RNDzta5fnKqcw"/>(Sentance et al., 2019b; Hwang et al., 2023)<text:reference-mark-end text:name="ZOTERO_ITEM CSL_CITATION {&quot;citationID&quot;:&quot;qxcpbkml&quot;,&quot;properties&quot;:{&quot;formattedCitation&quot;:&quot;(Sentance et al., 2019b; Hwang et al., 2023)&quot;,&quot;plainCitation&quot;:&quot;(Sentance et al., 2019b; Hwang et al., 2023)&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id&quot;:10128,&quot;uris&quot;:[&quot;http://zotero.org/users/1913249/items/YS9F7644&quot;],&quot;itemData&quot;:{&quot;id&quot;:10128,&quot;type&quot;:&quot;paper-conferenc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container-title&quot;:&quot;Proceedings of the 2023 ACM Conference on International Computing Education Research V.1&quot;,&quot;DOI&quot;:&quot;10.1145/3568813.3600112&quot;,&quot;event-place&quot;:&quot;Chicago IL USA&quot;,&quot;event-title&quot;:&quot;ICER 2023: ACM Conference on International Computing Education Research&quot;,&quot;ISBN&quot;:&quot;978-1-4503-9976-0&quot;,&quot;language&quot;:&quot;en&quot;,&quot;page&quot;:&quot;206-221&quot;,&quot;publisher&quot;:&quot;ACM&quot;,&quot;publisher-place&quot;:&quot;Chicago IL USA&quot;,&quot;source&quot;:&quot;DOI.org (Crossref)&quot;,&quot;title&quot;:&quot;Using a Sociological Lens to Investigate Computing Teachers’ Culturally Responsive Classroom Practices&quot;,&quot;URL&quot;:&quot;https://dl.acm.org/doi/10.1145/3568813.3600112&quot;,&quot;author&quot;:[{&quot;family&quot;:&quot;Hwang&quot;,&quot;given&quot;:&quot;Yujeong&quot;},{&quot;family&quot;:&quot;Das&quot;,&quot;given&quot;:&quot;Anjali&quot;},{&quot;family&quot;:&quot;Waite&quot;,&quot;given&quot;:&quot;Jane&quot;},{&quot;family&quot;:&quot;Sentance&quot;,&quot;given&quot;:&quot;Sue&quot;}],&quot;accessed&quot;:{&quot;date-parts&quot;:[[&quot;2025&quot;,2,25]]},&quot;issued&quot;:{&quot;date-parts&quot;:[[&quot;2023&quot;,8,7]]},&quot;citation-key&quot;:&quot;hwang_using_2023&quot;},&quot;prefix&quot;:&quot;&quot;,&quot;suffix&quot;:&quot;&quot;}],&quot;schema&quot;:&quot;https://github.com/citation-style-language/schema/raw/master/csl-citation.json&quot;} RNDzta5fnKqcw"/>, this work is limited in scope and merits further attention. Given that a guiding motivation of this study to explore the process of designing and facilitating for participant empowerment learning to program, it is valuable to articulate different types of agency.</text:p>
      <text:h text:style-name="P17" text:outline-level="3"><text:bookmark-start text:name="instrumental-agency"/>Instrumental Agency<text:bookmark-end text:name="instrumental-agency"/></text:h>
      <text:p text:style-name="P4">As previously explored, varied conceptions of agency exist including: instrumental, authorial and transformative agency <text:reference-mark-start text:name="ZOTERO_ITEM CSL_CITATION {&quot;citationID&quot;:&quot;zanfrsix&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RuiYZgt5EM"/>(Matusov et al., 2016)<text:reference-mark-end text:name="ZOTERO_ITEM CSL_CITATION {&quot;citationID&quot;:&quot;zanfrsix&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RuiYZgt5EM"/>. (See methodology chapter).</text:p>
      <text:p text:style-name="P9">To summarise similarities and distinctions between mediation and a transformative approach <text:reference-mark-start text:name="ZOTERO_ITEM CSL_CITATION {&quot;citationID&quot;:&quot;hvepbceg&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CmxNNYtZ6W"/>(Isaac et al., 2022)<text:reference-mark-end text:name="ZOTERO_ITEM CSL_CITATION {&quot;citationID&quot;:&quot;hvepbceg&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CmxNNYtZ6W"/>, it is beyond an instrumental approach to provoke change in the environment.</text:p>
      <text:p text:style-name="P9"><text:soft-page-break/>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D&quot;:&quot;epmvynps&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yLXkIpchBT"/>(Matusov et al., 2016:433)<text:reference-mark-end text:name="ZOTERO_ITEM CSL_CITATION {&quot;citationID&quot;:&quot;epmvynps&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yLXkIpchBT"/>.</text:p>
      <text:p text:style-name="P9">Examples of mediation and instrumental agency are shown in varied forms in the use of GDPs aligned often with a personal appropriation (shown in Table 6.1).</text:p>
      <text:p text:style-name="P9">As an example take the resolution of tensions surrounding authenticity of coding web development language, coding environment and documentation. my choice of curated collection of docs prevented friction and potential confusion if using real developer documents.</text:p>
      <text:p text:style-name="P9">Straight forward individual use of documentation by Tony and Susanna in V1 and V2.</text:p>
      <text:h text:style-name="P17" text:outline-level="3"><text:bookmark-start text:name="transformational-agency"/>Transformational Agency<text:bookmark-end text:name="transformational-agency"/></text:h>
      <text:p text:style-name="P4">In line with collective conceptions of agency ecplore in in Chatper to, transformational agency may stem from transcending individual motivation but also involves a transformation to systemic constraints. As outlined in chapter 3, Sannino explains TADS using a metaphor of a using a kedging anchors <text:reference-mark-start text:name="ZOTERO_ITEM CSL_CITATION {&quot;citationID&quot;:&quot;hrqlgsif&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21E3S1giXK"/>(Hopwood, 2022)<text:reference-mark-end text:name="ZOTERO_ITEM CSL_CITATION {&quot;citationID&quot;:&quot;hrqlgsif&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21E3S1giXK"/>. In this metaphor the act of casting out the anchor is a visible act of volition which aims overcome conflicts blocking activity progress.</text:p>
      <text:p text:style-name="P9">While affordances for mediation in conceptions of instrumental agency may be visible within the learning community, this metaphor encompasses a sense of the exploratory nature of the transformation, and that the leverage or catching point for change may not be immediately visible to activity participants in the activity system. The process may serve to surface previously unknown forms of mediation and use of tools not only for those undertaking this volitional activity but also others in the learning community.</text:p>
      <text:p text:style-name="P9">Understandably, examples of this process in the research process were prevalent in early stages where participants had access to little in terms of supporting resources. Illustrative attempts of TADS are present in (Appendix.design.p1). For example, email correspondance from myself to participants asking for help in organising project work resulting in the emergence of list of proto-typical GDPs. Additionally the process of leading with exploration of a half-baked template was an experimental response from feedback from participants requesting more hand-on work with the tools before beginning planning. Thus emergence, via interaction between participants and myself, of and the use of a half baked template and GDPs as a suggested leading activity and pedagogical framework is a manifestation of transformational agency.</text:p>
      <text:p text:style-name="P8">Engendering authorial and transformative agency</text:p>
      <text:p text:style-name="P9">As a designer I began to noticed acts of volition to adapt the game making process, for example in adapting the game to add sound and characters of interest. In preparation for P2, to aid learners evolving activity, and then tried to add explicit affordences and make them visible to learners.</text:p>
      <text:p text:style-name="P6">The process is on-going and mutual. Additionally, this work happens in an facilitated environment. Design decisions server to clarify common problems areas, thus making the water clearer to better see anchor points. Integrate research on engendering authorial and transformative agency <text:reference-mark-start text:name="ZOTERO_ITEM CSL_CITATION {&quot;citationID&quot;:&quot;wggbnxpn&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T1zNwNO6DV"/><text:span text:style-name="T4">(Engeström, 2006; Haapasaari et al., 2016; Sannino et al., 2016)</text:span><text:reference-mark-end text:name="ZOTERO_ITEM CSL_CITATION {&quot;citationID&quot;:&quot;wggbnxpn&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T1zNwNO6DV"/>.</text:p>
      <text:p text:style-name="P8">Shifting forms of agency.</text:p>
      <text:p text:style-name="P9">This interpretation highlights possible shifts in forms of agency and an emerging dilemma in the evolving learning design. Initial blocks are solved by transformative agency, patterns and tools become established in the community, and agency shifts to and more instrumental.</text:p>
      <text:p text:style-name="P9">In the introduction I outlined that a driving movitation of this research was to better understand <text:soft-page-break/>chaotic learning environments, of which P1 is an example. Given this draw to conditions of TA, such shifting forms of agency could create a resulting tension. As a learning designer, design decisions to reduce practical tensions, increase the instrumental agency of learners allowing them to experience a feeling of control over their creative process. However, in adapting designs, and thus increasing affordences and instrucmental agency here is a danger of designing away the possibility for transformational agency.</text:p>
      <text:p text:style-name="P9">To retain this potential for transformation it may be advantageous to keep some key areas of the learning design should be more open in structure to encourage the emergence of participant responses and novel practices. Evidence of this exists, beyond P1, there were still spaces for TA once the core pedagogy is in place. For example, in Vig. Tody and Dan the break out of the template to create a different genre.</text:p>
      <text:p text:style-name="P9">Also, not everyone like messy / sketchy pedagogies, there is a danger that levels of stress for participants may reduce the inclusivity.</text:p>
      <text:h text:style-name="Heading_20_3" text:outline-level="3"><text:bookmark-start text:name="c---relational-agency-in-emergent-activities-in-emergent-cultural-context---3rd-spaces-idiocultures-and-repertoires"/>2c - Relational Agency in emergent activities in emergent cultural context - 3rd Spaces, idiocultures, and repertoires<text:bookmark-end text:name="c---relational-agency-in-emergent-activities-in-emergent-cultural-context---3rd-spaces-idiocultures-and-repertoires"/></text:h>
      <text:p text:style-name="First_20_paragraph">This section moves beyond instrumental and transformative agency to a wider more ecological interpretation of agency helpful in deeper analysis of the cultural plane of activity.</text:p>
      <text:p text:style-name="P3">In research which addresses participant agency, Gutiérrez et al. <text:reference-mark-start text:name="ZOTERO_ITEM CSL_CITATION {&quot;citationID&quot;:&quot;svnmcemy&quot;,&quot;properties&quot;:{&quot;formattedCitation&quot;:&quot;(Kris D. Guti\\uc0\\u233{}rrez et al., 2019)&quot;,&quot;plainCitation&quot;:&quot;(Kris D. Gutiérrez et al., 2019)&quot;,&quot;noteIndex&quot;:0},&quot;citationItems&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o3vo9e0yYG"/><text:span text:style-name="T4">(Kris D. Gutiérrez et al., 2019)</text:span><text:reference-mark-end text:name="ZOTERO_ITEM CSL_CITATION {&quot;citationID&quot;:&quot;svnmcemy&quot;,&quot;properties&quot;:{&quot;formattedCitation&quot;:&quot;(Kris D. Guti\\uc0\\u233{}rrez et al., 2019)&quot;,&quot;plainCitation&quot;:&quot;(Kris D. Gutiérrez et al., 2019)&quot;,&quot;noteIndex&quot;:0},&quot;citationItems&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o3vo9e0yYG"/> incorporate broader cultural factors including issues of participant identity and movement of practices between learning settings. While these concepts build on the foundation of 3GAT in terms of conceptions of interacting activity systems <text:reference-mark-start text:name="ZOTERO_ITEM CSL_CITATION {&quot;citationID&quot;:&quot;tuapttxc&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59qB9GJbog"/><text:span text:style-name="T4">(Engeström, 1996)</text:span><text:reference-mark-end text:name="ZOTERO_ITEM CSL_CITATION {&quot;citationID&quot;:&quot;tuapttxc&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59qB9GJbog"/>, they include concepts distinct from those explored in the Helsinki schools form of formative intervention Change Labs. This section explores the findings of previous chapters using three of these concepts of that or third spaces, idiocultures and repertoires of practice. Specifically positioning the idioculture of the game making program as a sum of emerging repertoires of practice of participants and practitioners happening in a third space.</text:p>
      <text:p text:style-name="Text_20_body">This section contends that relational agency is the closest fit to match the development of these three elements but will complexify this via comparative analysis with transformational agency in the final section.</text:p>
      <text:h text:style-name="Heading_20_3" text:outline-level="3"><text:bookmark-start text:name="repertoires-and-relational-agency"/>Repertoires and relational agency<text:bookmark-end text:name="repertoires-and-relational-agency"/></text:h>
      <text:p text:style-name="First_20_paragraph">The data of this study provides a strong case study, evidence and detail to this process in the use of external repertoires and their remediation into new repertoires.</text:p>
      <text:p text:style-name="Text_20_body">The process of developing new repertoires is not a solo process in this new space. The complex relations between participants outlined in the vignettes and data of the last chapter show an interdependence showing characteristics of relational agency.</text:p>
      <text:p text:style-name="P3">Edwards <text:reference-mark-start text:name="ZOTERO_ITEM CSL_CITATION {&quot;citationID&quot;:&quot;ytczvisl&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x487ixfhjP"/>(Edwards, 2009)<text:reference-mark-end text:name="ZOTERO_ITEM CSL_CITATION {&quot;citationID&quot;:&quot;ytczvisl&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x487ixfhjP"/> explores relational agency within a CHAT framework as transcending individuals capacity to encompass collective problems solving via specialisation and diversity of approaches within activity systems. As a collective participants can overcome systemic contradictions via expansive learning, rearranging working relationships and thus opening new forms of relational agency. This concept is illustrated by the importance of feedback in community making and tinkering activities leading to increased “relational expertise” in partipants <text:reference-mark-start text:name="ZOTERO_ITEM CSL_CITATION {&quot;citationID&quot;:&quot;wpfrniyt&quot;,&quot;properties&quot;:{&quot;formattedCitation&quot;:&quot;(DiGiacomo and Guti\\uc0\\u233{}rrez, 2016 , p.144)&quot;,&quot;plainCitation&quot;:&quot;(DiGiacomo and Gutiérrez, 2016 , p.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 , p.144&quot;}],&quot;schema&quot;:&quot;https://github.com/citation-style-language/schema/raw/master/csl-citation.json&quot;} RNDjnVfDmukm5"/><text:span text:style-name="T4">(DiGiacomo and Gutiérrez, 2016 , p.144)</text:span><text:reference-mark-end text:name="ZOTERO_ITEM CSL_CITATION {&quot;citationID&quot;:&quot;wpfrniyt&quot;,&quot;properties&quot;:{&quot;formattedCitation&quot;:&quot;(DiGiacomo and Guti\\uc0\\u233{}rrez, 2016 , p.144)&quot;,&quot;plainCitation&quot;:&quot;(DiGiacomo and Gutiérrez, 2016 , p.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 , p.144&quot;}],&quot;schema&quot;:&quot;https://github.com/citation-style-language/schema/raw/master/csl-citation.json&quot;} RNDjnVfDmukm5"/>,</text:p>
      <text:p text:style-name="Text_20_body">While the data in the last chapter address aspects / elements of repertoires which incorporated GDPs, this chapter widens the focus of data examined to include other element of practices which <text:soft-page-break/>help participants incorporated home repertoires as an inclusive practice.</text:p>
      <text:h text:style-name="Heading_20_3" text:outline-level="3"><text:bookmark-start text:name="repertoires-and-relational-agency-1"/>Repertoires and relational agency<text:bookmark-end text:name="repertoires-and-relational-agency-1"/></text:h>
      <text:p text:style-name="First_20_paragraph">The data of this study provides a strong case study, evidence and detail to this process in the use of external repertoires and their remediation into new repertoires.</text:p>
      <text:p text:style-name="Text_20_body">The process of developing new repertoires is not a solo process in this new space. The complex relations between participants outlined in the vignettes and data of the last chapter show an interdependence showing characteristics of relational agency.</text:p>
      <text:p text:style-name="P3">Edwards <text:reference-mark-start text:name="ZOTERO_ITEM CSL_CITATION {&quot;citationID&quot;:&quot;qdmcuurx&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1K13SVsQnV"/>(Edwards, 2009)<text:reference-mark-end text:name="ZOTERO_ITEM CSL_CITATION {&quot;citationID&quot;:&quot;qdmcuurx&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1K13SVsQnV"/> explores relational agency within a CHAT framework as transcending individuals capacity to encompass collective problems solving via specialisation and diversity of approaches within activity systems. As a collective participants can overcome systemic contradictions via expansive learning, rearranging working relationships and thus opening new forms of relational agency. This concept is illustrated by the importance of feedback in community making and tinkering activities leading to increased “relational expertise” in partipants <text:reference-mark-start text:name="ZOTERO_ITEM CSL_CITATION {&quot;citationID&quot;:&quot;sokvpxfu&quot;,&quot;properties&quot;:{&quot;formattedCitation&quot;:&quot;(DiGiacomo and Guti\\uc0\\u233{}rrez, 2016 , p.144)&quot;,&quot;plainCitation&quot;:&quot;(DiGiacomo and Gutiérrez, 2016 , p.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 , p.144&quot;}],&quot;schema&quot;:&quot;https://github.com/citation-style-language/schema/raw/master/csl-citation.json&quot;} RNDGihTmcftZ9"/><text:span text:style-name="T4">(DiGiacomo and Gutiérrez, 2016 , p.144)</text:span><text:reference-mark-end text:name="ZOTERO_ITEM CSL_CITATION {&quot;citationID&quot;:&quot;sokvpxfu&quot;,&quot;properties&quot;:{&quot;formattedCitation&quot;:&quot;(DiGiacomo and Guti\\uc0\\u233{}rrez, 2016 , p.144)&quot;,&quot;plainCitation&quot;:&quot;(DiGiacomo and Gutiérrez, 2016 , p.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 , p.144&quot;}],&quot;schema&quot;:&quot;https://github.com/citation-style-language/schema/raw/master/csl-citation.json&quot;} RNDGihTmcftZ9"/>,</text:p>
      <text:p text:style-name="Text_20_body">While the data in the last chapter address aspects / elements of repertoires which incorporated GDPs, this chapter widens the focus of data examined to include other element of practices which help participants incorporated home repertoires as an inclusive practice.</text:p>
      <text:h text:style-name="P18" text:outline-level="4"><text:bookmark-start text:name="exploring-design-features-which-support-identity-development-in-the-emerging-game-making-community---to-integrate"/>Exploring design features which support identity development in the emerging game making community - TO INTEGRATE<text:bookmark-end text:name="exploring-design-features-which-support-identity-development-in-the-emerging-game-making-community---to-integrate"/></text:h>
      <text:p text:style-name="P4">The relationship between developing effective repertoires and the affective relationship to the activity relies on the participants being able to identify with the ongoing activity thus informing a processes of inclusion.</text:p>
      <text:p text:style-name="P6">The concept of hybridity as a way of recognising and deploying diversity of mediational tactics and resources in learning contexts <text:reference-mark-start text:name="ZOTERO_ITEM CSL_CITATION {&quot;citationID&quot;:&quot;qnqnprat&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hWO7E6Yc90"/><text:span text:style-name="T4">(Gutiérrez et al., 1999)</text:span><text:reference-mark-end text:name="ZOTERO_ITEM CSL_CITATION {&quot;citationID&quot;:&quot;qnqnprat&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hWO7E6Yc90"/> is relevant to this research as a pathway into an exploration of the competing alternate goals within the overall motivation of making a game to share, and component goals of implementing GDPs to do this.</text:p>
      <text:p text:style-name="P9">In a similar vein, drawing on Barron’s helping roles <text:reference-mark-start text:name="ZOTERO_ITEM CSL_CITATION {&quot;citationID&quot;:&quot;cxcmhfhr&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QG3UJnAOJ6"/>(Barron et al., 2009)<text:reference-mark-end text:name="ZOTERO_ITEM CSL_CITATION {&quot;citationID&quot;:&quot;cxcmhfhr&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QG3UJnAOJ6"/>, Roque <text:reference-mark-start text:name="ZOTERO_ITEM CSL_CITATION {&quot;citationID&quot;:&quot;grqvvuap&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w0qLFLGPdG"/>(Roque, 2016; Roque et al., 2016)<text:reference-mark-end text:name="ZOTERO_ITEM CSL_CITATION {&quot;citationID&quot;:&quot;grqvvuap&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w0qLFLGPdG"/> employed supporting faciliators to highlight and celebrate the helping processes parents used to support children in a making environment.</text:p>
      <text:h text:style-name="P18" text:outline-level="4"><text:bookmark-start text:name="use-of-gdps-as-a-gateway-framework-to-support-the-development-of-social-and-cultural-repertoires-of-practice"/>Use of GDPs as a gateway framework to support the development of social and cultural repertoires of practice<text:bookmark-end text:name="use-of-gdps-as-a-gateway-framework-to-support-the-development-of-social-and-cultural-repertoires-of-practice"/></text:h>
      <text:p text:style-name="P4">The examples of cultural uses of GDPs in the last chapter included for use in helping design for others, as a way of incorporating home funds of knowledge and to encourage the propagation of existing and emerging design elements and practices through the community.</text:p>
      <text:p text:style-name="P9">I propose that providing a menu of GDPs can, as with accessing more abstract concepts, act as a gateway framework to facilitate to process of development of social and cultural repertoires of practice.</text:p>
      <text:p text:style-name="P9">The nature and process of this community evolution merits exploration. As such, this section steps back to discuss the emergence of these practices.</text:p>
      <text:h text:style-name="P18" text:outline-level="4"><text:bookmark-start text:name="funds-of-knowledge-repertoires-and-how-they-emerge-in-my-research"/>Funds of Knowledge / repertoires and how they emerge in my research<text:bookmark-end text:name="funds-of-knowledge-repertoires-and-how-they-emerge-in-my-research"/></text:h>
      <text:p text:style-name="P5">One of they key findings of the previous chapter is the diverse use of GDP concepts within <text:soft-page-break/>processes which allowed participant to incorporate practices and interests from home life or other spaces. Most notably this is seen within the sections on divisions of labour and use of funds of knowledge and identity. Examples include: being the identification with graphical art and the development of specialism in Madiha’s family, the general use of game playing knowledge, home pedagogies like paper based sketching and more professional knowledge brought by Dan. This blending of the use of GDP concepts, in-template affordence, supporting resources, with such knowledge and practices from other activity systems can be analysed using the concept of repertoires. Rogoff and Gutierrez’s initial motivation in their exploration of repertoires was to challenge simplistic, overgeneralising approaches regarding learning styles especially if applied to non-dominant communities <text:reference-mark-start text:name="ZOTERO_ITEM CSL_CITATION {&quot;citationID&quot;:&quot;jqciwpcu&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POKubPtIEA"/><text:span text:style-name="T4">(Gutiérrez and Rogoff, 2003)</text:span><text:reference-mark-end text:name="ZOTERO_ITEM CSL_CITATION {&quot;citationID&quot;:&quot;jqciwpcu&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POKubPtIEA"/>. The researchers highlight the value of identifying potential funds of knowledge framed as “linguistic and cultural-historical repertoires” that learners bring to learning environments <text:reference-mark-start text:name="ZOTERO_ITEM CSL_CITATION {&quot;citationID&quot;:&quot;rlmhfgoh&quot;,&quot;properties&quot;:{&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prefix&quot;:&quot;&quot;}],&quot;schema&quot;:&quot;https://github.com/citation-style-language/schema/raw/master/csl-citation.json&quot;} RNDQ0WVRyQqyO"/><text:span text:style-name="T4">(Gutiérrez and Rogoff, 2003:22)</text:span><text:reference-mark-end text:name="ZOTERO_ITEM CSL_CITATION {&quot;citationID&quot;:&quot;rlmhfgoh&quot;,&quot;properties&quot;:{&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prefix&quot;:&quot;&quot;}],&quot;schema&quot;:&quot;https://github.com/citation-style-language/schema/raw/master/csl-citation.json&quot;} RNDQ0WVRyQqyO"/>. Other research by Gutierrez addresses the importance of participants movement between sites of activity and its impact on learning <text:reference-mark-start text:name="ZOTERO_ITEM CSL_CITATION {&quot;citationID&quot;:&quot;xhvqreby&quot;,&quot;properties&quot;:{&quot;formattedCitation&quot;:&quot;(Guti\\uc0\\u233{}rrez, 2008; Kris\\uc0\\u160{}D. Guti\\uc0\\u233{}rrez et al., 2019)&quot;,&quot;plainCitation&quot;:&quot;(Gutiérrez, 2008; Kris D. Gutiérrez et al.,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aZEDL9fnsY"/><text:span text:style-name="T4">(Gutiérrez, 2008; Kris D. Gutiérrez et al., 2019)</text:span><text:reference-mark-end text:name="ZOTERO_ITEM CSL_CITATION {&quot;citationID&quot;:&quot;xhvqreby&quot;,&quot;properties&quot;:{&quot;formattedCitation&quot;:&quot;(Guti\\uc0\\u233{}rrez, 2008; Kris\\uc0\\u160{}D. Guti\\uc0\\u233{}rrez et al., 2019)&quot;,&quot;plainCitation&quot;:&quot;(Gutiérrez, 2008; Kris D. Gutiérrez et al.,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aZEDL9fnsY"/>.</text:p>
      <text:p text:style-name="P9"/>
      <text:h text:style-name="P18" text:outline-level="4"><text:bookmark-start text:name="playtesting-as-a-suitable-medium-for-emerging-activities-creating-third-spaces"/>Playtesting as a suitable medium for emerging activities creating third spaces<text:bookmark-end text:name="playtesting-as-a-suitable-medium-for-emerging-activities-creating-third-spaces"/></text:h>
      <text:p text:style-name="P4">Playtesting as an incubator for emerging cultural activities, has been crucial to the development of later stages of this learning design. The sum of introdued and emerging elements of repertoires can be framed as constituting the development of a particular game making idioculture.</text:p>
      <text:p text:style-name="P9">As explored in the literature review, playtesting is a process common to game making which corresponds to the evaluation phase of design thinking cycles and the process of user testing in HCI <text:reference-mark-start text:name="ZOTERO_ITEM CSL_CITATION {&quot;citationID&quot;:&quot;skfverij&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HyxMgy571o"/>(Fullerton, 2018)<text:reference-mark-end text:name="ZOTERO_ITEM CSL_CITATION {&quot;citationID&quot;:&quot;skfverij&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HyxMgy571o"/>.</text:p>
      <text:p text:style-name="P6">The role of play as leading activity is explored by Gutierrez <text:reference-mark-start text:name="ZOTERO_ITEM CSL_CITATION {&quot;citationID&quot;:&quot;lgqfjnli&quot;,&quot;properties&quot;:{&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yaPPERkJNg"/><text:span text:style-name="T4">(Kris D. Gutiérrez et al., 2019)</text:span><text:reference-mark-end text:name="ZOTERO_ITEM CSL_CITATION {&quot;citationID&quot;:&quot;lgqfjnli&quot;,&quot;properties&quot;:{&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yaPPERkJNg"/> to facilitate movement between sites of learning</text:p>
      <text:p text:style-name="P9">An analysis on the role of playtesting and an emerging forms of playful playtesting follows.</text:p>
      <text:p text:style-name="P8">Variations in approaches to playtesting</text:p>
      <text:p text:style-name="P9">Some participants refrained from extensive testing of other games, waiting for others to test their games and observing their responses. Others were very social in their playtesting approach. Madiha making very positive comments on design of player characters and building relations in that way. The last chapter showed that some participants used playtesting as a way to gain idea of what to add to their game next and to ask for direct help in that process.</text:p>
      <text:p text:style-name="P9">Some children added additional playful elements to playtesting (see Appendix.playtestingtypes). Playtesting surfaced design practices which involved a playing against game design norms of the genre.</text:p>
      <text:p text:style-name="P9">Some in particular brought a physicality to the process, clustering in a particular zone of the class, referencing the game play elements, acting them out, attempting to change the games of others and playful tussling as part of resistance to those changes.</text:p>
      <text:p text:style-name="P6">Playtesting acted as a stimulus and incubator for emerging socio-cultural practices prompting me to ask if suitable affordances be added to the design to encourage their further growth in line with Gutiérrez’s valuing of the inclusive, diverse properties of hybridity in practices <text:reference-mark-start text:name="ZOTERO_ITEM CSL_CITATION {&quot;citationID&quot;:&quot;wrukdlcp&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IMYd3Ms2HW"/><text:span text:style-name="T4">(Gutiérrez et al., 1999)</text:span><text:reference-mark-end text:name="ZOTERO_ITEM CSL_CITATION {&quot;citationID&quot;:&quot;wrukdlcp&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IMYd3Ms2HW"/>.</text:p>
      <text:p text:style-name="P9">I observed an evolution of the form and function of playtesting by young participants as an expression of agency by participants.</text:p>
      <text:p text:style-name="P9">COMMENT - This evolution maker types here exists especially in social makers, glitchers and <text:soft-page-break/>magpies.</text:p>
      <text:h text:style-name="P18" text:outline-level="4"><text:bookmark-start text:name="the-introduction-of-maker-types-and-side-missions-as-affordances-of-my-pedagogy-to-legitimise-diversity"/>The introduction of maker types and side missions as affordances of my pedagogy to legitimise diversity<text:bookmark-end text:name="the-introduction-of-maker-types-and-side-missions-as-affordances-of-my-pedagogy-to-legitimise-diversity"/></text:h>
      <text:p text:style-name="P4">Such diversity in playtesting behaviours drove my reflection on the additional motivations bleeding into this system from other activity systems. Rather than refocusing participants back to more coding-focused activities, I coded playtesting and game making approaches in to a loose typology (see Appendix .makertypes for fuller detail).</text:p>
      <text:list text:style-name="L15">
        <text:list-item>
          <text:p text:style-name="P33"><text:span text:style-name="T1">Social makers:</text:span> form relationships with other game makers and players by finding out more about their work and telling stories in their game<text:line-break/></text:p>
        </text:list-item>
        <text:list-item>
          <text:p text:style-name="P33"><text:span text:style-name="T1">Planners:</text:span> like to study to build knowledge of the tools before they build up their game step-by-step following instructions</text:p>
        </text:list-item>
        <text:list-item>
          <text:p text:style-name="P33"><text:span text:style-name="T1">Magpie makers:</text:span> like trying out lots of different things and happy to borrow code, images and sound from anywhere for quick results</text:p>
        </text:list-item>
        <text:list-item>
          <text:p text:style-name="P33"><text:span text:style-name="T1">Glitchers:</text:span> mess around with the code trying to see if they can break it interesting ways and cause a bit of havoc for other users.</text:p>
        </text:list-item>
      </text:list>
      <text:p text:style-name="P4">While not a conscious link, there is a parallel to the contrast between planners and bricoleurs present in this typology. By way of contrast the wider focus playtesting as well as coding behaviours.</text:p>
      <text:p text:style-name="P9">Some approached objectives in a methodical manner, others socially and others embracing a playfully disruptive stance. Some decided to focus extensively on the creation and implementation of graphical assets and level design.</text:p>
      <text:p text:style-name="P9">This process extends the work of Barron and Roque <text:reference-mark-start text:name="ZOTERO_ITEM CSL_CITATION {&quot;citationID&quot;:&quot;zycabxxb&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MWpHTV03kO"/>(Roque, 2016; Roque et al., 2016)<text:reference-mark-end text:name="ZOTERO_ITEM CSL_CITATION {&quot;citationID&quot;:&quot;zycabxxb&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MWpHTV03kO"/> to begin to surface and celebrage stylistic elements for all participants not just parents.</text:p>
      <text:p text:style-name="P9">The process contextualises and legitimises the previously peripheral activities with the groups conceptions of the idioculture of the wider activity. This recognition of the hybridity of possible modes of participation increases conceptions of enacted diversity of the community. This strand of thought also invites a deeper theoretical examination of the value of identify formation.</text:p>
      <text:h text:style-name="P18" text:outline-level="4"><text:bookmark-start text:name="examining-complexity-within-identity-formation-and-specialisation"/>Examining complexity within identity formation and specialisation<text:bookmark-end text:name="examining-complexity-within-identity-formation-and-specialisation"/></text:h>
      <text:p text:style-name="P4">Within more narrowly defined game making activities centred around altering code and assets of their products, learners who had mastered certain specialist skills were asked by others for help. Their developing roles as domain experts provided additional affordances in the learning community and building an identify as specialist within it.</text:p>
      <text:p text:style-name="P6">The introduction of these terms and missions Stone and colleagues <text:reference-mark-start text:name="ZOTERO_ITEM CSL_CITATION {&quot;citationID&quot;:&quot;vofurbzm&quot;,&quot;properties&quot;:{&quot;formattedCitation&quot;:&quot;(Stone and Guti\\uc0\\u233{}rrez, 2007)&quot;,&quot;plainCitation&quot;:&quot;(Stone and Gutiérrez, 2007)&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X48qrDgGNN"/><text:span text:style-name="T4">(Stone and Gutiérrez, 2007)</text:span><text:reference-mark-end text:name="ZOTERO_ITEM CSL_CITATION {&quot;citationID&quot;:&quot;vofurbzm&quot;,&quot;properties&quot;:{&quot;formattedCitation&quot;:&quot;(Stone and Guti\\uc0\\u233{}rrez, 2007)&quot;,&quot;plainCitation&quot;:&quot;(Stone and Gutiérrez, 2007)&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X48qrDgGNN"/> underline the importance of “opportunities to transform learner identities needed for zones of competency” as something that can and should be designed into inclusive learning environments (focusing on goal development). The work of 5D research in different settings further explores the process of supporting learner identies in context [] Gutierrez, Cole</text:p>
      <text:p text:style-name="P9">Or, perhaps more accurately here as a movement between activity systems, to be incorporated as a repertoire.</text:p>
      <text:p text:style-name="P9">These repertoires become public, and are in part socially motivated, via the process of playtesting.</text:p>
      <text:p text:style-name="P6">The process of feedback, recognising and valuing the merging areas of specialisation and expertise helps the development of diverse practices <text:reference-mark-start text:name="ZOTERO_ITEM CSL_CITATION {&quot;citationID&quot;:&quot;cvznaehq&quot;,&quot;properties&quot;:{&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quot;}],&quot;schema&quot;:&quot;https://github.com/citation-style-language/schema/raw/master/csl-citation.json&quot;} RNDGzhdCMfsIE"/><text:span text:style-name="T4">(DiGiacomo and Gutiérrez, 2016)</text:span><text:reference-mark-end text:name="ZOTERO_ITEM CSL_CITATION {&quot;citationID&quot;:&quot;cvznaehq&quot;,&quot;properties&quot;:{&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quot;}],&quot;schema&quot;:&quot;https://github.com/citation-style-language/schema/raw/master/csl-citation.json&quot;} RNDGzhdCMfsIE"/>. The specialisation contributes to possibilities of relational agency for the learning environment as a whole. It exists as a form of identity within an individuals repertoire and for others to draw on as an affordance of the learning system.</text:p>
      <text:p text:style-name="P9"><text:soft-page-break/>The awareness of and conversations about maker styles and related side-missions created in this research are potential powerful tool to support this process in novice game making communities.</text:p>
      <text:p text:style-name="P8">LINK - NATURE OF TRANSFORMATION / LINK TO AGENCY</text:p>
      <text:p text:style-name="P9">It is of value to examine specialisation as a form of agency and identity formation using different lenses.</text:p>
      <text:p text:style-name="P9">It can be seen through the lens of double stimulation. The choice to specialise, marks a form of transformative agency. Participants craft for themselves a specialist status which becomes shared and celebrated by the group.</text:p>
      <text:p text:style-name="P9">Thus transformation is happening here but not in a revolutionary way. It is more of a blend of practices. In my data this happens in vignette data we can see elements of personal interest of young people, of home education collaborative work patterns, and of practices introduced by the facilitator from professional and educational contexts.</text:p>
      <text:h text:style-name="Heading_20_3" text:outline-level="3"><text:bookmark-start text:name="metaphors-as-a-way-to-explore-conceptions-of-agency-within-digital-making"/>Metaphors as a way to explore conceptions of agency within digital making<text:bookmark-end text:name="metaphors-as-a-way-to-explore-conceptions-of-agency-within-digital-making"/></text:h>
      <text:p text:style-name="P2">The previous sections have explored a complex and multi-faceted view of participant agency in this learning design. Before undertaking a fuller summary in the final section of this chapter, this section reinterprets some of these aspects using a metaphorical approach. The use of metaphor here has two functions. The first is to help deepen my analysis via a move to the abstract, searching for communicable generalisations. Secondly, given the multi-faceted nature of the pedagogy, and bearing in mind previous reflections on the value of a utopian approach to communicating the future possibilities of findings <text:reference-mark-start text:name="ZOTERO_ITEM CSL_CITATION {&quot;citationID&quot;:&quot;qqlazjyc&quot;,&quot;properties&quot;:{&quot;formattedCitation&quot;:&quot;(Guti\\uc0\\u233{}rrez et al., 2020; Rajala et al., 2023)&quot;,&quot;plainCitation&quot;:&quot;(Gutiérrez et al., 2020; 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GVxnhEkNOs"/><text:span text:style-name="T4">(Gutiérrez et al., 2020; Rajala et al., 2023)</text:span><text:reference-mark-end text:name="ZOTERO_ITEM CSL_CITATION {&quot;citationID&quot;:&quot;qqlazjyc&quot;,&quot;properties&quot;:{&quot;formattedCitation&quot;:&quot;(Guti\\uc0\\u233{}rrez et al., 2020; Rajala et al., 2023)&quot;,&quot;plainCitation&quot;:&quot;(Gutiérrez et al., 2020; 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GVxnhEkNOs"/> paired with the conceptual difficulties of communicating complex pedagogical affordances of adaptable media-making toolsets (e.g., Logo and Microworlds <text:reference-mark-start text:name="ZOTERO_ITEM CSL_CITATION {&quot;citationID&quot;:&quot;xeqdyrwh&quot;,&quot;properties&quot;:{&quot;formattedCitation&quot;:&quot;(Kynigos, 2004, 2007)&quot;,&quot;plainCitation&quot;:&quot;(Kynigos, 2004,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10086,&quot;uris&quot;:[&quot;http://zotero.org/users/1913249/items/HW44SCK9&quot;],&quot;itemData&quot;:{&quot;id&quot;:10086,&quot;type&quot;:&quot;article-journal&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container-title&quot;:&quot;Interactive Learning Environments&quot;,&quot;DOI&quot;:&quot;10.1080/1049482042000300896&quot;,&quot;ISSN&quot;:&quot;1049-4820, 1744-5191&quot;,&quot;issue&quot;:&quot;1-2&quot;,&quot;journalAbbreviation&quot;:&quot;Interactive Learning Environments&quot;,&quot;language&quot;:&quot;en&quot;,&quot;page&quot;:&quot;27-71&quot;,&quot;source&quot;:&quot;DOI.org (Crossref)&quot;,&quot;title&quot;:&quot;A \&quot;Black-and-White Box\&quot; Approach to User Empowerment With Component Computing&quot;,&quot;URL&quot;:&quot;http://www.tandfonline.com/doi/abs/10.1080/1049482042000300896&quot;,&quot;volume&quot;:&quot;12&quot;,&quot;author&quot;:[{&quot;family&quot;:&quot;Kynigos&quot;,&quot;given&quot;:&quot;C.&quot;}],&quot;accessed&quot;:{&quot;date-parts&quot;:[[&quot;2025&quot;,2,14]]},&quot;issued&quot;:{&quot;date-parts&quot;:[[&quot;2004&quot;,6]]},&quot;citation-key&quot;:&quot;kynigos_black-and-white_2004-1&quot;},&quot;prefix&quot;:&quot;&quot;,&quot;suffix&quot;:&quot;&quot;}],&quot;schema&quot;:&quot;https://github.com/citation-style-language/schema/raw/master/csl-citation.json&quot;} RNDtwScqZs2qO"/>(Kynigos, 2004, 2007)<text:reference-mark-end text:name="ZOTERO_ITEM CSL_CITATION {&quot;citationID&quot;:&quot;xeqdyrwh&quot;,&quot;properties&quot;:{&quot;formattedCitation&quot;:&quot;(Kynigos, 2004, 2007)&quot;,&quot;plainCitation&quot;:&quot;(Kynigos, 2004,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10086,&quot;uris&quot;:[&quot;http://zotero.org/users/1913249/items/HW44SCK9&quot;],&quot;itemData&quot;:{&quot;id&quot;:10086,&quot;type&quot;:&quot;article-journal&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container-title&quot;:&quot;Interactive Learning Environments&quot;,&quot;DOI&quot;:&quot;10.1080/1049482042000300896&quot;,&quot;ISSN&quot;:&quot;1049-4820, 1744-5191&quot;,&quot;issue&quot;:&quot;1-2&quot;,&quot;journalAbbreviation&quot;:&quot;Interactive Learning Environments&quot;,&quot;language&quot;:&quot;en&quot;,&quot;page&quot;:&quot;27-71&quot;,&quot;source&quot;:&quot;DOI.org (Crossref)&quot;,&quot;title&quot;:&quot;A \&quot;Black-and-White Box\&quot; Approach to User Empowerment With Component Computing&quot;,&quot;URL&quot;:&quot;http://www.tandfonline.com/doi/abs/10.1080/1049482042000300896&quot;,&quot;volume&quot;:&quot;12&quot;,&quot;author&quot;:[{&quot;family&quot;:&quot;Kynigos&quot;,&quot;given&quot;:&quot;C.&quot;}],&quot;accessed&quot;:{&quot;date-parts&quot;:[[&quot;2025&quot;,2,14]]},&quot;issued&quot;:{&quot;date-parts&quot;:[[&quot;2004&quot;,6]]},&quot;citation-key&quot;:&quot;kynigos_black-and-white_2004-1&quot;},&quot;prefix&quot;:&quot;&quot;,&quot;suffix&quot;:&quot;&quot;}],&quot;schema&quot;:&quot;https://github.com/citation-style-language/schema/raw/master/csl-citation.json&quot;} RNDtwScqZs2qO"/>), I draw on metaphors as a framing tool to present an initially simplified viewpoint for further discussion. The discussion will draw from these metaphors’ relatable core principles to aid the accessibility of this research for an audience of practitioners as well as researchers.</text:p>
      <text:h text:style-name="Heading_20_4" text:outline-level="4"><text:bookmark-start text:name="harbours-as-both-protective-and-authentic"/>Harbours as both protective and authentic<text:bookmark-end text:name="harbours-as-both-protective-and-authentic"/></text:h>
      <text:p text:style-name="First_20_paragraph">The intrigue of opening up previously mysterious areas and seeing or experimenting with what makes them tick, often referred to as looking under the hood, applies here in the early stages of the learning experience. The process of clicking remix to fix a broken, half-baked game involves entering unfamiliar and potentially exciting waters. However, the motivational impact of an authentic process and set of tools must be balanced by possible accompanying complexity <text:reference-mark-start text:name="ZOTERO_ITEM CSL_CITATION {&quot;citationID&quot;:&quot;xkyeegjx&quot;,&quot;properties&quot;:{&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uffix&quot;:&quot;&quot;}],&quot;schema&quot;:&quot;https://github.com/citation-style-language/schema/raw/master/csl-citation.json&quot;} RNDYcH7XgjmlH"/>(Nachtigall et al., 2024)<text:reference-mark-end text:name="ZOTERO_ITEM CSL_CITATION {&quot;citationID&quot;:&quot;xkyeegjx&quot;,&quot;properties&quot;:{&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uffix&quot;:&quot;&quot;}],&quot;schema&quot;:&quot;https://github.com/citation-style-language/schema/raw/master/csl-citation.json&quot;} RNDYcH7XgjmlH"/>.</text:p>
      <text:p text:style-name="Text_20_body">Harbours are protective spaces suitable for docking ships. They may be natural or designed. If designed, protection is offered by artificially created harbour walls extending out into the sea, creating a sheltered space, preventing large waves from entering but also allowing movement out into the open sea. Harbours provide the possibility for refuelling or maintaining sea vessels and infrastructure to connect to rail or road links for transport inland. The term harbour is used metaphorically to indicate a space of safety, nurturing, and a gathering space f</text:p>
      <text:p text:style-name="Text_20_body">While this design uses an authentic, professional text-coding language with its inherent challenges, many other design decisions in this study were made to create a supported, simplified coding environment. Relevant examples from the previous chapter include: using an online code playground; shielding learners from the underlying configuration of interrelated web technologies; removing or obscuring structural code complexity in the code template.</text:p>
      <text:p text:style-name="Text_20_body">The practice of starting from a template mirrors professional practice. The goal being to shield new users from the complexity of the underlying configuration of interrelated web technologies and instead highlight design affordances that facilitate creative agency. This strong alignment with <text:soft-page-break/>authentic, professional practice may help learners transition from a supported harbour to venture out into the open seas of less supported research and practice.</text:p>
      <text:p text:style-name="Text_20_body">An example of this being Toby and Dan in Vignette X. who, in their choice to change the game genre from platformer to maze game, leave the safety of a set of design patterns and paired support documentation. Instead, Toby must develop his code patching skills in choppier waters by accessing more authentic documentation and charting their own patterns in the open sea of internet-based resources. This is made possible by having an experienced navigator with him, in the form of a parent with relevant skills. I propose that the curated replication of authentic processes of finding and incorporating code snippets into the starting template supported the development of skills used in the authentic waters of professional coding communities.</text:p>
      <text:p text:style-name="Text_20_body">In terms of agency and choice over learner pathway, we can see that the safe nature of the harbour encourages free exploration within its area. There are limits to the rhizomatic nature of this exploration. The boundaries of the harbour walls represent the restrictive decisions in terms of the genre of end product, and simplifications in code structures used. The following section explores the restrictions (e.g. in genre) from a perspective of the creative potential of such limitations <text:reference-mark-start text:name="ZOTERO_ITEM CSL_CITATION {&quot;citationID&quot;:&quot;snxgrsmu&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xJ07rdR1AF"/>(Rosso, 2014)<text:reference-mark-end text:name="ZOTERO_ITEM CSL_CITATION {&quot;citationID&quot;:&quot;snxgrsmu&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xJ07rdR1AF"/>.</text:p>
      <text:h text:style-name="Heading_20_4" text:outline-level="4"><text:bookmark-start text:name="spaces-to-play---playgrounds-and-jam-sessions"/>Spaces to play - playgrounds and jam sessions<text:bookmark-end text:name="spaces-to-play---playgrounds-and-jam-sessions"/></text:h>
      <text:p text:style-name="First_20_paragraph">A similar metaphorical dimension of protection is present in metaphors of play spaces, a link which is immediately present in this design in the use of code playgrounds (web-based environments which reduce the complexity of web development and provide immediate feedback and community). Additionally, the process of checking the performance of games is called play-testing, with connotations of a playful, and therefore social space. Similarly, the term sandbox is used extensively in web development to indicate a safety in terms of non-critical space to trial new code and make mistakes. As with harbours, a space of play space evokes protection within designed limitations <text:reference-mark-start text:name="ZOTERO_ITEM CSL_CITATION {&quot;citationID&quot;:&quot;kudadtnn&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07kJdaPwO1"/>(Rosso, 2014)<text:reference-mark-end text:name="ZOTERO_ITEM CSL_CITATION {&quot;citationID&quot;:&quot;kudadtnn&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07kJdaPwO1"/>, but beyond that they provide affordances to encourage learners to evolve their own play processes as a form of transformational and relational agency. The concept of musical play within jam sessions is a productive way to explore this tension between freedom and structure.</text:p>
      <text:p text:style-name="P3">In the previous chapter, I explored the flexible nature of emerging design behaviours and proposed them as a form of improvisation or jamming. Jamming, a term common in music and theatre, describes responsive, improvised, rapid and fluid responses to collaborators’ ideas and audience reactions <text:reference-mark-start text:name="ZOTERO_ITEM CSL_CITATION {&quot;citationID&quot;:&quot;mywqgfhl&quot;,&quot;properties&quot;:{&quot;formattedCitation&quot;:&quot;(Sawyer, 2003; Pinheiro, 2011)&quot;,&quot;plainCitation&quot;:&quot;(Sawyer, 2003; Pinheiro, 2011)&quot;,&quot;noteIndex&quot;:0},&quot;citationItems&quot;:[{&quot;id&quot;:8756,&quot;uris&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TUNa6qhUpZ"/>(Sawyer, 2003; Pinheiro, 2011)<text:reference-mark-end text:name="ZOTERO_ITEM CSL_CITATION {&quot;citationID&quot;:&quot;mywqgfhl&quot;,&quot;properties&quot;:{&quot;formattedCitation&quot;:&quot;(Sawyer, 2003; Pinheiro, 2011)&quot;,&quot;plainCitation&quot;:&quot;(Sawyer, 2003; Pinheiro, 2011)&quot;,&quot;noteIndex&quot;:0},&quot;citationItems&quot;:[{&quot;id&quot;:8756,&quot;uris&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TUNa6qhUpZ"/>. The area of improvisation is underexplored in the game jam context compared to that of music and theatre <text:reference-mark-start text:name="ZOTERO_ITEM CSL_CITATION {&quot;citationID&quot;:&quot;kniqtwnp&quot;,&quot;properties&quot;:{&quot;formattedCitation&quot;:&quot;(Jaffurs, 2004; Meril\\uc0\\u228{}inen et al., 2020)&quot;,&quot;plainCitation&quot;:&quot;(Jaffurs, 2004; Meriläinen et al., 2020)&quot;,&quot;noteIndex&quot;:0},&quot;citationItems&quot;:[{&quot;id&quot;:8925,&quot;uris&quot;:[&quot;http://zotero.org/users/1913249/items/PTKWPH6L&quot;],&quot;itemData&quot;:{&quot;id&quot;:8925,&quot;type&quot;:&quot;article-journal&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quot;:&quot;International Journal of Music Education&quot;,&quot;DOI&quot;:&quot;10.1177/0255761404047401&quot;,&quot;ISSN&quot;:&quot;0255-7614, 1744-795X&quot;,&quot;issue&quot;:&quot;3&quot;,&quot;journalAbbreviation&quot;:&quot;International Journal of Music Education&quot;,&quot;language&quot;:&quot;en&quot;,&quot;page&quot;:&quot;189-200&quot;,&quot;source&quot;:&quot;DOI.org (Crossref)&quot;,&quot;title&quot;:&quot;The impact of informal music learning practices in the classroom, or how I learned how to teach from a garage band&quot;,&quot;URL&quot;:&quot;http://journals.sagepub.com/doi/10.1177/0255761404047401&quot;,&quot;volume&quot;:&quot;22&quot;,&quot;author&quot;:[{&quot;family&quot;:&quot;Jaffurs&quot;,&quot;given&quot;:&quot;Sheri E.&quot;}],&quot;accessed&quot;:{&quot;date-parts&quot;:[[&quot;2023&quot;,9,17]]},&quot;issued&quot;:{&quot;date-parts&quot;:[[&quot;2004&quot;,12]]},&quot;citation-key&quot;:&quot;jaffurs_impact_2004-1&quot;},&quot;prefix&quot;:&quot;&quot;,&quot;suffix&quot;:&quot;&quot;},{&quot;id&quot;:8919,&quot;uris&quot;:[&quot;http://zotero.org/users/1913249/items/N4WRCXYJ&quot;],&quot;itemData&quot;:{&quot;id&quot;:8919,&quot;type&quot;:&quot;article-journal&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container-title&quot;:&quot;International Journal of Game-Based Learning&quot;,&quot;DOI&quot;:&quot;10.4018/IJGBL.2020040104&quot;,&quot;ISSN&quot;:&quot;2155-6849, 2155-6857&quot;,&quot;issue&quot;:&quot;2&quot;,&quot;language&quot;:&quot;en&quot;,&quot;page&quot;:&quot;54-71&quot;,&quot;source&quot;:&quot;DOI.org (Crossref)&quot;,&quot;title&quot;:&quot;Game Jams for Learning and Teaching: A Review&quot;,&quot;title-short&quot;:&quot;Game Jams for Learning and Teaching&quot;,&quot;URL&quot;:&quot;https://services.igi-global.com/resolvedoi/resolve.aspx?doi=10.4018/IJGBL.2020040104&quot;,&quot;volume&quot;:&quot;10&quot;,&quot;author&quot;:[{&quot;family&quot;:&quot;Meriläinen&quot;,&quot;given&quot;:&quot;Mikko&quot;},{&quot;family&quot;:&quot;Aurava&quot;,&quot;given&quot;:&quot;Riikka&quot;},{&quot;family&quot;:&quot;Kultima&quot;,&quot;given&quot;:&quot;Annakaisa&quot;},{&quot;family&quot;:&quot;Stenros&quot;,&quot;given&quot;:&quot;Jaakko&quot;}],&quot;accessed&quot;:{&quot;date-parts&quot;:[[&quot;2023&quot;,9,17]]},&quot;issued&quot;:{&quot;date-parts&quot;:[[&quot;2020&quot;,4,1]]},&quot;citation-key&quot;:&quot;merilainen_game_2020&quot;},&quot;prefix&quot;:&quot;&quot;,&quot;suffix&quot;:&quot;&quot;}],&quot;schema&quot;:&quot;https://github.com/citation-style-language/schema/raw/master/csl-citation.json&quot;} RNDgiDL1lu78m"/><text:span text:style-name="T4">(Jaffurs, 2004; Meriläinen et al., 2020)</text:span><text:reference-mark-end text:name="ZOTERO_ITEM CSL_CITATION {&quot;citationID&quot;:&quot;kniqtwnp&quot;,&quot;properties&quot;:{&quot;formattedCitation&quot;:&quot;(Jaffurs, 2004; Meril\\uc0\\u228{}inen et al., 2020)&quot;,&quot;plainCitation&quot;:&quot;(Jaffurs, 2004; Meriläinen et al., 2020)&quot;,&quot;noteIndex&quot;:0},&quot;citationItems&quot;:[{&quot;id&quot;:8925,&quot;uris&quot;:[&quot;http://zotero.org/users/1913249/items/PTKWPH6L&quot;],&quot;itemData&quot;:{&quot;id&quot;:8925,&quot;type&quot;:&quot;article-journal&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quot;:&quot;International Journal of Music Education&quot;,&quot;DOI&quot;:&quot;10.1177/0255761404047401&quot;,&quot;ISSN&quot;:&quot;0255-7614, 1744-795X&quot;,&quot;issue&quot;:&quot;3&quot;,&quot;journalAbbreviation&quot;:&quot;International Journal of Music Education&quot;,&quot;language&quot;:&quot;en&quot;,&quot;page&quot;:&quot;189-200&quot;,&quot;source&quot;:&quot;DOI.org (Crossref)&quot;,&quot;title&quot;:&quot;The impact of informal music learning practices in the classroom, or how I learned how to teach from a garage band&quot;,&quot;URL&quot;:&quot;http://journals.sagepub.com/doi/10.1177/0255761404047401&quot;,&quot;volume&quot;:&quot;22&quot;,&quot;author&quot;:[{&quot;family&quot;:&quot;Jaffurs&quot;,&quot;given&quot;:&quot;Sheri E.&quot;}],&quot;accessed&quot;:{&quot;date-parts&quot;:[[&quot;2023&quot;,9,17]]},&quot;issued&quot;:{&quot;date-parts&quot;:[[&quot;2004&quot;,12]]},&quot;citation-key&quot;:&quot;jaffurs_impact_2004-1&quot;},&quot;prefix&quot;:&quot;&quot;,&quot;suffix&quot;:&quot;&quot;},{&quot;id&quot;:8919,&quot;uris&quot;:[&quot;http://zotero.org/users/1913249/items/N4WRCXYJ&quot;],&quot;itemData&quot;:{&quot;id&quot;:8919,&quot;type&quot;:&quot;article-journal&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container-title&quot;:&quot;International Journal of Game-Based Learning&quot;,&quot;DOI&quot;:&quot;10.4018/IJGBL.2020040104&quot;,&quot;ISSN&quot;:&quot;2155-6849, 2155-6857&quot;,&quot;issue&quot;:&quot;2&quot;,&quot;language&quot;:&quot;en&quot;,&quot;page&quot;:&quot;54-71&quot;,&quot;source&quot;:&quot;DOI.org (Crossref)&quot;,&quot;title&quot;:&quot;Game Jams for Learning and Teaching: A Review&quot;,&quot;title-short&quot;:&quot;Game Jams for Learning and Teaching&quot;,&quot;URL&quot;:&quot;https://services.igi-global.com/resolvedoi/resolve.aspx?doi=10.4018/IJGBL.2020040104&quot;,&quot;volume&quot;:&quot;10&quot;,&quot;author&quot;:[{&quot;family&quot;:&quot;Meriläinen&quot;,&quot;given&quot;:&quot;Mikko&quot;},{&quot;family&quot;:&quot;Aurava&quot;,&quot;given&quot;:&quot;Riikka&quot;},{&quot;family&quot;:&quot;Kultima&quot;,&quot;given&quot;:&quot;Annakaisa&quot;},{&quot;family&quot;:&quot;Stenros&quot;,&quot;given&quot;:&quot;Jaakko&quot;}],&quot;accessed&quot;:{&quot;date-parts&quot;:[[&quot;2023&quot;,9,17]]},&quot;issued&quot;:{&quot;date-parts&quot;:[[&quot;2020&quot;,4,1]]},&quot;citation-key&quot;:&quot;merilainen_game_2020&quot;},&quot;prefix&quot;:&quot;&quot;,&quot;suffix&quot;:&quot;&quot;}],&quot;schema&quot;:&quot;https://github.com/citation-style-language/schema/raw/master/csl-citation.json&quot;} RNDgiDL1lu78m"/>. The following section makes a closer parallel in the context of the data of this study.</text:p>
      <text:p text:style-name="Text_20_body">On a macro-level, at a jam event, infrastructure in terms of drums, microphones and amps are provided often by established regulars of the process. A jam on a micro-level is an introduced, familiar framework, restricted in that it is based on a familiar, popular song (often referred to as standards), within agreed genres (most often blues and jazz). The short structure of a song and the key in which it is performed form a base guiding improvisation. Within a jam process, bringing your own style to build on that structure is welcomed. The process is augmented by the group element of the musical jam, where music makers pick up techniques from others in the process. Visual and verbal encouragement is often present in successful jam nights to encourage newcomers. If a jam session is regular, local popular standard songs emerge. This provides opportunities to hear them played regularly, allows potential participants to hear them versioned before entering, a useful form of peripheral participation.</text:p>
      <text:p text:style-name="Text_20_body">Several parallels to the design and processes in my research exist. The half-baked game template can be seen as a shared song framework that participants build on in idiosyncratic ways. The value of a process that incorporates an authentic audience made up partly of peer makers is important for the development of repertoires of practice in both contexts. The value of the possibility to blend <text:soft-page-break/>established repertoires with those brought by new players is a shared contextual motivation.</text:p>
      <text:p text:style-name="Text_20_body">ADD MORE HERE IF RELEVANT.</text:p>
      <text:p text:style-name="Text_20_body">The following table serves as a visual summary of some of the relevant space/place based characteristics relevant to the importance of this research.</text:p>
      <text:p text:style-name="Text_20_body">THIS TABLE NEEDS TO BE COMPLETED - FEEDBACK IS APPRECIATED AS TO HOE USEFUL IT WILL /MAY BE Perhaps add another analytical dimension?</text:p>
      <table:table table:name="Table2" table:style-name="Table2">
        <table:table-column table:style-name="Table2.A"/>
        <table:table-column table:style-name="Table2.B"/>
        <table:table-header-rows>
          <table:table-row>
            <table:table-cell table:style-name="Table2.A1" office:value-type="string">
              <text:p text:style-name="P11">Harbour</text:p>
            </table:table-cell>
            <table:table-cell table:style-name="Table2.A1" office:value-type="string">
              <text:p text:style-name="P11">Jam Session</text:p>
            </table:table-cell>
          </table:table-row>
        </table:table-header-rows>
        <table:table-row>
          <table:table-cell table:style-name="Table2.A1" office:value-type="string">
            <text:p text:style-name="Table_20_Contents">Protection from complexity</text:p>
          </table:table-cell>
          <table:table-cell table:style-name="Table2.A1" office:value-type="string">
            <text:p text:style-name="Table_20_Contents">Restrictions in genre explored</text:p>
          </table:table-cell>
        </table:table-row>
        <table:table-row>
          <table:table-cell table:style-name="Table2.A1" office:value-type="string">
            <text:p text:style-name="Table_20_Contents">Form</text:p>
          </table:table-cell>
          <table:table-cell table:style-name="Table2.A1" office:value-type="string">
            <text:p text:style-name="Standard"/>
          </table:table-cell>
        </table:table-row>
      </table:table>
      <text:p text:style-name="First_20_paragraph">Table 7.2 exploring valuable concepts via metaphor.</text:p>
      <text:p text:style-name="Text_20_body">At this stage is relevant to return to issues of underlying motivation driving participation as a way of making a link to existing research on digital making pedagogy. This metaphor serves to illustrate the importance of and possibilities for development of relational agency via participation in the joint process. Additionally, if relational agency is the goal and the means then building fluency of practice is an observable result of this process both in dimensions of technical fluency and in possibilities for expression. In the next section I explore a contribution to pedagogies developing technological or computational fluency <text:reference-mark-start text:name="ZOTERO_ITEM CSL_CITATION {&quot;citationID&quot;:&quot;dsgpavmn&quot;,&quot;properties&quot;:{&quot;formattedCitation&quot;:&quot;(Papert and Resnick, 1995; Resnick and Rusk, 2020)&quot;,&quot;plainCitation&quot;:&quot;(Papert and Resnick, 1995; Resnick and Rusk, 2020)&quot;,&quot;noteIndex&quot;:0},&quot;citationItems&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uffix&quot;:&quot;&quot;}],&quot;schema&quot;:&quot;https://github.com/citation-style-language/schema/raw/master/csl-citation.json&quot;} RNDlnpNkJgiGF"/>(Papert and Resnick, 1995; Resnick and Rusk, 2020)<text:reference-mark-end text:name="ZOTERO_ITEM CSL_CITATION {&quot;citationID&quot;:&quot;dsgpavmn&quot;,&quot;properties&quot;:{&quot;formattedCitation&quot;:&quot;(Papert and Resnick, 1995; Resnick and Rusk, 2020)&quot;,&quot;plainCitation&quot;:&quot;(Papert and Resnick, 1995; Resnick and Rusk, 2020)&quot;,&quot;noteIndex&quot;:0},&quot;citationItems&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uffix&quot;:&quot;&quot;}],&quot;schema&quot;:&quot;https://github.com/citation-style-language/schema/raw/master/csl-citation.json&quot;} RNDlnpNkJgiGF"/>.</text:p>
      <text:p text:style-name="Text_20_body"/>
      <text:h text:style-name="P15" text:outline-level="2"><text:bookmark-start text:name="part-three-synthesis-contributions-to-the-field"/>Part Three : Synthesis &amp; contributions to the field<text:bookmark-end text:name="part-three-synthesis-contributions-to-the-field"/></text:h>
      <text:h text:style-name="P17" text:outline-level="3"><text:bookmark-start text:name="returning-to-gaps-in-the-research-landscape-my-motivations"/>Returning to gaps in the research landscape &amp; my motivations<text:bookmark-end text:name="returning-to-gaps-in-the-research-landscape-my-motivations"/></text:h>
      <text:p text:style-name="P4">In Chapter x, I outlined in broad strokes areas of the landscape of computer game design and programming (CGD&amp;P)</text:p>
      <text:p text:style-name="P9">Overall, a gap in making games compared to playing them, a lack of those focusing on social and cultural aspects, and in particuar lack of specific pedagogies to address how to support these dimensions, in particular limited understanding on the formation of making identities.</text:p>
      <text:p text:style-name="P9">In addition there is another gaps conceptually in a clarity in terms of what we are undertaking (CGD&amp;P) for, i.e. the motivation, what we are developing.</text:p>
      <text:p text:style-name="P9">While vague conceptions of collaboration and broader 21st C skills seem broadly applicable, they are unfocused.</text:p>
      <text:p text:style-name="P9">While one promising concept, that of computational fluency, exists in broader research, the concept is only explored in broads strokes as both technical competency and an ability to for self-expression within digital code mediums [].</text:p>
      <text:p text:style-name="P9">The work of Resnick is convincing but lacks theoretical foundations as Papert’s ideas were before their time. It is of value to align them with more contemporary socio-cultural conceptions, in particular the lens of agency.</text:p>
      <text:p text:style-name="P9">This research aims in part to explore to what extent my own interest in chaotic, community-based pedagogies aligns with those gaps.</text:p>
      <text:h text:style-name="P17" text:outline-level="3"><text:bookmark-start text:name="first-area-of-contribution-to-the-research-in-the-field-an-applied-pedagogy-with-detailed-analysis-of-inherent-structural-components"/>First area of contribution to the research in the field: An applied pedagogy with detailed analysis of inherent structural components<text:bookmark-end text:name="first-area-of-contribution-to-the-research-in-the-field-an-applied-pedagogy-with-detailed-analysis-of-inherent-structural-components"/></text:h>
      <text:p text:style-name="P4">This chapter contend that the underlying structure of the learning design is vital to support the <text:soft-page-break/>social and cultural processes described above. This technical structure synthesises UMC pedagogy, a half-baked game template and the use of a collection of game design patterns. This section summaries this structural / technical approach.</text:p>
      <text:p text:style-name="P9">In terms of the specificity of the last section, this chapter has, in line with underlying Marxist principles, returned to the concrete. Specifically the theoretical generalisation or germ cell that emerged from this research of the use of GDPs is applied in specific concrete instances in a variety of ways. The additional scaffolding provided by GDPs and the synthesis of UMC and half-baked game, specifically as a boundary object with affordances inviting completion, contributing a more specific, accessible and coherent pedagogy to the the field of game making.</text:p>
      <text:p text:style-name="P9">The scaffolding provided by the template and the close coupling of the purpose, description and implementation of each GDP accelerates and supports the making process which in turn allows for greater possibilities of social and cultural making via playtesting outlined in the following section. Thus the structural elements of this design facilitate the kind of relational pedagogies originally advocated by Papert and but which have too often been missing from research in this field.</text:p>
      <text:p text:style-name="P9">The potential of this innovation is significant in scope. Firstly, the surfacing of GDPs as a germ cell concept, facilitated the development of in different “stepped” progressively graded project briefs which build one upon the other as a flexible scaffold (HOW?), in a way which helps address the tension between freedom of choice of learner pathway, and expression of interest within a manageable technical structure (with relevant supporting documentation).</text:p>
      <text:p text:style-name="P8">Can’t quite fit in.</text:p>
      <text:p text:style-name="P9">These varied forms of documentation, and their varied adoption and propagation represent different approaches to scaffolding the process of becoming familiar with and then modifying to the code in often increasingly ambitious ways inline with the stages and ethos of a</text:p>
      <text:h text:style-name="P17" text:outline-level="3"><text:bookmark-start text:name="second-area-of-contribution-to-the-research-in-the-field-a-complex-view-of-agency-and-repertoires-development-within-this-research"/>Second area of contribution to the research in the field: A complex view of agency and repertoires development within this research<text:bookmark-end text:name="second-area-of-contribution-to-the-research-in-the-field-a-complex-view-of-agency-and-repertoires-development-within-this-research"/></text:h>
      <text:p text:style-name="P4">While I have an interest in future research in the specific social and cultural pedagogical techniques used in this study, in particular the use of side missions linked to participation types within a drama process (see appendix.MOE), such analysis has had to been de-prioritised from this research do to practicalities of space limitations. I have described a synthesis of these socio-cultural process in a book chapter as a framework called the 3M approach <text:reference-mark-start text:name="ZOTERO_ITEM CSL_CITATION {&quot;citationID&quot;:&quot;csqfryus&quot;,&quot;properties&quot;:{&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OsGWIedusR"/>(Chesterman, 2023)<text:reference-mark-end text:name="ZOTERO_ITEM CSL_CITATION {&quot;citationID&quot;:&quot;csqfryus&quot;,&quot;properties&quot;:{&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OsGWIedusR"/> a summary of which is included in (see appendix.3M).</text:p>
      <text:p text:style-name="P9">Thus instead in this thesis I focus instead on the value of recognising the shifting nature of agency in this game making process, the value of designing for varied forms of agency, and the use of metaphors to represent learning spaces and processes that foster agency in game making.</text:p>
      <text:h text:style-name="P18" text:outline-level="4"><text:bookmark-start text:name="summary-of-discussion-on-designing-for-agency"/>Summary of discussion on designing for agency<text:bookmark-end text:name="summary-of-discussion-on-designing-for-agency"/></text:h>
      <text:p text:style-name="P4">Agency in this in game making community is seen as multi-dimensional and as a process located in community participation rather than an individualised property.</text:p>
      <text:p text:style-name="P9">A straight forward manifestation of agency stems from the importance of the collection of GDPS as a guiding activity. The resulting choice over learner pathway helps transcend limitations typical in instruction based approaches.</text:p>
      <text:p text:style-name="P9">Beyond that element of choice, development of relational agency is a part of the social and cultural aspects of repertoires development, which can be aided by the use of techniques</text:p>
      <text:p text:style-name="P9">As indicated above, I make no extra-ordinary claims concerning the processes used to achieve this goal in this design, those of explicit structuring of playtesting with side missions and implicit <text:soft-page-break/>pedagogy of supporting maker types and parental helping roles. My proposal is not that these particular techniques are particularly impactful, rather this is a potentially fruitful but under-researched area of design in this field and merits greater attention.</text:p>
      <text:p text:style-name="P8">Agency / Equity Terms - utopian concepts</text:p>
      <text:p text:style-name="P9">The discussion above concerning shifting forms of agency can be developed further using the concepts from Gutierrez and Rogoff.</text:p>
      <text:p text:style-name="P9">Given the mutuality of the DBR approach of the research process, and the development of relational equity in the process of specialisation [Gutierrez], the process aligns with a utopian approach to design research</text:p>
      <text:p text:style-name="P9">Returning to the dilemma regarding the difficulty of maintaining a learning design requiring heroic levels of transformational agency, and the difficulty of replicating such conditions,</text:p>
      <text:p text:style-name="P9">While there is clearly value in TADS as a concept in early stages of design, in particular as analytical tool, I lean more towards Gutiérrez’s framing of equity and diversity in learning design overall as a goal to work towards.</text:p>
      <text:p text:style-name="P9">More broadly this research can be developed beyond agency to encompass, equity, diversity, enacted, concrete, thus towards inclusion.</text:p>
      <text:p text:style-name="P8">Terms - designing for agency means developing X.</text:p>
      <text:p text:style-name="P9">There is potentally a gap in communicating the value of this framing of the research to practitioners. In particular he framing of agency as a group process rather than an individual attribute could be confusing.</text:p>
      <text:p text:style-name="P9">To follow on from the gap in research concerning the underlying goals of undertaking CGD&amp;P. Let’s turn to terminology.</text:p>
      <text:p text:style-name="P9">What goals in the field of CGD&amp;P address the development of agency.</text:p>
      <text:p text:style-name="P9">The concepts of computational fluency is can be critiqued as a potentially individualised approach compared to Fluidity of practice of participants for characteristics of an emerging inclusive, idioculture</text:p>
      <text:p text:style-name="P9">Learner agency in the form of choice over the chosen activity is present not only in the dimensions of the difficulty and theme of the game features they wished to add, but also in their approach to undertaking it.</text:p>
      <text:p text:style-name="P9">The conception of development of repertoires of practices is key to this interpretation.</text:p>
      <text:p text:style-name="P9">As such, I draw on concrete example of repertoire in my research as a case study contribution to applied research in this promising field.</text:p>
      <text:p text:style-name="P8">equity and diversity as concrete instances with the learning environment</text:p>
      <text:p text:style-name="P9">Given the possibilities for participants, in particular children to develop specialism which allow them to share their expertise with adults, this invites further investigation of relational equity as a particular form of relational agency. This potential is explored in the conclusion.</text:p>
      <text:h text:style-name="P17" text:outline-level="3"><text:bookmark-start text:name="third-area-of-contribution-to-the-research-in-the-field-the-impact-of-the-dbr-fi"/>Third area of contribution to the research in the field: The impact of the DBR / FI<text:bookmark-end text:name="third-area-of-contribution-to-the-research-in-the-field-the-impact-of-the-dbr-fi"/></text:h>
      <text:p text:style-name="P5">While the core theoretical framework of CHAT has been extremely useful in exposing important element of this research in flexible ways, this research raises important questions which are still in <text:soft-page-break/>the process of being advanced in terms of suitable methodology. Conceptions of both CHAT and DBR are still evolving. For example, AT proponents are advancing a 4th generation which responds to increasingly rapid and evolving situations <text:reference-mark-start text:name="ZOTERO_ITEM CSL_CITATION {&quot;citationID&quot;:&quot;dwkyzosx&quot;,&quot;properties&quot;:{&quot;formattedCitation&quot;:&quot;(Engestr\\uc0\\u246{}m and Sannino, 2021)&quot;,&quot;plainCitation&quot;:&quot;(Engeström and Sannino, 2021)&quot;,&quot;noteIndex&quot;:0},&quot;citationItems&quot;:[{&quot;id&quot;:9907,&quot;uris&quot;:[&quot;http://zotero.org/users/1913249/items/LQ5EG953&quot;],&quot;itemData&quot;:{&quot;id&quot;:9907,&quot;type&quot;:&quot;article-journal&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container-title&quot;:&quot;Mind, Culture, and Activity&quot;,&quot;DOI&quot;:&quot;10.1080/10749039.2020.1806328&quot;,&quot;ISSN&quot;:&quot;1074-9039&quot;,&quot;issue&quot;:&quot;1&quot;,&quot;note&quot;:&quot;publisher: Routledge\n_eprint: https://doi.org/10.1080/10749039.2020.1806328&quot;,&quot;page&quot;:&quot;4-23&quot;,&quot;source&quot;:&quot;Taylor and Francis+NEJM&quot;,&quot;title&quot;:&quot;From mediated actions to heterogenous coalitions: four generations of activity-theoretical studies of work and learning&quot;,&quot;title-short&quot;:&quot;From mediated actions to heterogenous coalitions&quot;,&quot;URL&quot;:&quot;https://doi.org/10.1080/10749039.2020.1806328&quot;,&quot;volume&quot;:&quot;28&quot;,&quot;author&quot;:[{&quot;family&quot;:&quot;Engeström&quot;,&quot;given&quot;:&quot;Yrjö&quot;},{&quot;family&quot;:&quot;Sannino&quot;,&quot;given&quot;:&quot;Annalisa&quot;}],&quot;accessed&quot;:{&quot;date-parts&quot;:[[&quot;2024&quot;,9,18]]},&quot;issued&quot;:{&quot;date-parts&quot;:[[&quot;2021&quot;,1,2]]},&quot;citation-key&quot;:&quot;engestrom_mediated_2021&quot;},&quot;prefix&quot;:&quot;&quot;,&quot;suffix&quot;:&quot;&quot;}],&quot;schema&quot;:&quot;https://github.com/citation-style-language/schema/raw/master/csl-citation.json&quot;} RNDTuLdDCzfuS"/><text:span text:style-name="T4">(Engeström and Sannino, 2021)</text:span><text:reference-mark-end text:name="ZOTERO_ITEM CSL_CITATION {&quot;citationID&quot;:&quot;dwkyzosx&quot;,&quot;properties&quot;:{&quot;formattedCitation&quot;:&quot;(Engestr\\uc0\\u246{}m and Sannino, 2021)&quot;,&quot;plainCitation&quot;:&quot;(Engeström and Sannino, 2021)&quot;,&quot;noteIndex&quot;:0},&quot;citationItems&quot;:[{&quot;id&quot;:9907,&quot;uris&quot;:[&quot;http://zotero.org/users/1913249/items/LQ5EG953&quot;],&quot;itemData&quot;:{&quot;id&quot;:9907,&quot;type&quot;:&quot;article-journal&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container-title&quot;:&quot;Mind, Culture, and Activity&quot;,&quot;DOI&quot;:&quot;10.1080/10749039.2020.1806328&quot;,&quot;ISSN&quot;:&quot;1074-9039&quot;,&quot;issue&quot;:&quot;1&quot;,&quot;note&quot;:&quot;publisher: Routledge\n_eprint: https://doi.org/10.1080/10749039.2020.1806328&quot;,&quot;page&quot;:&quot;4-23&quot;,&quot;source&quot;:&quot;Taylor and Francis+NEJM&quot;,&quot;title&quot;:&quot;From mediated actions to heterogenous coalitions: four generations of activity-theoretical studies of work and learning&quot;,&quot;title-short&quot;:&quot;From mediated actions to heterogenous coalitions&quot;,&quot;URL&quot;:&quot;https://doi.org/10.1080/10749039.2020.1806328&quot;,&quot;volume&quot;:&quot;28&quot;,&quot;author&quot;:[{&quot;family&quot;:&quot;Engeström&quot;,&quot;given&quot;:&quot;Yrjö&quot;},{&quot;family&quot;:&quot;Sannino&quot;,&quot;given&quot;:&quot;Annalisa&quot;}],&quot;accessed&quot;:{&quot;date-parts&quot;:[[&quot;2024&quot;,9,18]]},&quot;issued&quot;:{&quot;date-parts&quot;:[[&quot;2021&quot;,1,2]]},&quot;citation-key&quot;:&quot;engestrom_mediated_2021&quot;},&quot;prefix&quot;:&quot;&quot;,&quot;suffix&quot;:&quot;&quot;}],&quot;schema&quot;:&quot;https://github.com/citation-style-language/schema/raw/master/csl-citation.json&quot;} RNDTuLdDCzfuS"/>. As a early career research and novice I cautiously advance some observations, at times framed as questions which may be fruitful in future interaction with DBR and FI research community.</text:p>
      <text:list text:style-name="L16">
        <text:list-item>
          <text:p text:style-name="P34">How structural and permanent does transformational agency needs to be before it becomes transformational compared to a more blended view of emerging repertoires of practice?</text:p>
        </text:list-item>
        <text:list-item>
          <text:p text:style-name="P34">What are the pros and cons of the use of 360 video to capture social / cultural interactions especially in this field.</text:p>
        </text:list-item>
        <text:list-item>
          <text:p text:style-name="P34">The focus on broad affordances, and an expanded view of motivation and new emerging Zopeds - is needed for socio-cultural theory in this area. Hence the value of an experimental approach and the role of playtesting in advancing that process.</text:p>
        </text:list-item>
        <text:list-item>
          <text:p text:style-name="P34">How best can socio-cultural approaches be aligned with constructionist legacy. Is my approach of x, fruitful in other areas?</text:p>
        </text:list-item>
      </text:list>
      <text:p text:style-name="P4">TO INTEGRATE The process of identifying and working with GDPs in this research process can be mapped as a dialectical process of moving (rising) to the concrete <text:reference-mark-start text:name="ZOTERO_ITEM CSL_CITATION {&quot;citationID&quot;:&quot;pgliocmr&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g3HpgfUlpc"/>(Sannino, 2011)<text:reference-mark-end text:name="ZOTERO_ITEM CSL_CITATION {&quot;citationID&quot;:&quot;pgliocmr&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g3HpgfUlpc"/>. It is this movement from a kernel idea into varied concrete instances that is the root of the power of the approach according to CHAT scholars. While, the varied uses as meditational strategies and their integration into varied concrete forms of creative cultural and interpersonal repertoires many be particular to this setting, the germ cell concept described above is a theoretical and generalisable abstraction not particular to this context.</text:p>
      <text:h text:style-name="P15" text:outline-level="2"><text:bookmark-start text:name="conclusion"/>Conclusion<text:bookmark-end text:name="conclusion"/></text:h>
      <text:p text:style-name="P4">As this chapter is ongoing this conclusion is in draft form. Feedback on what to include in this chapter conclusion is welcome.</text:p>
      <text:list text:style-name="L17">
        <text:list-item>
          <text:p text:style-name="P35">the place of this chapter in the narrative of the thesis</text:p>
        </text:list-item>
        <text:list-item>
          <text:p text:style-name="P35">the limitations or questions arising that may be addressed in the following chapter.</text:p>
        </text:list-item>
      </text:list>
      <text:p text:style-name="P7">limitations/ further work</text:p>
      <text:p text:style-name="P9">This work invites exploration of related issues of - inclusion as a lens</text:p>
      <text:p text:style-name="P9">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text:p text:style-name="Text_20_body"/>
      <text:section text:style-name="Sect1" text:name="ZOTERO_BIBL {&quot;uncited&quot;:[],&quot;omitted&quot;:[],&quot;custom&quot;:[]} CSL_BIBLIOGRAPHY RNDhB2FPTLTEp">
        <text:p text:style-name="Text_20_body"/>
      </text:section>
      <text:p text:style-name="Bibliography_20_1">Barendregt, W., Bekker, T., Börjesson, P., Eriksson, E., Vasalou, A. and Torgersson, O. (2018) ‘Intermediate-level knowledge in child-computer interaction.’ <text:span text:style-name="T2">In</text:span> <text:span text:style-name="T2">Proceedings of the 17th ACM Conference on Interaction Design and Children</text:span>. Trondheim Norway: ACM, pp. 699–704.</text:p>
      <text:p text:style-name="Bibliography_20_1">Barron, B. J. S., Schwartz, D. L., Vye, N. J., Moore, A., Petrosino, A., Zech, L. and Bransford, J. D. (1998) ‘Doing With Understanding: Lessons From Research on Problem- and Project-Based Learning.’ <text:span text:style-name="T2">Journal of the Learning Sciences</text:span>, 7(3–4) pp. 271–311.</text:p>
      <text:p text:style-name="Bibliography_20_1">Barron, B., Martin, C. K., Takeuchi, L. and Fithian, R. (2009) ‘Parents as Learning Partners in the Development of Technological Fluency.’ <text:span text:style-name="T2">International Journal of Learning and Media</text:span>, 1(2) pp. 55–77.</text:p>
      <text:p text:style-name="Bibliography_20_1">Bell, T. and Lodi, M. (2019) ‘Constructing computational thinking without using computers.’ <text:soft-page-break/><text:span text:style-name="T2">Constructivist foundations</text:span>. Alexander Riegler, 14(3) pp. 342–351.</text:p>
      <text:p text:style-name="Bibliography_20_1">Bienkowski, M., Snow, E., Rutstein, D. and Grover, S. (2015) ‘Assessment design patterns for computational thinking practices in secondary computer science: A first look.’ <text:span text:style-name="T2">SRI International</text:span>.</text:p>
      <text:p text:style-name="Bibliography_20_1">Brennan, K. and Resnick, M. (2012) ‘New frameworks for studying and assessing the development of computational thinking’ p. 25.</text:p>
      <text:p text:style-name="Bibliography_20_1">Chesterman, M. (2023) ‘Game Making and Coding Fluency in a Primary Computing Context.’ <text:span text:style-name="T2">In</text:span> Keane, T. and Fluck, A. E. (eds) <text:span text:style-name="T2">Teaching Coding in K-12 Schools: Research and Application</text:span>. Cham: Springer International Publishing, pp. 171–187.</text:p>
      <text:p text:style-name="Bibliography_20_1">Curzon, P., Waite, J., Maton, K. and Donohue, J. (2020) ‘Using semantic waves to analyse the effectiveness of unplugged computing activities.’ <text:span text:style-name="T2">In</text:span> <text:span text:style-name="T2">Proceedings of the 15th Workshop on Primary and Secondary Computing Education</text:span>. New York, NY, USA: Association for Computing Machinery (WiPSCE ’20), pp. 1–10.</text:p>
      <text:p text:style-name="Bibliography_20_1">Cutts, Q., Esper, S., Fecho, M., Foster, S. R. and Simon, B. (2012) ‘The abstraction transition taxonomy: Developing desired learning outcomes through the lens of situated cognition.’ <text:span text:style-name="T2">In</text:span> <text:span text:style-name="T2">Proceedings of the ninth annual international conference on International computing education research</text:span>, pp. 63–70.</text:p>
      <text:p text:style-name="Bibliography_20_1">Dearden, A. and Finlay, J. (2006) ‘Pattern Languages in HCI: A Critical Review.’ <text:span text:style-name="T2">Human–Computer Interaction</text:span>, 21(1) pp. 49–102.</text:p>
      <text:p text:style-name="Bibliography_20_1">DiGiacomo, D. K. and Gutiérrez, K. D. (2016) ‘Relational Equity as a Design Tool Within Making and Tinkering Activities.’ <text:span text:style-name="T2">Mind, Culture, and Activity</text:span>, 23(2) pp. 141–153.</text:p>
      <text:p text:style-name="Bibliography_20_1">Edwards, A. (2009) ‘From the systemic to the relational: Relational agency and activity theory.’ <text:span text:style-name="T2">Learning and expanding with activity theory</text:span> pp. 197–211.</text:p>
      <text:p text:style-name="Bibliography_20_1">Engeström, Y. (1996) ‘Development as breaking away and opening up: A challenge to Vygotsky and Piaget.’ <text:span text:style-name="T2">Swiss Journal of Psychology</text:span>.</text:p>
      <text:p text:style-name="Bibliography_20_1">Engeström, Y. (2006) ‘Development, movement and agency: Breaking away into mycorrhizae activities.’ <text:span text:style-name="T2">Building activity theory in practice: Toward the next generation</text:span>, 1 pp. 1–43.</text:p>
      <text:p text:style-name="Bibliography_20_1">Engeström, Y. and Sannino, A. (2021) ‘From mediated actions to heterogenous coalitions: four generations of activity-theoretical studies of work and learning.’ <text:span text:style-name="T2">Mind, Culture, and Activity</text:span>. Routledge, 28(1) pp. 4–23.</text:p>
      <text:p text:style-name="Bibliography_20_1">Eriksson, E., Baykal, G. E., Björk, S. and Torgersson, O. (2019) ‘Using Gameplay Design Patterns with Children in the Redesign of a Collaborative Co-located Game.’ <text:span text:style-name="T2">In</text:span> <text:span text:style-name="T2">Proceedings of the 18th ACM International Conference on Interaction Design and Children</text:span>. Boise ID USA: ACM, pp. 15–25.</text:p>
      <text:p text:style-name="Bibliography_20_1">Fullerton, T. (2018) <text:span text:style-name="T2">Game Design Workshop: A Playcentric Approach to Creating Innovative Games, Fourth Edition</text:span>. 4 edition, Boca Raton: A K Peters/CRC Press.</text:p>
      <text:p text:style-name="Bibliography_20_1">Grover, S. and Pea, R. (2013) ‘Computational Thinking in K–12: A Review of the State of the Field.’ <text:span text:style-name="T2">Educational Researcher</text:span>, 42(1) pp. 38–43.</text:p>
      <text:p text:style-name="Bibliography_20_1">Grover, S. and Pea, R. (2017) ‘Computational Thinking: A Competency Whose Time Has Come.’ <text:span text:style-name="T2">In</text:span>.</text:p>
      <text:p text:style-name="Bibliography_20_1">Gutiérrez, K. D. (2008) ‘Developing a Sociocritical Literacy in the Third Space.’ <text:span text:style-name="T2">Reading Research </text:span><text:soft-page-break/><text:span text:style-name="T2">Quarterly</text:span>, 43(2) pp. 148–164.</text:p>
      <text:p text:style-name="Bibliography_20_1">Gutiérrez, K. D., Baquedano‐López, P. and Tejeda, C. (1999) ‘Rethinking diversity: Hybridity and hybrid language practices in the third space.’ <text:span text:style-name="T2">Mind, Culture, and Activity</text:span>, 6(4) pp. 286–303.</text:p>
      <text:p text:style-name="Bibliography_20_1">Gutiérrez, Kris D., Becker, B. L. C., Espinoza, M. L., Cortes, K. L., Cortez, A., Lizárraga, J. R., Rivero, E., Villegas, K. and Yin, P. (2019) ‘Youth as historical actors in the production of possible futures.’ <text:span text:style-name="T2">Mind, Culture, and Activity</text:span>, 26(4) pp. 291–308.</text:p>
      <text:p text:style-name="Bibliography_20_1">Gutiérrez, Kris D., Higgs, J., Lizárraga, J. R. and Rivero, E. (2019) ‘Learning as Movement in Social Design-Based Experiments: Play as a Leading Activity.’ <text:span text:style-name="T2">Human Development</text:span>, 62(1–2) pp. 66–82.</text:p>
      <text:p text:style-name="Bibliography_20_1">Gutiérrez, K. D., Jurow, A. S. and Vakil, S. (2020) ‘A utopian methodology for understanding new possibilities for learning.’ <text:span text:style-name="T2">Handbook of the cultural foundations of learning</text:span> p. 330.</text:p>
      <text:p text:style-name="Bibliography_20_1">Gutiérrez, K. D. and Rogoff, B. (2003) ‘Cultural Ways of Learning: Individual Traits or Repertoires of Practice.’ <text:span text:style-name="T2">Educational Researcher</text:span>, 32(5) pp. 19–25.</text:p>
      <text:p text:style-name="Bibliography_20_1">Guzdial, M. (2015) ‘Learner-Centered Design of Computing Education: Research on Computing for Everyone.’ <text:span text:style-name="T2">Synthesis Lectures on Human-Centered Informatics</text:span>, 8(6) pp. 1–165.</text:p>
      <text:p text:style-name="Bibliography_20_1">Haapasaari, A., Engeström, Y. and Kerosuo, H. (2016) ‘The emergence of learners’ transformative agency in a Change Laboratory intervention.’ <text:span text:style-name="T2">Journal of Education and Work</text:span>, 29(2) pp. 232–262.</text:p>
      <text:p text:style-name="Bibliography_20_1">Höök, K. and Löwgren, J. (2012) ‘Strong concepts: Intermediate-level knowledge in interaction design research.’ <text:span text:style-name="T2">ACM Transactions on Computer-Human Interaction</text:span>, 19(3) pp. 1–18.</text:p>
      <text:p text:style-name="Bibliography_20_1">Hopwood, N. (2022) ‘Agency in cultural-historical activity theory: strengthening commitment to social transformation.’ <text:span text:style-name="T2">Mind, Culture, and Activity</text:span>. Routledge, 29(2) pp. 108–122.</text:p>
      <text:p text:style-name="Bibliography_20_1">Hwang, Y., Das, A., Waite, J. and Sentance, S. (2023) ‘Using a Sociological Lens to Investigate Computing Teachers’ Culturally Responsive Classroom Practices.’ <text:span text:style-name="T2">In</text:span> <text:span text:style-name="T2">Proceedings of the 2023 ACM Conference on International Computing Education Research V.1</text:span>. Chicago IL USA: ACM, pp. 206–221.</text:p>
      <text:p text:style-name="Bibliography_20_1">Isaac, G., Barma, S. and Romero, M. (2022) ‘Cultural historical activity theory, double stimulation, and conflicts of motives in education science: Where have we been? (2012-2021).’ <text:span text:style-name="T2">Revue internationale du CRIRES : innover dans la tradition de Vygotsky</text:span>, 5(2) pp. 86–94.</text:p>
      <text:p text:style-name="Bibliography_20_1">Jaffurs, S. E. (2004) ‘The impact of informal music learning practices in the classroom, or how I learned how to teach from a garage band.’ <text:span text:style-name="T2">International Journal of Music Education</text:span>, 22(3) pp. 189–200.</text:p>
      <text:p text:style-name="Bibliography_20_1">Kafai, Y. B. (1994) <text:span text:style-name="T2">Minds in Play: Computer Game Design As A Context for Children’s Learning: Computer Game Designs as a Context for Children’s Learning</text:span>. 1 edition, Hillsdale, N.J: Routledge.</text:p>
      <text:p text:style-name="Bibliography_20_1">Kafai, Y. B. and Resnick, M. (eds) (1996) <text:span text:style-name="T2">Constructionism in practice: designing, thinking, and learning in a digital world</text:span>. Mahwah, N.J: Lawrence Erlbaum Associates.</text:p>
      <text:p text:style-name="Bibliography_20_1">Kafai, Y. and Burke, Q. (2015) ‘Constructionist gaming: understanding the benefits of making games for learning.’ <text:span text:style-name="T2">Educational Psychologist</text:span>, 50(4) pp. 313–334.</text:p>
      <text:p text:style-name="Bibliography_20_1">Kynigos, C. (2004) ‘A “Black-and-White Box” Approach to User Empowerment With Component Computing.’ <text:span text:style-name="T2">Interactive Learning Environments</text:span>, 12(1–2) pp. 27–71.</text:p>
      <text:p text:style-name="Bibliography_20_1"><text:soft-page-break/>Kynigos, C. (2007) ‘Half-Baked Logo Microworlds as Boundary Objects in Integrated Design.’ <text:span text:style-name="T2">Informatics in Education - An International Journal</text:span>, 6(2) pp. 335–359.</text:p>
      <text:p text:style-name="Bibliography_20_1">Lee, E., Kafai, Y. B., Vasudevan, V. and Davis, R. L. (2014) ‘Playing in the Arcade: Designing Tangible Interfaces with MaKey MaKey for Scratch Games.’ <text:span text:style-name="T2">In</text:span> <text:span text:style-name="T2">Playful User Interfaces</text:span>. Springer, Singapore (Gaming Media and Social Effects), pp. 277–292.</text:p>
      <text:p text:style-name="Bibliography_20_1">Lee, I., Martin, F., Denner, J., Coulter, B., Allan, W., Erickson, J., Malyn-Smith, J. and Werner, L. (2011) ‘Computational thinking for youth in practice.’ <text:span text:style-name="T2">ACM Inroads</text:span>, 2(1) pp. 32–37.</text:p>
      <text:p text:style-name="Bibliography_20_1">Lodi, M. and Martini, S. (2021) ‘Computational Thinking, Between Papert and Wing.’ <text:span text:style-name="T2">Science &amp; Education</text:span>, 30(4) pp. 883–908.</text:p>
      <text:p text:style-name="Bibliography_20_1">Matusov, E., von Duyke, K. and Kayumova, S. (2016) ‘Mapping Concepts of Agency in Educational Contexts.’ <text:span text:style-name="T2">Integrative Psychological and Behavioral Science</text:span>, 50(3) pp. 420–446.</text:p>
      <text:p text:style-name="Bibliography_20_1">Meriläinen, M., Aurava, R., Kultima, A. and Stenros, J. (2020) ‘Game Jams for Learning and Teaching: A Review.’ <text:span text:style-name="T2">International Journal of Game-Based Learning</text:span>, 10(2) pp. 54–71.</text:p>
      <text:p text:style-name="Bibliography_20_1">Muller, O., Haberman, B. and Averbuch, H. (2004) ‘(An almost) pedagogical pattern for pattern-based problem-solving instruction.’ <text:span text:style-name="T2">ACM SIGCSE Bulletin</text:span>, 36(3) pp. 102–106.</text:p>
      <text:p text:style-name="Bibliography_20_1">Nachtigall, V., Shaffer, D. W. and Rummel, N. (2024) ‘The authenticity dilemma: towards a theory on the conditions and effects of authentic learning.’ <text:span text:style-name="T2">European Journal of Psychology of Education</text:span>, 39(4) pp. 3483–3509.</text:p>
      <text:p text:style-name="Bibliography_20_1">Papert, S. (1980) <text:span text:style-name="T2">Mindstorms: children, computers, and powerful ideas</text:span>. 2nd ed, New York: Basic Books.</text:p>
      <text:p text:style-name="Bibliography_20_1">Papert, S. and Resnick, M. (1995) ‘Technological Fluency And The Representation Of Knowledge. Proposal to the National Science Foundation.’ MIT Media Laboratory. Cambridge, MA.</text:p>
      <text:p text:style-name="Bibliography_20_1">Papert, S. and Turkle, S. (1990) ‘Epistemological Pluralism and the Revaluation of the Concrete.’ <text:span text:style-name="T2">Signs</text:span>, 16(1).</text:p>
      <text:p text:style-name="Bibliography_20_1">Peppler, K., Halverson, E. and Kafai, Y. B. (2016) <text:span text:style-name="T2">Makeology: Makerspaces as Learning Environments</text:span>. Routledge.</text:p>
      <text:p text:style-name="Bibliography_20_1">Pinheiro, R. (2011) ‘The creative process in the context of jazz jam sessions.’ <text:span text:style-name="T2">Journal of Music and Dance</text:span>, 1(1) pp. 1–5.</text:p>
      <text:p text:style-name="Bibliography_20_1">Rajala, A., Cole, M. and Esteban-Guitart, M. (2023) ‘Utopian methodology: Researching educational interventions to promote equity over multiple timescales.’ <text:span text:style-name="T2">Journal of the Learning Sciences</text:span>, 32(1) pp. 110–136.</text:p>
      <text:p text:style-name="Bibliography_20_1">Repenning, A., Webb, D. C., Koh, K. H., Nickerson, H., Miller, S. B., Brand, C., Horses, I. H. M., Basawapatna, A., Gluck, F., Grover, R., Gutierrez, K. and Repenning, N. (2015) ‘Scalable Game Design: A Strategy to Bring Systemic Computer Science Education to Schools Through Game Design and Simulation Creation.’ <text:span text:style-name="T2">Trans. Comput. Educ.</text:span>, 15(2) p. 11:1-11:31.</text:p>
      <text:p text:style-name="Bibliography_20_1">Resnick, M. (2020) ‘The Seeds That Seymour Sowed.’ Medium. 16th October. [Online] [Accessed on 25th February 2025] https://mres.medium.com/the-seeds-that-seymour-sowed-c2860379617b.</text:p>
      <text:p text:style-name="Bibliography_20_1">Resnick, M., Myers, B., Nakakoji, K., Shneiderman, B., Pausch, R., Selker, T. and Eisenberg, M. (2005) ‘Design principles for tools to support creative thinking.’</text:p>
      <text:p text:style-name="Bibliography_20_1"><text:soft-page-break/>Resnick, M. and Rusk, N. (2020) ‘Coding at a crossroads.’ <text:span text:style-name="T2">Communications of the ACM</text:span>, 63(11) pp. 120–127.</text:p>
      <text:p text:style-name="Bibliography_20_1">Resnick, M. and Silverman, B. (2005) ‘Some reflections on designing construction kits for kids.’ <text:span text:style-name="T2">In</text:span> <text:span text:style-name="T2">Proceedings of the 2005 conference on Interaction design and children</text:span>. ACM, pp. 117–122.</text:p>
      <text:p text:style-name="Bibliography_20_1">Resnick, M., Silverman, B., Kafai, Y., Maloney, J., Monroy-Hernández, A., Rusk, N., Eastmond, E., Brennan, K., Millner, A., Rosenbaum, E. and Silver, J. (2009) ‘Scratch: programming for all.’ <text:span text:style-name="T2">Communications of the ACM</text:span>, 52(11) p. 60.</text:p>
      <text:p text:style-name="Bibliography_20_1">Roque, R., Lin, K. and Liuzzi, R. (2016) ‘“I’m Not Just a Mom”: Parents Developing Multiple Roles in Creative Computing.’ <text:span text:style-name="T2">In</text:span> <text:span text:style-name="T2">Conference: International Conference of the Learning Sciences</text:span>.</text:p>
      <text:p text:style-name="Bibliography_20_1">Roque, R. V. (2016) <text:span text:style-name="T2">Family creative learning : designing structures to engage kids and parents as computational creators</text:span>. Thesis. Massachusetts Institute of Technology.</text:p>
      <text:p text:style-name="Bibliography_20_1">Rosso, B. D. (2014) ‘Creativity and Constraints: Exploring the Role of Constraints in the Creative Processes of Research and Development Teams.’ <text:span text:style-name="T2">Organization Studies</text:span>, 35(4) pp. 551–585.</text:p>
      <text:p text:style-name="Bibliography_20_1">Sannino, A. (2011) ‘Activity theory as an activist and interventionist theory.’ <text:span text:style-name="T2">Theory &amp; Psychology</text:span>, 21(5) pp. 571–597.</text:p>
      <text:p text:style-name="Bibliography_20_1">Sannino, A., Engeström, Y. and Lemos, M. (2016) ‘Formative Interventions for Expansive Learning and Transformative Agency.’ <text:span text:style-name="T2">Journal of the Learning Sciences</text:span>, 25(4) pp. 599–633.</text:p>
      <text:p text:style-name="Bibliography_20_1">Sawyer, R. K. (2003) <text:span text:style-name="T2">Group creativity: <text:s/>Music, theater, collaboration</text:span>. Mahwah, NJ, US: Lawrence Erlbaum Associates Publishers (Group creativity: <text:s/>Music, theater, collaboration), pp. ix, 214.</text:p>
      <text:p text:style-name="Bibliography_20_1">Sentance, S. and Waite, J. (2017) ‘PRIMM: Exploring pedagogical approaches for teaching text-based programming in school.’ <text:span text:style-name="T2">In</text:span> <text:span text:style-name="T2">Proceedings of the 12th Workshop on Primary and Secondary Computing Education</text:span>. Nijmegen Netherlands: ACM, pp. 113–114.</text:p>
      <text:p text:style-name="Bibliography_20_1">Sentance, S., Waite, J. and Kallia, M. (2019a) ‘Teachers’ Experiences of using PRIMM to Teach Programming in School.’ <text:span text:style-name="T2">In</text:span> <text:span text:style-name="T2">Proceedings of the 50th ACM Technical Symposium on Computer Science Education</text:span>. Minneapolis MN USA: ACM, pp. 476–482.</text:p>
      <text:p text:style-name="Bibliography_20_1">Sentance, S., Waite, J. and Kallia, M. (2019b) ‘Teaching computer programming with PRIMM: a sociocultural perspective.’ <text:span text:style-name="T2">Computer Science Education</text:span>. Routledge, 29(2–3) pp. 136–176.</text:p>
      <text:p text:style-name="Bibliography_20_1">Statter, D. and Armoni, M. (2016) ‘Teaching Abstract Thinking in Introduction to Computer Science for 7th Graders.’ <text:span text:style-name="T2">In</text:span> <text:span text:style-name="T2">Proceedings of the 11th Workshop in Primary and Secondary Computing Education on ZZZ - WiPSCE ’16</text:span>. M&amp;#252;nster, Germany: ACM Press, pp. 80–83.</text:p>
      <text:p text:style-name="Bibliography_20_1">Stolterman, E. and Wiberg, M. (2010) ‘Concept-Driven Interaction Design Research.’ <text:span text:style-name="T2">Human–Computer Interaction</text:span>, 25(2) pp. 95–118.</text:p>
      <text:p text:style-name="Bibliography_20_1">Stone, L. D. and Gutiérrez, K. D. (2007) ‘Problem articulation and the processes of assistance: An activity theoretic view of mediation in game play.’ <text:span text:style-name="T2">International Journal of Educational Research</text:span>, 46(1–2) pp. 43–56.</text:p>
      <text:p text:style-name="Bibliography_20_1">Waite, J., Curzon, P., Marsh, W. and Sentance, S. (2016) ‘Abstraction and common classroom activities.’ <text:span text:style-name="T2">In</text:span> <text:span text:style-name="T2">Proceedings of the 11th Workshop in Primary and Secondary Computing Education on ZZZ - WiPSCE ’16</text:span>. M&amp;#252;nster, Germany: ACM Press, pp. 112–113.</text:p>
      <text:p text:style-name="Bibliography_20_1"><text:soft-page-break/>Waite, J. L., Curzon, P., Marsh, W., Sentance, S. and Hadwen-Bennett, A. (2018a) ‘Abstraction in action: K-5 teachers’ uses of levels of abstraction, particularly the design level, in teaching programming.’ <text:span text:style-name="T2">International Journal of Computer Science Education in Schools</text:span>, 2(1) pp. 14–40.</text:p>
      <text:p text:style-name="Bibliography_20_1">Waite, J. L., Curzon, P., Marsh, W., Sentance, S. and Hadwen-Bennett, A. (2018b) ‘Abstraction in action: K-5 teachers’ uses of levels of abstraction, particularly the design level, in teaching programming.’ <text:span text:style-name="T2">International Journal of Computer Science Education in Schools</text:span>, 2(1) p. 14.</text:p>
      <text:p text:style-name="Bibliography_20_1">Waite, J. and Sentance, S. (2021) ‘Teaching programming in schools: A review of approaches and strategies.’</text:p>
      <text:p text:style-name="Bibliography_20_1">Werner, L., Denner, J. and Campe, S. (2014) ‘Children Programming Games: A Strategy for Measuring Computational Learning.’ <text:span text:style-name="T2">ACM Transactions on Computing Education</text:span>, 14(4) pp. 1–22.</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0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text-properties fo:color="#2a6099" loext:opacity="100%" fo:font-size="9pt"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7. Seeding and Nurturing Community Game Making Practices to Facilitate Learner Agency</dc:title>
    <dc:description/>
    <dc:subject/>
    <meta:keyword/>
    <meta:initial-creator/>
    <dc:creator>Mick Chesterman</dc:creator>
    <meta:creation-date>2025-03-11T14:56:43Z</meta:creation-date>
    <dc:date>2025-03-15T10:29:02.187665899</dc:date>
    <meta:editing-duration>PT13M7S</meta:editing-duration>
    <meta:editing-cycles>5</meta:editing-cycles>
    <meta:document-statistic meta:table-count="2" meta:image-count="0" meta:object-count="0" meta:page-count="24" meta:paragraph-count="323" meta:word-count="12476" meta:character-count="82280" meta:non-whitespace-character-count="70226"/>
    <meta:user-defined meta:name="ZOTERO_PREF_1">&lt;data data-version="3" zotero-version="7.0.13"&gt;&lt;session id="H7XTMyNB"/&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